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2" svg:font-family="&quot;Liberation Sans2&quot;"/>
    <style:font-face style:name="Calibri" svg:font-family="Calibri"/>
    <style:font-face style:name="F" svg:font-family="F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5B3D7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background-color="#FFFF00"/>
    </style:style>
    <style:style style:name="ce6" style:family="table-cell" style:parent-style-name="Default" style:data-style-name="N0">
      <style:table-cell-properties style:vertical-align="automatic" fo:background-color="#E8F2A1"/>
    </style:style>
    <style:style style:name="ce7" style:family="table-cell" style:parent-style-name="Default" style:data-style-name="N0">
      <style:table-cell-properties style:vertical-align="automatic" fo:background-color="#FFB66C"/>
    </style:style>
    <style:style style:name="ce8" style:family="table-cell" style:parent-style-name="Default" style:data-style-name="N0">
      <style:table-cell-properties style:vertical-align="automatic" fo:background-color="transparent"/>
      <style:text-properties fo:color="#242424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242424"/>
    </style:style>
    <style:style style:name="ce10" style:family="table-cell" style:parent-style-name="Default" style:data-style-name="N0">
      <style:table-cell-properties style:vertical-align="automatic" fo:background-color="#FABF8F"/>
    </style:style>
    <style:style style:name="ce11" style:family="table-cell" style:parent-style-name="Default" style:data-style-name="N0">
      <style:table-cell-properties style:vertical-align="automatic" fo:background-color="transparent" style:cell-protect="protected"/>
    </style:style>
    <style:style style:name="ce12" style:family="table-cell" style:parent-style-name="Default" style:data-style-name="N0">
      <style:table-cell-properties style:vertical-align="automatic" fo:background-color="transparent"/>
      <style:text-properties style:font-name="Liberation Sans2" style:font-name-asian="Liberation Sans2" style:font-name-complex="Liberation Sans2"/>
    </style:style>
    <style:style style:name="ce13" style:family="table-cell" style:parent-style-name="Default" style:data-style-name="N0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Percent" style:data-style-name="N14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F" style:font-name-asian="F" style:font-name-complex="F"/>
    </style:style>
    <style:style style:name="ce28" style:family="table-cell" style:parent-style-name="Default" style:data-style-name="N0">
      <style:table-cell-properties style:vertical-align="automatic" fo:wrap-option="wrap" fo:background-color="transparent"/>
    </style:style>
    <style:style style:name="ce29" style:family="table-cell" style:parent-style-name="Default" style:data-style-name="N0">
      <style:table-cell-properties style:vertical-align="middle" fo:background-color="#FFD428" style:repeat-content="false"/>
      <style:paragraph-properties fo:text-align="center"/>
    </style:style>
    <style:style style:name="ce30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Liberation Sans2" style:font-name-asian="Liberation Sans2" style:font-name-complex="Liberation Sans2"/>
    </style:style>
    <style:style style:name="ce31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2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35" style:family="table-cell" style:parent-style-name="Percent" style:data-style-name="N2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Liberation Sans2" style:font-name-asian="Liberation Sans2" style:font-name-complex="Liberation Sans2"/>
    </style:style>
    <style:style style:name="ce3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transparent"/>
      <style:text-properties style:font-name="F" style:font-name-asian="F" style:font-name-complex="F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style:vertical-align="middle" fo:background-color="transparent"/>
      <style:text-properties style:font-name="Liberation Sans2" style:font-name-asian="Liberation Sans2" style:font-name-complex="Liberation Sans2"/>
    </style:style>
    <style:style style:name="ce4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Default" style:data-style-name="N36">
      <style:table-cell-properties style:vertical-align="middle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Default" style:data-style-name="N0">
      <style:table-cell-properties style:vertical-align="middle" fo:background-color="transparent"/>
      <style:text-properties style:font-name="F" style:font-name-asian="F" style:font-name-complex="F"/>
    </style:style>
    <style:style style:name="ce45" style:family="table-cell" style:parent-style-name="Default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Default" style:data-style-name="N14">
      <style:table-cell-properties style:vertical-align="automatic" fo:background-color="transparen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14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/>
    </style:style>
    <style:style style:name="ce49" style:family="table-cell" style:parent-style-name="Default" style:data-style-name="N14">
      <style:table-cell-properties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36">
      <style:table-cell-properties style:vertical-align="automatic" fo:background-color="transparent"/>
    </style:style>
    <style:style style:name="ce51" style:family="table-cell" style:parent-style-name="Default" style:data-style-name="N36">
      <style:table-cell-properties style:vertical-align="automatic" fo:background-color="transparent"/>
      <style:text-properties style:font-name="F" style:font-name-asian="F" style:font-name-complex="F"/>
    </style:style>
    <style:style style:name="ce5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3" style:family="table-cell" style:parent-style-name="Default" style:data-style-name="N36">
      <style:table-cell-properties style:vertical-align="middle" fo:background-color="transparent"/>
      <style:text-properties style:font-name="Liberation Sans2" style:font-name-asian="Liberation Sans2" style:font-name-complex="Liberation Sans2"/>
    </style:style>
    <style:style style:name="ce54" style:family="table-cell" style:parent-style-name="Default" style:data-style-name="N36"/>
    <style:style style:name="ce5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59" style:family="table-cell" style:parent-style-name="Default" style:data-style-name="N0">
      <style:table-cell-properties style:vertical-align="middle" fo:background-color="transparent" style:rotation-angle="9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style:vertical-align="automatic" fo:wrap-option="wrap" fo:background-color="#FFD428"/>
    </style:style>
    <style:style style:name="ce63" style:family="table-cell" style:parent-style-name="Default" style:data-style-name="N2">
      <style:table-cell-properties style:vertical-align="middle" fo:background-color="transparent" style:rotation-angle="9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4" style:family="table-cell" style:parent-style-name="Default" style:data-style-name="N2">
      <style:table-cell-properties style:vertical-align="middle" fo:background-color="#FFD428" style:repeat-content="false"/>
      <style:paragraph-properties fo:text-align="start" fo:margin-left="0cm"/>
    </style:style>
    <style:style style:name="ce65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F" style:font-name-asian="F" style:font-name-complex="F"/>
    </style:style>
    <style:style style:name="ce6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F" style:font-name-asian="F" style:font-name-complex="F"/>
    </style:style>
    <style:style style:name="ce68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455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75pt" style:use-optimal-row-height="false" fo:break-before="auto"/>
    </style:style>
    <style:style style:name="ro3" style:family="table-row">
      <style:table-row-properties style:row-height="41pt" style:use-optimal-row-height="false" fo:break-before="auto"/>
    </style:style>
    <style:style style:name="ro4" style:family="table-row">
      <style:table-row-properties style:row-height="13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32pt" style:use-optimal-row-height="false" fo:break-before="auto"/>
    </style:style>
    <style:style style:name="ro10" style:family="table-row">
      <style:table-row-properties style:row-height="4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6" table:default-cell-style-name="ce1"/>
        <table:table-column table:style-name="co7" table:default-cell-style-name="ce1"/>
        <table:table-column table:style-name="co4" table:number-columns-repeated="4" table:default-cell-style-name="ce1"/>
        <table:table-column table:style-name="co8" table:default-cell-style-name="ce1"/>
        <table:table-column table:style-name="co4" table:number-columns-repeated="972" table:default-cell-style-name="ce1"/>
        <table:table-column table:style-name="co9" table:number-columns-repeated="101" table:default-cell-style-name="ce1"/>
        <table:table-column table:style-name="co10" table:default-cell-style-name="ce1"/>
        <table:table-column table:style-name="co11" table:number-columns-repeated="15258" table:default-cell-style-name="ce1"/>
        <table:table-row table:style-name="ro1">
          <table:table-cell office:value-type="string" table:style-name="ce2">
            <text:p>DS-CNN KWS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-Linearity</text:p>
          </table:table-cell>
          <table:table-cell table:style-name="ce3"/>
          <table:table-cell office:value-type="string" table:style-name="ce3">
            <text:p>Converter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490" table:style-name="ce3">
            <text:p>490</text:p>
          </table:table-cell>
          <table:table-cell office:value-type="float" office:value="8000" table:formula="of:=25*5*64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12096" table:style-name="ce3">
            <text:p>12096</text:p>
          </table:table-cell>
          <table:table-cell office:value-type="float" office:value="8000" table:style-name="ce3">
            <text:p>8000</text:p>
          </table:table-cell>
          <table:table-cell office:value-type="float" office:value="8000" table:style-name="ce3">
            <text:p>8000</text:p>
          </table:table-cell>
          <table:table-cell office:value-type="float" office:value="64" table:style-name="ce3">
            <text:p>64</text:p>
          </table:table-cell>
          <table:table-cell office:value-type="float" office:value="12" table:style-name="ce3">
            <text:p>12</text:p>
          </table:table-cell>
          <table:table-cell table:number-columns-repeated="2"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49,10,1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7,7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25,5,64</text:p>
          </table:table-cell>
          <table:table-cell office:value-type="string" table:style-name="ce3">
            <text:p>1,1,1,64</text:p>
          </table:table-cell>
          <table:table-cell office:value-type="string" table:style-name="ce3">
            <text:p>1,1,1,12</text:p>
          </table:table-cell>
          <table:table-cell table:number-columns-repeated="2" table:style-name="ce3"/>
          <table:table-cell office:value-type="string" table:style-name="ce3">
            <text:p>1,1,1,12</text:p>
          </table:table-cell>
          <table:table-cell office:value-type="string" table:style-name="ce3">
            <text:p>1,1,1,12</text:p>
          </table:table-cell>
          <table:table-cell table:style-name="ce3"/>
          <table:table-cell office:value-type="string" table:style-name="ce3">
            <text:p>1,1,1,12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2560" table:style-name="ce4">
            <text:p>2560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3"/>
          <table:table-cell office:value-type="float" office:value="768" table:style-name="ce4">
            <text:p>768</text:p>
          </table:table-cell>
          <table:table-cell table:number-columns-repeated="6" table:style-name="ce3"/>
          <table:table-cell office:value-type="float" office:value="22016" table:formula="of:=SUM([.B5:.W5])" table:style-name="ce3">
            <text:p>22016</text:p>
          </table:table-cell>
          <table:table-cell office:value-type="string" table:style-name="ce3">
            <text:p>weight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3"/>
          <table:table-cell office:value-type="float" office:value="12" table:style-name="ce4">
            <text:p>12</text:p>
          </table:table-cell>
          <table:table-cell table:number-columns-repeated="6" table:style-name="ce3"/>
          <table:table-cell office:value-type="float" office:value="588" table:formula="of:=SUM([.B6:.W6])" table:style-name="ce3">
            <text:p>588</text:p>
          </table:table-cell>
          <table:table-cell office:value-type="string" table:style-name="ce3">
            <text:p>biase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9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1" table:style-name="ce3">
            <text:p>1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49" table:style-name="ce3">
            <text:p>49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64" table:style-name="ce3">
            <text:p>64</text:p>
          </table:table-cell>
          <table:table-cell table:number-columns-repeated="1008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009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49" table:style-name="ce3">
            <text:p>49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style-name="ce3"/>
          <table:table-cell office:value-type="float" office:value="12" table:style-name="ce3">
            <text:p>12</text:p>
          </table:table-cell>
          <table:table-cell table:number-columns-repeated="1008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10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0" table:style-name="ce3"/>
          <table:table-cell office:value-type="string" table:style-name="ce3">
            <text:p>Column1</text:p>
          </table:table-cell>
          <table:table-cell office:value-type="string" table:style-name="ce3">
            <text:p>Column2</text:p>
          </table:table-cell>
          <table:table-cell office:value-type="string" table:style-name="ce3">
            <text:p>Column3</text:p>
          </table:table-cell>
          <table:table-cell office:value-type="string" table:style-name="ce3">
            <text:p>Column4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Column5</text:p>
          </table:table-cell>
          <table:table-cell office:value-type="string" table:style-name="ce3">
            <text:p>Column6</text:p>
          </table:table-cell>
          <table:table-cell office:value-type="string" table:style-name="ce3">
            <text:p>Column7</text:p>
          </table:table-cell>
          <table:table-cell office:value-type="string" table:style-name="ce3">
            <text:p>Column72</text:p>
          </table:table-cell>
          <table:table-cell office:value-type="string" table:style-name="ce3">
            <text:p>Column8</text:p>
          </table:table-cell>
          <table:table-cell office:value-type="string" table:style-name="ce3">
            <text:p>Column9</text:p>
          </table:table-cell>
          <table:table-cell office:value-type="string" table:style-name="ce3">
            <text:p>Column10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17" table:style-name="ce3"/>
          <table:table-cell office:value-type="string" table:style-name="ce5">
            <text:p>FORWARD PASS</text:p>
          </table:table-cell>
          <table:table-cell table:number-columns-repeated="5" table:style-name="ce3"/>
          <table:table-cell office:value-type="string" table:style-name="ce5">
            <text:p>FORWARD PA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320000" table:formula="of:=[.C13]*[.C14]*[.C7]*[.C11]*[.C12]*[.C8]" table:style-name="ce3">
            <text:p>320000</text:p>
          </table:table-cell>
          <table:table-cell table:style-name="ce3"/>
          <table:table-cell office:value-type="float" office:value="72000" table:formula="of:=[.E13]*[.E14]*[.E11]*[.E12]*[.E8]" table:style-name="ce3">
            <text:p>72000</text:p>
          </table:table-cell>
          <table:table-cell office:value-type="float" office:value="512000" table:formula="of:=[.F13]*[.F14]*[.F7]*[.F11]*[.F12]*[.F8]" table:style-name="ce3">
            <text:p>512000</text:p>
          </table:table-cell>
          <table:table-cell table:style-name="ce3"/>
          <table:table-cell office:value-type="float" office:value="72000" table:formula="of:=[.H13]*[.H14]*[.H11]*[.H12]*[.H8]" table:style-name="ce3">
            <text:p>72000</text:p>
          </table:table-cell>
          <table:table-cell office:value-type="float" office:value="512000" table:formula="of:=[.I13]*[.I14]*[.I7]*[.I11]*[.I12]*[.I8]" table:style-name="ce3">
            <text:p>512000</text:p>
          </table:table-cell>
          <table:table-cell table:style-name="ce3"/>
          <table:table-cell office:value-type="float" office:value="72000" table:formula="of:=[.K13]*[.K14]*[.K11]*[.K12]*[.K8]" table:style-name="ce3">
            <text:p>72000</text:p>
          </table:table-cell>
          <table:table-cell office:value-type="float" office:value="512000" table:formula="of:=[.L13]*[.L14]*[.L7]*[.L11]*[.L12]*[.L8]" table:style-name="ce3">
            <text:p>512000</text:p>
          </table:table-cell>
          <table:table-cell table:style-name="ce3"/>
          <table:table-cell office:value-type="float" office:value="72000" table:formula="of:=[.N13]*[.N14]*[.N11]*[.N12]*[.N8]" table:style-name="ce3">
            <text:p>72000</text:p>
          </table:table-cell>
          <table:table-cell office:value-type="float" office:value="512000" table:formula="of:=[.O13]*[.O14]*[.O7]*[.O11]*[.O12]*[.O8]" table:style-name="ce3">
            <text:p>512000</text:p>
          </table:table-cell>
          <table:table-cell office:value-type="float" office:value="8000" table:formula="of:=[.P9]*[.P10]*[.P7]" table:style-name="ce3">
            <text:p>8000</text:p>
          </table:table-cell>
          <table:table-cell office:value-type="float" office:value="768" table:formula="of:=[.Q9]*[.Q11]" table:style-name="ce3">
            <text:p>768</text:p>
          </table:table-cell>
          <table:table-cell office:value-type="float" office:value="2664768" table:formula="of:=SUM([.C18:.Q18])" table:style-name="ce3">
            <text:p>2664768</text:p>
          </table:table-cell>
          <table:table-cell office:value-type="string" table:style-name="ce3">
            <text:p>MACC</text:p>
          </table:table-cell>
          <table:table-cell office:value-type="float" office:value="24" table:style-name="ce3">
            <text:p>24</text:p>
          </table:table-cell>
          <table:table-cell office:value-type="float" office:value="180" table:style-name="ce3">
            <text:p>180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664996" table:formula="of:=SUM([.B18:.Q18])+SUM([.T18:.W18])" table:style-name="ce3">
            <text:p>266499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17" table:style-name="ce3"/>
          <table:table-cell office:value-type="string" table:style-name="ce5">
            <text:p>BACKWARD PASS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72000" table:formula="of:=[.E11]*[.E12]*[.E13]*[.E14]*[.E8]" table:style-name="ce3">
            <text:p>72000</text:p>
          </table:table-cell>
          <table:table-cell office:value-type="float" office:value="512000" table:formula="of:=[.F13]*[.F14]*[.F7]*[.F11]*[.F12]*[.F8]" table:style-name="ce3">
            <text:p>512000</text:p>
          </table:table-cell>
          <table:table-cell table:style-name="ce3"/>
          <table:table-cell office:value-type="float" office:value="72000" table:formula="of:=[.H11]*[.H12]*[.H13]*[.H14]*[.H8]" table:style-name="ce3">
            <text:p>72000</text:p>
          </table:table-cell>
          <table:table-cell office:value-type="float" office:value="512000" table:formula="of:=[.I13]*[.I14]*[.I7]*[.I11]*[.I12]*[.I8]" table:style-name="ce3">
            <text:p>512000</text:p>
          </table:table-cell>
          <table:table-cell table:style-name="ce3"/>
          <table:table-cell office:value-type="float" office:value="72000" table:formula="of:=[.K11]*[.K12]*[.K13]*[.K14]*[.K8]" table:style-name="ce3">
            <text:p>72000</text:p>
          </table:table-cell>
          <table:table-cell office:value-type="float" office:value="512000" table:formula="of:=[.L13]*[.L14]*[.L7]*[.L11]*[.L12]*[.L8]" table:style-name="ce3">
            <text:p>512000</text:p>
          </table:table-cell>
          <table:table-cell table:style-name="ce3"/>
          <table:table-cell office:value-type="float" office:value="72000" table:formula="of:=[.N11]*[.N12]*[.N13]*[.N14]*[.N8]" table:style-name="ce3">
            <text:p>72000</text:p>
          </table:table-cell>
          <table:table-cell office:value-type="float" office:value="512000" table:formula="of:=[.O13]*[.O14]*[.O7]*[.O11]*[.O12]*[.O8]" table:style-name="ce3">
            <text:p>512000</text:p>
          </table:table-cell>
          <table:table-cell office:value-type="float" office:value="8000" table:style-name="ce3">
            <text:p>8000</text:p>
          </table:table-cell>
          <table:table-cell office:value-type="float" office:value="768" table:formula="of:=[.Q9]*[.Q11]" table:style-name="ce3">
            <text:p>768</text:p>
          </table:table-cell>
          <table:table-cell office:value-type="float" office:value="2344768" table:formula="of:=SUM([.C20:.Q20])" table:style-name="ce3">
            <text:p>2344768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17" table:style-name="ce3"/>
          <table:table-cell office:value-type="string" table:style-name="ce5">
            <text:p>WEIGHT UPDATE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320000" table:formula="of:=[.C11]*[.C12]*[.C7]*[.C13]*[.C14]*[.C8]" table:style-name="ce3">
            <text:p>320000</text:p>
          </table:table-cell>
          <table:table-cell table:style-name="ce3"/>
          <table:table-cell office:value-type="float" office:value="72000" table:formula="of:=[.E11]*[.E12]*[.E13]*[.E14]*[.E8]" table:style-name="ce3">
            <text:p>72000</text:p>
          </table:table-cell>
          <table:table-cell office:value-type="float" office:value="512000" table:formula="of:=[.F11]*[.F12]*[.F7]*[.F13]*[.F14]*[.F8]" table:style-name="ce3">
            <text:p>512000</text:p>
          </table:table-cell>
          <table:table-cell table:style-name="ce3"/>
          <table:table-cell office:value-type="float" office:value="72000" table:formula="of:=[.H11]*[.H12]*[.H13]*[.H14]*[.H8]" table:style-name="ce3">
            <text:p>72000</text:p>
          </table:table-cell>
          <table:table-cell office:value-type="float" office:value="512000" table:formula="of:=[.I11]*[.I12]*[.I7]*[.I13]*[.I14]*[.I8]" table:style-name="ce3">
            <text:p>512000</text:p>
          </table:table-cell>
          <table:table-cell table:style-name="ce3"/>
          <table:table-cell office:value-type="float" office:value="72000" table:formula="of:=[.K11]*[.K12]*[.K13]*[.K14]*[.K8]" table:style-name="ce3">
            <text:p>72000</text:p>
          </table:table-cell>
          <table:table-cell office:value-type="float" office:value="512000" table:formula="of:=[.L11]*[.L12]*[.L7]*[.L13]*[.L14]*[.L8]" table:style-name="ce3">
            <text:p>512000</text:p>
          </table:table-cell>
          <table:table-cell table:style-name="ce3"/>
          <table:table-cell office:value-type="float" office:value="72000" table:formula="of:=[.N11]*[.N12]*[.N13]*[.N14]*[.N8]" table:style-name="ce3">
            <text:p>72000</text:p>
          </table:table-cell>
          <table:table-cell office:value-type="float" office:value="512000" table:formula="of:=[.O11]*[.O12]*[.O7]*[.O13]*[.O14]*[.O8]" table:style-name="ce3">
            <text:p>512000</text:p>
          </table:table-cell>
          <table:table-cell table:style-name="ce3"/>
          <table:table-cell office:value-type="float" office:value="768" table:style-name="ce3">
            <text:p>768</text:p>
          </table:table-cell>
          <table:table-cell office:value-type="float" office:value="2656768" table:formula="of:=SUM([.C22:.Q22])" table:style-name="ce3">
            <text:p>2656768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17" table:style-name="ce3"/>
          <table:table-cell office:value-type="string" table:style-name="ce5">
            <text:p>GOODNESS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000" table:formula="of:=[.C11]*[.C12]*[.C8]" table:style-name="ce3">
            <text:p>8000</text:p>
          </table:table-cell>
          <table:table-cell table:style-name="ce3"/>
          <table:table-cell office:value-type="float" office:value="8000" table:formula="of:=[.E11]*[.E12]*[.E8]" table:style-name="ce3">
            <text:p>8000</text:p>
          </table:table-cell>
          <table:table-cell office:value-type="float" office:value="8000" table:formula="of:=[.F11]*[.F12]*[.F8]" table:style-name="ce3">
            <text:p>8000</text:p>
          </table:table-cell>
          <table:table-cell table:style-name="ce3"/>
          <table:table-cell office:value-type="float" office:value="8000" table:formula="of:=[.H11]*[.H12]*[.H8]" table:style-name="ce3">
            <text:p>8000</text:p>
          </table:table-cell>
          <table:table-cell office:value-type="float" office:value="8000" table:formula="of:=[.I11]*[.I12]*[.I8]" table:style-name="ce3">
            <text:p>8000</text:p>
          </table:table-cell>
          <table:table-cell table:style-name="ce3"/>
          <table:table-cell office:value-type="float" office:value="8000" table:formula="of:=[.K11]*[.K12]*[.K8]" table:style-name="ce3">
            <text:p>8000</text:p>
          </table:table-cell>
          <table:table-cell office:value-type="float" office:value="8000" table:formula="of:=[.L11]*[.L12]*[.L8]" table:style-name="ce3">
            <text:p>8000</text:p>
          </table:table-cell>
          <table:table-cell table:style-name="ce3"/>
          <table:table-cell office:value-type="float" office:value="8000" table:formula="of:=[.N11]*[.N12]*[.N8]" table:style-name="ce3">
            <text:p>8000</text:p>
          </table:table-cell>
          <table:table-cell office:value-type="float" office:value="8000" table:formula="of:=[.O11]*[.O12]*[.O8]" table:style-name="ce3">
            <text:p>8000</text:p>
          </table:table-cell>
          <table:table-cell table:style-name="ce3"/>
          <table:table-cell office:value-type="float" office:value="12" table:formula="of:=[.Q11]" table:style-name="ce3">
            <text:p>12</text:p>
          </table:table-cell>
          <table:table-cell office:value-type="float" office:value="72012" table:formula="of:=SUM([.C24:.Q24])" table:style-name="ce3">
            <text:p>72012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17" table:style-name="ce3"/>
          <table:table-cell office:value-type="string" table:style-name="ce5">
            <text:p>NORMALIZATION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000" table:formula="of:=[.C11]*[.C12]*[.C8]" table:style-name="ce3">
            <text:p>8000</text:p>
          </table:table-cell>
          <table:table-cell table:style-name="ce3"/>
          <table:table-cell office:value-type="float" office:value="8000" table:formula="of:=[.E11]*[.E12]*[.E8]" table:style-name="ce3">
            <text:p>8000</text:p>
          </table:table-cell>
          <table:table-cell office:value-type="float" office:value="8000" table:formula="of:=[.F11]*[.F12]*[.F8]" table:style-name="ce3">
            <text:p>8000</text:p>
          </table:table-cell>
          <table:table-cell table:style-name="ce3"/>
          <table:table-cell office:value-type="float" office:value="8000" table:formula="of:=[.H11]*[.H12]*[.H8]" table:style-name="ce3">
            <text:p>8000</text:p>
          </table:table-cell>
          <table:table-cell office:value-type="float" office:value="8000" table:formula="of:=[.I11]*[.I12]*[.I8]" table:style-name="ce3">
            <text:p>8000</text:p>
          </table:table-cell>
          <table:table-cell table:style-name="ce3"/>
          <table:table-cell office:value-type="float" office:value="8000" table:formula="of:=[.K11]*[.K12]*[.K8]" table:style-name="ce3">
            <text:p>8000</text:p>
          </table:table-cell>
          <table:table-cell office:value-type="float" office:value="8000" table:formula="of:=[.L11]*[.L12]*[.L8]" table:style-name="ce3">
            <text:p>8000</text:p>
          </table:table-cell>
          <table:table-cell table:style-name="ce3"/>
          <table:table-cell office:value-type="float" office:value="8000" table:formula="of:=[.N11]*[.N12]*[.N8]" table:style-name="ce3">
            <text:p>8000</text:p>
          </table:table-cell>
          <table:table-cell office:value-type="float" office:value="8000" table:formula="of:=[.O11]*[.O12]*[.O8]" table:style-name="ce3">
            <text:p>8000</text:p>
          </table:table-cell>
          <table:table-cell table:style-name="ce3"/>
          <table:table-cell office:value-type="float" office:value="12" table:formula="of:=[.Q11]" table:style-name="ce3">
            <text:p>12</text:p>
          </table:table-cell>
          <table:table-cell office:value-type="float" office:value="72012" table:formula="of:=SUM([.C26:.Q26])" table:style-name="ce3">
            <text:p>72012</text:p>
          </table:table-cell>
          <table:table-cell office:value-type="string" table:style-name="ce3">
            <text:p>MACC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23" table:style-name="ce3"/>
          <table:table-cell office:value-type="string" table:style-name="ce5">
            <text:p>ERROR GRADIENT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19" table:style-name="ce3"/>
          <table:table-cell office:value-type="float" office:value="12" table:style-name="ce3">
            <text:p>12</text:p>
          </table:table-cell>
          <table:table-cell table:number-columns-repeated="2" table:style-name="ce3"/>
          <table:table-cell office:value-type="float" office:value="12" table:formula="of:=SUM([.T28:.W28])" table:style-name="ce3">
            <text:p>12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5880" table:formula="of:=[.Q11]*[.B11]*[.B12]" table:style-name="ce3">
            <text:p>588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office:value-type="string" table:style-name="ce3">
            <text:p>INF</text:p>
          </table:table-cell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666544" table:formula="of:=[.X18]+[.R20]+[.R22]+[.X28]" table:style-name="ce3">
            <text:p>766654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72602" table:formula="of:=[.B3]+[.C3]+[.E3]+[.F3]+[.H3]+[.I3]+[.K3]+[.L3]+[.N3]+[.O3]+[.P3]+[.U3]" table:style-name="ce3">
            <text:p>7260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0931120" table:formula="of:=2*([.R18]+[.R22]+[.R24]+[.R26])" table:style-name="ce3">
            <text:p>109311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0586" table:formula="of:=[.E3]+[.D3]+[.B3]" table:style-name="ce3">
            <text:p>2058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992652" table:formula="of:=[.X18]*2+[.R22]+[.X28]+[.B30]" table:style-name="ce3">
            <text:p>7992652</text:p>
          </table:table-cell>
          <table:table-cell table:style-name="ce3"/>
          <table:table-cell table:number-columns-repeated="15" table:style-name="ce1"/>
          <table:table-cell table:number-columns-repeated="1007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72602" table:formula="of:=[.B3]+[.C3]+[.E3]+[.F3]+[.H3]+[.I3]+[.K3]+[.L3]+[.N3]+[.O3]+[.P3]+[.U3]" table:style-name="ce3">
            <text:p>7260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998532" table:formula="of:=[.X18]*2+[.R22]+[.X28]+2*[.B30]" table:style-name="ce3">
            <text:p>7998532</text:p>
          </table:table-cell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72602" table:formula="of:=[.B3]+[.C3]+[.E3]+[.F3]+[.H3]+[.I3]+[.K3]+[.L3]+[.N3]+[.O3]+[.P3]+[.U3]" table:style-name="ce5">
            <text:p>72602</text:p>
          </table:table-cell>
          <table:table-cell table:style-name="ce5"/>
          <table:table-cell table:number-columns-repeated="1022" table:style-name="ce3"/>
          <table:table-cell table:number-columns-repeated="15359"/>
        </table:table-row>
        <table:table-row table:style-name="ro1">
          <table:table-cell office:value-type="string" table:style-name="ce6">
            <text:p>Red-FTP</text:p>
          </table:table-cell>
          <table:table-cell table:style-name="ce3"/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786772" table:formula="of:=[.X18]*2+[.R22]+[.X28]+2*[.Q11]*[.E12]*[.E11]*[.E8]-[.C18]-[.E18]" table:style-name="ce3">
            <text:p>7786772</text:p>
          </table:table-cell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72602" table:formula="of:=[.B3]+[.C3]+[.E3]+[.F3]+[.H3]+[.I3]+[.K3]+[.L3]+[.N3]+[.O3]+[.P3]+[.U3]" table:style-name="ce5">
            <text:p>72602</text:p>
          </table:table-cell>
          <table:table-cell table:style-name="ce5"/>
          <table:table-cell table:number-columns-repeated="1022" table:style-name="ce3"/>
          <table:table-cell table:number-columns-repeated="15359"/>
        </table:table-row>
        <table:table-row table:style-name="ro1">
          <table:table-cell table:number-columns-repeated="2" table:style-name="ce1"/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2604" table:formula="of:=[.X5]+[.X6]" table:style-name="ce3">
            <text:p>2260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5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2">
            <text:p>VWW MOBILENE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table:style-name="ce3"/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adding</text:p>
          </table:table-cell>
          <table:table-cell office:value-type="string" table:style-name="ce3">
            <text:p>Depth</text:p>
          </table:table-cell>
          <table:table-cell office:value-type="string" table:style-name="ce3">
            <text:p>Conv2d</text:p>
          </table:table-cell>
          <table:table-cell office:value-type="string" table:style-name="ce3">
            <text:p>Pool</text:p>
          </table:table-cell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_linearity</text:p>
          </table:table-cell>
          <table:table-cell office:value-type="string" table:style-name="ce3">
            <text:p>Converter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27649" table:style-name="ce3">
            <text:p>27649</text:p>
          </table:table-cell>
          <table:table-cell office:value-type="float" office:value="18432" table:style-name="ce3">
            <text:p>18432</text:p>
          </table:table-cell>
          <table:table-cell office:value-type="float" office:value="20000" table:style-name="ce3">
            <text:p>20000</text:p>
          </table:table-cell>
          <table:table-cell office:value-type="float" office:value="18432" table:style-name="ce3">
            <text:p>18432</text:p>
          </table:table-cell>
          <table:table-cell office:value-type="float" office:value="36864" table:style-name="ce3">
            <text:p>36864</text:p>
          </table:table-cell>
          <table:table-cell office:value-type="float" office:value="40000" table:style-name="ce3">
            <text:p>40000</text:p>
          </table:table-cell>
          <table:table-cell office:value-type="float" office:value="9216" table:style-name="ce3">
            <text:p>9216</text:p>
          </table:table-cell>
          <table:table-cell office:value-type="float" office:value="18432" table:style-name="ce3">
            <text:p>18432</text:p>
          </table:table-cell>
          <table:table-cell office:value-type="float" office:value="21632" table:style-name="ce3">
            <text:p>21632</text:p>
          </table:table-cell>
          <table:table-cell office:value-type="float" office:value="18432" table:style-name="ce3">
            <text:p>18432</text:p>
          </table:table-cell>
          <table:table-cell office:value-type="float" office:value="18432" table:style-name="ce3">
            <text:p>18432</text:p>
          </table:table-cell>
          <table:table-cell office:value-type="float" office:value="21632" table:style-name="ce3">
            <text:p>21632</text:p>
          </table:table-cell>
          <table:table-cell office:value-type="float" office:value="4608" table:style-name="ce3">
            <text:p>4608</text:p>
          </table:table-cell>
          <table:table-cell office:value-type="float" office:value="9216" table:style-name="ce3">
            <text:p>9216</text:p>
          </table:table-cell>
          <table:table-cell office:value-type="float" office:value="12544" table:style-name="ce3">
            <text:p>12544</text:p>
          </table:table-cell>
          <table:table-cell office:value-type="float" office:value="9216" table:style-name="ce3">
            <text:p>9216</text:p>
          </table:table-cell>
          <table:table-cell office:value-type="float" office:value="9216" table:style-name="ce3">
            <text:p>9216</text:p>
          </table:table-cell>
          <table:table-cell office:value-type="float" office:value="12544" table:style-name="ce3">
            <text:p>12544</text:p>
          </table:table-cell>
          <table:table-cell office:value-type="float" office:value="2304" table:style-name="ce3">
            <text:p>2304</text:p>
          </table:table-cell>
          <table:table-cell office:value-type="float" office:value="4608" table:style-name="ce3">
            <text:p>4608</text:p>
          </table:table-cell>
          <table:table-cell table:style-name="ce3"/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4608" table:style-name="ce3">
            <text:p>4608</text:p>
          </table:table-cell>
          <table:table-cell office:value-type="float" office:value="4608" table:style-name="ce3">
            <text:p>4608</text:p>
          </table:table-cell>
          <table:table-cell office:value-type="float" office:value="8192" table:style-name="ce3">
            <text:p>8192</text:p>
          </table:table-cell>
          <table:table-cell office:value-type="float" office:value="1152" table:style-name="ce3">
            <text:p>1152</text:p>
          </table:table-cell>
          <table:table-cell office:value-type="float" office:value="2304" table:style-name="ce8">
            <text:p>2304</text:p>
          </table:table-cell>
          <table:table-cell office:value-type="float" office:value="6400" table:style-name="ce3">
            <text:p>6400</text:p>
          </table:table-cell>
          <table:table-cell office:value-type="float" office:value="2304" table:style-name="ce3">
            <text:p>2304</text:p>
          </table:table-cell>
          <table:table-cell office:value-type="float" office:value="2304" table:style-name="ce3">
            <text:p>2304</text:p>
          </table:table-cell>
          <table:table-cell office:value-type="float" office:value="256" table:style-name="ce3">
            <text:p>256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96,96,3</text:p>
          </table:table-cell>
          <table:table-cell office:value-type="string" table:style-name="ce3">
            <text:p>1,48,48,8</text:p>
          </table:table-cell>
          <table:table-cell office:value-type="string" table:style-name="ce3">
            <text:p>1,50,50,8</text:p>
          </table:table-cell>
          <table:table-cell office:value-type="string" table:style-name="ce3">
            <text:p>1,48,48,8</text:p>
          </table:table-cell>
          <table:table-cell office:value-type="string" table:style-name="ce3">
            <text:p>1,48,48,16</text:p>
          </table:table-cell>
          <table:table-cell office:value-type="string" table:style-name="ce3">
            <text:p>1,50,50,16</text:p>
          </table:table-cell>
          <table:table-cell office:value-type="string" table:style-name="ce3">
            <text:p>1,24,24,16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6,26,32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4,24,32</text:p>
          </table:table-cell>
          <table:table-cell office:value-type="string" table:style-name="ce3">
            <text:p>1,26,26,32</text:p>
          </table:table-cell>
          <table:table-cell office:value-type="string" table:style-name="ce3">
            <text:p>1,12,12,32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4,14,64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2,12,64</text:p>
          </table:table-cell>
          <table:table-cell office:value-type="string" table:style-name="ce3">
            <text:p>1,14,14,64</text:p>
          </table:table-cell>
          <table:table-cell office:value-type="string" table:style-name="ce3">
            <text:p>1,6,6,64</text:p>
          </table:table-cell>
          <table:table-cell office:value-type="string" table:style-name="ce3">
            <text:p>1,6,6,128</text:p>
          </table:table-cell>
          <table:table-cell table:style-name="ce3"/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8,8,128</text:p>
          </table:table-cell>
          <table:table-cell office:value-type="string" table:style-name="ce3">
            <text:p>1,6,6,128</text:p>
          </table:table-cell>
          <table:table-cell office:value-type="string" table:style-name="ce3">
            <text:p>1,6,6,128</text:p>
          </table:table-cell>
          <table:table-cell office:value-type="string" table:style-name="ce9">
            <text:p>1,8,8,128</text:p>
          </table:table-cell>
          <table:table-cell office:value-type="string" table:style-name="ce3">
            <text:p>1,3,3,128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5,5,256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3,3,256</text:p>
          </table:table-cell>
          <table:table-cell office:value-type="string" table:style-name="ce3">
            <text:p>1,1,1,256</text:p>
          </table:table-cell>
          <table:table-cell office:value-type="string" table:style-name="ce3">
            <text:p>1,1,1,2</text:p>
          </table:table-cell>
          <table:table-cell table:number-columns-repeated="2" table:style-name="ce3"/>
          <table:table-cell office:value-type="string" table:style-name="ce3">
            <text:p>1,1,1,2</text:p>
          </table:table-cell>
          <table:table-cell office:value-type="string" table:style-name="ce3">
            <text:p>1,1,1,2</text:p>
          </table:table-cell>
          <table:table-cell office:value-type="string" table:style-name="ce3">
            <text:p>1,1,1,2</text:p>
          </table:table-cell>
          <table:table-cell table:number-columns-repeated="975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216" table:style-name="ce4">
            <text:p>216</text:p>
          </table:table-cell>
          <table:table-cell table:style-name="ce1"/>
          <table:table-cell office:value-type="float" office:value="72" table:style-name="ce4">
            <text:p>72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44" table:style-name="ce4">
            <text:p>144</text:p>
          </table:table-cell>
          <table:table-cell office:value-type="float" office:value="512" table:style-name="ce4">
            <text:p>512</text:p>
          </table:table-cell>
          <table:table-cell table:style-name="ce1"/>
          <table:table-cell office:value-type="float" office:value="288" table:style-name="ce4">
            <text:p>288</text:p>
          </table:table-cell>
          <table:table-cell office:value-type="float" office:value="1024" table:style-name="ce4">
            <text:p>1024</text:p>
          </table:table-cell>
          <table:table-cell table:style-name="ce1"/>
          <table:table-cell office:value-type="float" office:value="288" table:style-name="ce4">
            <text:p>288</text:p>
          </table:table-cell>
          <table:table-cell office:value-type="float" office:value="2048" table:style-name="ce4">
            <text:p>2048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4096" table:style-name="ce4">
            <text:p>4096</text:p>
          </table:table-cell>
          <table:table-cell table:style-name="ce1"/>
          <table:table-cell office:value-type="float" office:value="576" table:style-name="ce4">
            <text:p>576</text:p>
          </table:table-cell>
          <table:table-cell office:value-type="float" office:value="8192" table:style-name="ce4">
            <text:p>8192</text:p>
          </table:table-cell>
          <table:table-cell table:style-name="ce4"/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1"/>
          <table:table-cell office:value-type="float" office:value="1152" table:style-name="ce4">
            <text:p>1152</text:p>
          </table:table-cell>
          <table:table-cell office:value-type="float" office:value="16384" table:style-name="ce4">
            <text:p>16384</text:p>
          </table:table-cell>
          <table:table-cell table:style-name="ce9"/>
          <table:table-cell office:value-type="float" office:value="1152" table:style-name="ce4">
            <text:p>1152</text:p>
          </table:table-cell>
          <table:table-cell office:value-type="float" office:value="32768" table:style-name="ce4">
            <text:p>32768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office:value-type="float" office:value="65536" table:style-name="ce4">
            <text:p>65536</text:p>
          </table:table-cell>
          <table:table-cell table:style-name="ce3"/>
          <table:table-cell office:value-type="float" office:value="512" table:style-name="ce4">
            <text:p>512</text:p>
          </table:table-cell>
          <table:table-cell table:number-columns-repeated="5" table:style-name="ce3"/>
          <table:table-cell office:value-type="float" office:value="208112" table:formula="of:=SUM([.B54:.AX54])" table:style-name="ce3">
            <text:p>208112</text:p>
          </table:table-cell>
          <table:table-cell office:value-type="string" table:style-name="ce3">
            <text:p>weight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8" table:style-name="ce4">
            <text:p>8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table:style-name="ce1"/>
          <table:table-cell office:value-type="float" office:value="16" table:style-name="ce4">
            <text:p>16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table:style-name="ce1"/>
          <table:table-cell office:value-type="float" office:value="32" table:style-name="ce4">
            <text:p>32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64" table:style-name="ce4">
            <text:p>64</text:p>
          </table:table-cell>
          <table:table-cell office:value-type="float" office:value="128" table:style-name="ce4">
            <text:p>128</text:p>
          </table:table-cell>
          <table:table-cell table:style-name="ce4"/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1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table:style-name="ce9"/>
          <table:table-cell office:value-type="float" office:value="128" table:style-name="ce4">
            <text:p>128</text:p>
          </table:table-cell>
          <table:table-cell office:value-type="float" office:value="256" table:style-name="ce4">
            <text:p>256</text:p>
          </table:table-cell>
          <table:table-cell table:style-name="ce3"/>
          <table:table-cell office:value-type="float" office:value="256" table:style-name="ce4">
            <text:p>256</text:p>
          </table:table-cell>
          <table:table-cell office:value-type="float" office:value="256" table:style-name="ce4">
            <text:p>256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number-columns-repeated="5" table:style-name="ce3"/>
          <table:table-cell office:value-type="float" office:value="2738" table:formula="of:=SUM([.B55:.AX55])" table:style-name="ce3">
            <text:p>2738</text:p>
          </table:table-cell>
          <table:table-cell office:value-type="string" table:style-name="ce3">
            <text:p>biase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2"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number-columns-repeated="981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128" table:style-name="ce3">
            <text:p>128</text:p>
          </table:table-cell>
          <table:table-cell table:number-columns-repeated="2"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style-name="ce3"/>
          <table:table-cell office:value-type="float" office:value="128" table:style-name="ce3">
            <text:p>128</text:p>
          </table:table-cell>
          <table:table-cell office:value-type="float" office:value="256" table:style-name="ce3">
            <text:p>256</text:p>
          </table:table-cell>
          <table:table-cell table:style-name="ce3"/>
          <table:table-cell office:value-type="float" office:value="256" table:style-name="ce3">
            <text:p>256</text:p>
          </table:table-cell>
          <table:table-cell office:value-type="float" office:value="256" table:style-name="ce3">
            <text:p>256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56" table:style-name="ce3">
            <text:p>256</text:p>
          </table:table-cell>
          <table:table-cell table:number-columns-repeated="980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981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96" table:style-name="ce3">
            <text:p>96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980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96" table:style-name="ce3">
            <text:p>96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float" office:value="48" table:style-name="ce3">
            <text:p>48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6" table:style-name="ce3">
            <text:p>6</text:p>
          </table:table-cell>
          <table:table-cell table:number-columns-repeated="2"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982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8" table:style-name="ce3"/>
          <table:table-cell office:value-type="float" office:value="2" table:style-name="ce3">
            <text:p>2</text:p>
          </table:table-cell>
          <table:table-cell table:number-columns-repeated="986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8" table:style-name="ce3"/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string" table:style-name="ce3">
            <text:p>TOTAL</text:p>
          </table:table-cell>
          <table:table-cell table:number-columns-repeated="979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45" table:style-name="ce3"/>
          <table:table-cell office:value-type="string" table:style-name="ce5">
            <text:p>FORWARD PASS</text:p>
          </table:table-cell>
          <table:table-cell table:number-columns-repeated="4" table:style-name="ce3"/>
          <table:table-cell office:value-type="string" table:style-name="ce5">
            <text:p>FORWARD PASS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97664" table:formula="of:=[.C62]*[.C63]*[.C60]*[.C61]*[.C56]*[.C57]" table:style-name="ce3">
            <text:p>497664</text:p>
          </table:table-cell>
          <table:table-cell table:style-name="ce3"/>
          <table:table-cell office:value-type="float" office:value="165888" table:formula="of:=[.E62]*[.E63]*[.E60]*[.E61]*[.E57]" table:style-name="ce3">
            <text:p>165888</text:p>
          </table:table-cell>
          <table:table-cell office:value-type="float" office:value="294912" table:formula="of:=[.F62]*[.F63]*[.F60]*[.F61]*[.F56]*[.F57]" table:style-name="ce3">
            <text:p>294912</text:p>
          </table:table-cell>
          <table:table-cell table:style-name="ce3"/>
          <table:table-cell office:value-type="float" office:value="82944" table:formula="of:=[.H62]*[.H63]*[.H60]*[.H61]*[.H57]" table:style-name="ce3">
            <text:p>82944</text:p>
          </table:table-cell>
          <table:table-cell office:value-type="float" office:value="294912" table:formula="of:=[.I62]*[.I63]*[.I60]*[.I61]*[.I56]*[.I57]" table:style-name="ce3">
            <text:p>294912</text:p>
          </table:table-cell>
          <table:table-cell table:style-name="ce3"/>
          <table:table-cell office:value-type="float" office:value="165888" table:formula="of:=[.K62]*[.K63]*[.K60]*[.K61]*[.K57]" table:style-name="ce3">
            <text:p>165888</text:p>
          </table:table-cell>
          <table:table-cell office:value-type="float" office:value="589824" table:formula="of:=[.L62]*[.L63]*[.L60]*[.L61]*[.L56]*[.L57]" table:style-name="ce3">
            <text:p>589824</text:p>
          </table:table-cell>
          <table:table-cell table:style-name="ce3"/>
          <table:table-cell office:value-type="float" office:value="41472" table:formula="of:=[.N62]*[.N63]*[.N60]*[.N61]*[.N57]" table:style-name="ce3">
            <text:p>41472</text:p>
          </table:table-cell>
          <table:table-cell office:value-type="float" office:value="294912" table:formula="of:=[.O62]*[.O63]*[.O60]*[.O61]*[.O56]*[.O57]" table:style-name="ce3">
            <text:p>294912</text:p>
          </table:table-cell>
          <table:table-cell table:style-name="ce3"/>
          <table:table-cell office:value-type="float" office:value="82944" table:formula="of:=[.Q62]*[.Q63]*[.Q60]*[.Q61]*[.Q57]" table:style-name="ce3">
            <text:p>82944</text:p>
          </table:table-cell>
          <table:table-cell office:value-type="float" office:value="589824" table:formula="of:=[.R62]*[.R63]*[.R60]*[.R61]*[.R56]*[.R57]" table:style-name="ce3">
            <text:p>589824</text:p>
          </table:table-cell>
          <table:table-cell table:style-name="ce3"/>
          <table:table-cell office:value-type="float" office:value="147456" table:formula="of:=[.T62]*[.T63]*[.T60]*[.T61]*[.T57]" table:style-name="ce3">
            <text:p>147456</text:p>
          </table:table-cell>
          <table:table-cell office:value-type="float" office:value="294912" table:formula="of:=[.U62]*[.U63]*[.U60]*[.U61]*[.U56]*[.U57]" table:style-name="ce3">
            <text:p>294912</text:p>
          </table:table-cell>
          <table:table-cell table:number-columns-repeated="2" table:style-name="ce3"/>
          <table:table-cell office:value-type="float" office:value="41472" table:formula="of:=[.X62]*[.X63]*[.X60]*[.X61]*[.X57]" table:style-name="ce3">
            <text:p>41472</text:p>
          </table:table-cell>
          <table:table-cell office:value-type="float" office:value="589824" table:formula="of:=[.Y62]*[.Y63]*[.Y60]*[.Y61]*[.Y56]*[.Y57]" table:style-name="ce3">
            <text:p>589824</text:p>
          </table:table-cell>
          <table:table-cell table:style-name="ce3"/>
          <table:table-cell office:value-type="float" office:value="41472" table:formula="of:=[.AA62]*[.AA63]*[.AA60]*[.AA61]*[.AA57]" table:style-name="ce3">
            <text:p>41472</text:p>
          </table:table-cell>
          <table:table-cell office:value-type="float" office:value="589824" table:formula="of:=[.AB62]*[.AB63]*[.AB60]*[.AB61]*[.AB56]*[.AB57]" table:style-name="ce3">
            <text:p>589824</text:p>
          </table:table-cell>
          <table:table-cell table:style-name="ce3"/>
          <table:table-cell office:value-type="float" office:value="41472" table:formula="of:=[.AD62]*[.AD63]*[.AD60]*[.AD61]*[.AD57]" table:style-name="ce3">
            <text:p>41472</text:p>
          </table:table-cell>
          <table:table-cell office:value-type="float" office:value="589824" table:formula="of:=[.AE62]*[.AE63]*[.AE60]*[.AE61]*[.AE56]*[.AE57]" table:style-name="ce3">
            <text:p>589824</text:p>
          </table:table-cell>
          <table:table-cell table:style-name="ce3"/>
          <table:table-cell office:value-type="float" office:value="41472" table:formula="of:=[.AG62]*[.AG63]*[.AG60]*[.AG61]*[.AG57]" table:style-name="ce3">
            <text:p>41472</text:p>
          </table:table-cell>
          <table:table-cell office:value-type="float" office:value="589824" table:formula="of:=[.AH62]*[.AH63]*[.AH60]*[.AH61]*[.AH56]*[.AH57]" table:style-name="ce3">
            <text:p>589824</text:p>
          </table:table-cell>
          <table:table-cell table:style-name="ce3"/>
          <table:table-cell office:value-type="float" office:value="41472" table:formula="of:=[.AJ62]*[.AJ63]*[.AJ60]*[.AJ61]*[.AJ57]" table:style-name="ce3">
            <text:p>41472</text:p>
          </table:table-cell>
          <table:table-cell office:value-type="float" office:value="589824" table:formula="of:=[.AK62]*[.AK63]*[.AK60]*[.AK61]*[.AK56]*[.AK57]" table:style-name="ce3">
            <text:p>589824</text:p>
          </table:table-cell>
          <table:table-cell table:style-name="ce3"/>
          <table:table-cell office:value-type="float" office:value="10368" table:formula="of:=[.AM62]*[.AM63]*[.AM60]*[.AM61]*[.AM57]" table:style-name="ce3">
            <text:p>10368</text:p>
          </table:table-cell>
          <table:table-cell office:value-type="float" office:value="294912" table:formula="of:=[.AN62]*[.AN63]*[.AN60]*[.AN61]*[.AN56]*[.AN57]" table:style-name="ce3">
            <text:p>294912</text:p>
          </table:table-cell>
          <table:table-cell table:style-name="ce3"/>
          <table:table-cell office:value-type="float" office:value="20736" table:formula="of:=[.AP62]*[.AP63]*[.AP60]*[.AP61]*[.AP57]" table:style-name="ce3">
            <text:p>20736</text:p>
          </table:table-cell>
          <table:table-cell office:value-type="float" office:value="589824" table:formula="of:=[.AQ62]*[.AQ63]*[.AQ60]*[.AQ61]*[.AQ56]*[.AQ57]" table:style-name="ce3">
            <text:p>589824</text:p>
          </table:table-cell>
          <table:table-cell office:value-type="float" office:value="2304" table:formula="of:=[.AR58]*[.AR59]*[.AR56]" table:style-name="ce3">
            <text:p>2304</text:p>
          </table:table-cell>
          <table:table-cell office:value-type="float" office:value="512" table:formula="of:=[.AS58]*[.AS60]" table:style-name="ce3">
            <text:p>512</text:p>
          </table:table-cell>
          <table:table-cell office:value-type="float" office:value="7618688" table:formula="of:=SUM([.B67:.AS67])" table:style-name="ce3">
            <text:p>7618688</text:p>
          </table:table-cell>
          <table:table-cell office:value-type="string" table:style-name="ce3">
            <text:p>MACC</text:p>
          </table:table-cell>
          <table:table-cell office:value-type="float" office:value="4" table:style-name="ce3">
            <text:p>4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office:value-type="float" office:value="7618726" table:formula="of:=SUM([.C67:.AS67])+SUM([.AV67:.AX67])" table:style-name="ce3">
            <text:p>7618726</text:p>
          </table:table-cell>
          <table:table-cell office:value-type="string" table:style-name="ce3">
            <text:p>MACC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45" table:style-name="ce3"/>
          <table:table-cell office:value-type="string" table:style-name="ce5">
            <text:p>BACKWARD PASS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165888" table:formula="of:=[.E60]*[.E61]*[.E62]*[.E63]*[.E57]" table:style-name="ce3">
            <text:p>165888</text:p>
          </table:table-cell>
          <table:table-cell office:value-type="float" office:value="294912" table:formula="of:=[.F62]*[.F63]*[.F56]*[.F60]*[.F61]*[.F57]" table:style-name="ce3">
            <text:p>294912</text:p>
          </table:table-cell>
          <table:table-cell table:style-name="ce3"/>
          <table:table-cell office:value-type="float" office:value="82944" table:formula="of:=[.H60]*[.H61]*[.H62]*[.H63]*[.H57]" table:style-name="ce3">
            <text:p>82944</text:p>
          </table:table-cell>
          <table:table-cell office:value-type="float" office:value="294912" table:formula="of:=[.I62]*[.I63]*[.I56]*[.I60]*[.I61]*[.I57]" table:style-name="ce3">
            <text:p>294912</text:p>
          </table:table-cell>
          <table:table-cell table:style-name="ce3"/>
          <table:table-cell office:value-type="float" office:value="165888" table:formula="of:=[.K60]*[.K61]*[.K62]*[.K63]*[.K57]" table:style-name="ce3">
            <text:p>165888</text:p>
          </table:table-cell>
          <table:table-cell office:value-type="float" office:value="589824" table:formula="of:=[.L62]*[.L63]*[.L56]*[.L60]*[.L61]*[.L57]" table:style-name="ce3">
            <text:p>589824</text:p>
          </table:table-cell>
          <table:table-cell table:style-name="ce3"/>
          <table:table-cell office:value-type="float" office:value="41472" table:formula="of:=[.N60]*[.N61]*[.N62]*[.N63]*[.N57]" table:style-name="ce3">
            <text:p>41472</text:p>
          </table:table-cell>
          <table:table-cell office:value-type="float" office:value="294912" table:formula="of:=[.O62]*[.O63]*[.O56]*[.O60]*[.O61]*[.O57]" table:style-name="ce3">
            <text:p>294912</text:p>
          </table:table-cell>
          <table:table-cell table:style-name="ce3"/>
          <table:table-cell office:value-type="float" office:value="82944" table:formula="of:=[.Q60]*[.Q61]*[.Q62]*[.Q63]*[.Q57]" table:style-name="ce3">
            <text:p>82944</text:p>
          </table:table-cell>
          <table:table-cell office:value-type="float" office:value="589824" table:formula="of:=[.R62]*[.R63]*[.R56]*[.R60]*[.R61]*[.R57]" table:style-name="ce3">
            <text:p>589824</text:p>
          </table:table-cell>
          <table:table-cell table:style-name="ce3"/>
          <table:table-cell office:value-type="float" office:value="147456" table:formula="of:=[.T60]*[.T61]*[.T62]*[.T63]*[.T57]" table:style-name="ce3">
            <text:p>147456</text:p>
          </table:table-cell>
          <table:table-cell office:value-type="float" office:value="294912" table:formula="of:=[.U62]*[.U63]*[.U56]*[.U60]*[.U61]*[.U57]" table:style-name="ce3">
            <text:p>294912</text:p>
          </table:table-cell>
          <table:table-cell table:number-columns-repeated="2" table:style-name="ce3"/>
          <table:table-cell office:value-type="float" office:value="41472" table:formula="of:=[.X60]*[.X61]*[.X62]*[.X63]*[.X57]" table:style-name="ce3">
            <text:p>41472</text:p>
          </table:table-cell>
          <table:table-cell office:value-type="float" office:value="589824" table:formula="of:=[.Y62]*[.Y63]*[.Y56]*[.Y60]*[.Y61]*[.Y57]" table:style-name="ce3">
            <text:p>589824</text:p>
          </table:table-cell>
          <table:table-cell table:style-name="ce3"/>
          <table:table-cell office:value-type="float" office:value="41472" table:formula="of:=[.AA60]*[.AA61]*[.AA62]*[.AA63]*[.AA57]" table:style-name="ce3">
            <text:p>41472</text:p>
          </table:table-cell>
          <table:table-cell office:value-type="float" office:value="589824" table:formula="of:=[.AB62]*[.AB63]*[.AB56]*[.AB60]*[.AB61]*[.AB57]" table:style-name="ce3">
            <text:p>589824</text:p>
          </table:table-cell>
          <table:table-cell table:style-name="ce3"/>
          <table:table-cell office:value-type="float" office:value="41472" table:formula="of:=[.AD60]*[.AD61]*[.AD62]*[.AD63]*[.AD57]" table:style-name="ce3">
            <text:p>41472</text:p>
          </table:table-cell>
          <table:table-cell office:value-type="float" office:value="589824" table:formula="of:=[.AE62]*[.AE63]*[.AE56]*[.AE60]*[.AE61]*[.AE57]" table:style-name="ce3">
            <text:p>589824</text:p>
          </table:table-cell>
          <table:table-cell table:style-name="ce3"/>
          <table:table-cell office:value-type="float" office:value="41472" table:formula="of:=[.AG60]*[.AG61]*[.AG62]*[.AG63]*[.AG57]" table:style-name="ce3">
            <text:p>41472</text:p>
          </table:table-cell>
          <table:table-cell office:value-type="float" office:value="589824" table:formula="of:=[.AH62]*[.AH63]*[.AH56]*[.AH60]*[.AH61]*[.AH57]" table:style-name="ce3">
            <text:p>589824</text:p>
          </table:table-cell>
          <table:table-cell table:style-name="ce3"/>
          <table:table-cell office:value-type="float" office:value="41472" table:formula="of:=[.AJ60]*[.AJ61]*[.AJ62]*[.AJ63]*[.AJ57]" table:style-name="ce3">
            <text:p>41472</text:p>
          </table:table-cell>
          <table:table-cell office:value-type="float" office:value="589824" table:formula="of:=[.AK62]*[.AK63]*[.AK56]*[.AK60]*[.AK61]*[.AK57]" table:style-name="ce3">
            <text:p>589824</text:p>
          </table:table-cell>
          <table:table-cell table:style-name="ce3"/>
          <table:table-cell office:value-type="float" office:value="10368" table:formula="of:=[.AM60]*[.AM61]*[.AM62]*[.AM63]*[.AM57]" table:style-name="ce3">
            <text:p>10368</text:p>
          </table:table-cell>
          <table:table-cell office:value-type="float" office:value="294912" table:formula="of:=[.AN62]*[.AN63]*[.AN56]*[.AN60]*[.AN61]*[.AN57]" table:style-name="ce3">
            <text:p>294912</text:p>
          </table:table-cell>
          <table:table-cell table:style-name="ce3"/>
          <table:table-cell office:value-type="float" office:value="20736" table:formula="of:=[.AP60]*[.AP61]*[.AP62]*[.AP63]*[.AP57]" table:style-name="ce3">
            <text:p>20736</text:p>
          </table:table-cell>
          <table:table-cell office:value-type="float" office:value="589824" table:formula="of:=[.AQ62]*[.AQ63]*[.AQ56]*[.AQ60]*[.AQ61]*[.AQ57]" table:style-name="ce3">
            <text:p>589824</text:p>
          </table:table-cell>
          <table:table-cell office:value-type="float" office:value="2304" table:formula="of:=[.AR58]*[.AR59]*[.AR56]" table:style-name="ce3">
            <text:p>2304</text:p>
          </table:table-cell>
          <table:table-cell office:value-type="float" office:value="512" table:formula="of:=[.AS60]*[.AS58]" table:style-name="ce3">
            <text:p>512</text:p>
          </table:table-cell>
          <table:table-cell office:value-type="float" office:value="7121024" table:formula="of:=SUM([.B69:.AS69])" table:style-name="ce3">
            <text:p>712102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45" table:style-name="ce3"/>
          <table:table-cell office:value-type="string" table:style-name="ce5">
            <text:p>WEIGHT UPDATE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97664" table:formula="of:=[.C60]*[.C61]*[.C56]*[.C62]*[.C63]*[.C57]" table:style-name="ce3">
            <text:p>497664</text:p>
          </table:table-cell>
          <table:table-cell table:style-name="ce3"/>
          <table:table-cell office:value-type="float" office:value="165888" table:formula="of:=[.E60]*[.E61]*[.E62]*[.E63]*[.E57]" table:style-name="ce3">
            <text:p>165888</text:p>
          </table:table-cell>
          <table:table-cell office:value-type="float" office:value="294912" table:formula="of:=[.F60]*[.F61]*[.F56]*[.F62]*[.F63]*[.F57]" table:style-name="ce3">
            <text:p>294912</text:p>
          </table:table-cell>
          <table:table-cell table:style-name="ce3"/>
          <table:table-cell office:value-type="float" office:value="82944" table:formula="of:=[.H60]*[.H61]*[.H62]*[.H63]*[.H57]" table:style-name="ce3">
            <text:p>82944</text:p>
          </table:table-cell>
          <table:table-cell office:value-type="float" office:value="294912" table:formula="of:=[.I60]*[.I61]*[.I56]*[.I62]*[.I63]*[.I57]" table:style-name="ce3">
            <text:p>294912</text:p>
          </table:table-cell>
          <table:table-cell table:style-name="ce3"/>
          <table:table-cell office:value-type="float" office:value="165888" table:formula="of:=[.K60]*[.K61]*[.K62]*[.K63]*[.K57]" table:style-name="ce3">
            <text:p>165888</text:p>
          </table:table-cell>
          <table:table-cell office:value-type="float" office:value="589824" table:formula="of:=[.L60]*[.L61]*[.L56]*[.L62]*[.L63]*[.L57]" table:style-name="ce3">
            <text:p>589824</text:p>
          </table:table-cell>
          <table:table-cell table:style-name="ce3"/>
          <table:table-cell office:value-type="float" office:value="41472" table:formula="of:=[.N60]*[.N61]*[.N62]*[.N63]*[.N57]" table:style-name="ce3">
            <text:p>41472</text:p>
          </table:table-cell>
          <table:table-cell office:value-type="float" office:value="294912" table:formula="of:=[.O60]*[.O61]*[.O56]*[.O62]*[.O63]*[.O57]" table:style-name="ce3">
            <text:p>294912</text:p>
          </table:table-cell>
          <table:table-cell table:style-name="ce3"/>
          <table:table-cell office:value-type="float" office:value="82944" table:formula="of:=[.Q60]*[.Q61]*[.Q62]*[.Q63]*[.Q57]" table:style-name="ce3">
            <text:p>82944</text:p>
          </table:table-cell>
          <table:table-cell office:value-type="float" office:value="589824" table:formula="of:=[.R60]*[.R61]*[.R56]*[.R62]*[.R63]*[.R57]" table:style-name="ce3">
            <text:p>589824</text:p>
          </table:table-cell>
          <table:table-cell table:style-name="ce3"/>
          <table:table-cell office:value-type="float" office:value="147456" table:formula="of:=[.T60]*[.T61]*[.T62]*[.T63]*[.T57]" table:style-name="ce3">
            <text:p>147456</text:p>
          </table:table-cell>
          <table:table-cell office:value-type="float" office:value="294912" table:formula="of:=[.U60]*[.U61]*[.U56]*[.U62]*[.U63]*[.U57]" table:style-name="ce3">
            <text:p>294912</text:p>
          </table:table-cell>
          <table:table-cell table:number-columns-repeated="2" table:style-name="ce3"/>
          <table:table-cell office:value-type="float" office:value="41472" table:formula="of:=[.X60]*[.X61]*[.X62]*[.X63]*[.X57]" table:style-name="ce3">
            <text:p>41472</text:p>
          </table:table-cell>
          <table:table-cell office:value-type="float" office:value="589824" table:formula="of:=[.Y60]*[.Y61]*[.Y56]*[.Y62]*[.Y63]*[.Y57]" table:style-name="ce3">
            <text:p>589824</text:p>
          </table:table-cell>
          <table:table-cell table:style-name="ce3"/>
          <table:table-cell office:value-type="float" office:value="41472" table:formula="of:=[.AA60]*[.AA61]*[.AA62]*[.AA63]*[.AA57]" table:style-name="ce3">
            <text:p>41472</text:p>
          </table:table-cell>
          <table:table-cell office:value-type="float" office:value="589824" table:formula="of:=[.AB60]*[.AB61]*[.AB56]*[.AB62]*[.AB63]*[.AB57]" table:style-name="ce3">
            <text:p>589824</text:p>
          </table:table-cell>
          <table:table-cell table:style-name="ce3"/>
          <table:table-cell office:value-type="float" office:value="41472" table:formula="of:=[.AD60]*[.AD61]*[.AD62]*[.AD63]*[.AD57]" table:style-name="ce3">
            <text:p>41472</text:p>
          </table:table-cell>
          <table:table-cell office:value-type="float" office:value="589824" table:formula="of:=[.AE60]*[.AE61]*[.AE56]*[.AE62]*[.AE63]*[.AE57]" table:style-name="ce3">
            <text:p>589824</text:p>
          </table:table-cell>
          <table:table-cell table:style-name="ce3"/>
          <table:table-cell office:value-type="float" office:value="41472" table:formula="of:=[.AG60]*[.AG61]*[.AG62]*[.AG63]*[.AG57]" table:style-name="ce3">
            <text:p>41472</text:p>
          </table:table-cell>
          <table:table-cell office:value-type="float" office:value="589824" table:formula="of:=[.AH60]*[.AH61]*[.AH56]*[.AH62]*[.AH63]*[.AH57]" table:style-name="ce3">
            <text:p>589824</text:p>
          </table:table-cell>
          <table:table-cell table:style-name="ce3"/>
          <table:table-cell office:value-type="float" office:value="41472" table:formula="of:=[.AJ60]*[.AJ61]*[.AJ62]*[.AJ63]*[.AJ57]" table:style-name="ce3">
            <text:p>41472</text:p>
          </table:table-cell>
          <table:table-cell office:value-type="float" office:value="589824" table:formula="of:=[.AK60]*[.AK61]*[.AK56]*[.AK62]*[.AK63]*[.AK57]" table:style-name="ce3">
            <text:p>589824</text:p>
          </table:table-cell>
          <table:table-cell table:style-name="ce3"/>
          <table:table-cell office:value-type="float" office:value="10368" table:formula="of:=[.AM60]*[.AM61]*[.AM62]*[.AM63]*[.AM57]" table:style-name="ce3">
            <text:p>10368</text:p>
          </table:table-cell>
          <table:table-cell office:value-type="float" office:value="294912" table:formula="of:=[.AN60]*[.AN61]*[.AN56]*[.AN62]*[.AN63]*[.AN57]" table:style-name="ce3">
            <text:p>294912</text:p>
          </table:table-cell>
          <table:table-cell table:style-name="ce3"/>
          <table:table-cell office:value-type="float" office:value="20736" table:formula="of:=[.AP60]*[.AP61]*[.AP62]*[.AP63]*[.AP57]" table:style-name="ce3">
            <text:p>20736</text:p>
          </table:table-cell>
          <table:table-cell office:value-type="float" office:value="589824" table:formula="of:=[.AQ60]*[.AQ61]*[.AQ56]*[.AQ62]*[.AQ63]*[.AQ57]" table:style-name="ce3">
            <text:p>589824</text:p>
          </table:table-cell>
          <table:table-cell table:style-name="ce3"/>
          <table:table-cell office:value-type="float" office:value="512" table:formula="of:=[.AS58]*[.AS60]" table:style-name="ce3">
            <text:p>512</text:p>
          </table:table-cell>
          <table:table-cell office:value-type="float" office:value="7616384" table:formula="of:=SUM([.B71:.AS71])" table:style-name="ce3">
            <text:p>761638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45" table:style-name="ce3"/>
          <table:table-cell office:value-type="string" table:style-name="ce5">
            <text:p>GOODNESS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60]*[.C61]*[.C57]" table:style-name="ce3">
            <text:p>18432</text:p>
          </table:table-cell>
          <table:table-cell table:style-name="ce3"/>
          <table:table-cell office:value-type="float" office:value="18432" table:formula="of:=[.E60]*[.E61]*[.E57]" table:style-name="ce3">
            <text:p>18432</text:p>
          </table:table-cell>
          <table:table-cell office:value-type="float" office:value="36864" table:formula="of:=[.F60]*[.F61]*[.F57]" table:style-name="ce3">
            <text:p>36864</text:p>
          </table:table-cell>
          <table:table-cell table:style-name="ce3"/>
          <table:table-cell office:value-type="float" office:value="9216" table:formula="of:=[.H60]*[.H61]*[.H57]" table:style-name="ce3">
            <text:p>9216</text:p>
          </table:table-cell>
          <table:table-cell office:value-type="float" office:value="18432" table:formula="of:=[.I60]*[.I61]*[.I57]" table:style-name="ce3">
            <text:p>18432</text:p>
          </table:table-cell>
          <table:table-cell table:style-name="ce3"/>
          <table:table-cell office:value-type="float" office:value="18432" table:formula="of:=[.K60]*[.K61]*[.K57]" table:style-name="ce3">
            <text:p>18432</text:p>
          </table:table-cell>
          <table:table-cell office:value-type="float" office:value="18432" table:formula="of:=[.L60]*[.L61]*[.L57]" table:style-name="ce3">
            <text:p>18432</text:p>
          </table:table-cell>
          <table:table-cell table:style-name="ce3"/>
          <table:table-cell office:value-type="float" office:value="4608" table:formula="of:=[.N60]*[.N61]*[.N57]" table:style-name="ce3">
            <text:p>4608</text:p>
          </table:table-cell>
          <table:table-cell office:value-type="float" office:value="9216" table:formula="of:=[.O60]*[.O61]*[.O57]" table:style-name="ce3">
            <text:p>9216</text:p>
          </table:table-cell>
          <table:table-cell table:style-name="ce3"/>
          <table:table-cell office:value-type="float" office:value="9216" table:formula="of:=[.Q60]*[.Q61]*[.Q57]" table:style-name="ce3">
            <text:p>9216</text:p>
          </table:table-cell>
          <table:table-cell office:value-type="float" office:value="9216" table:formula="of:=[.R60]*[.R61]*[.R57]" table:style-name="ce3">
            <text:p>9216</text:p>
          </table:table-cell>
          <table:table-cell table:style-name="ce3"/>
          <table:table-cell office:value-type="float" office:value="16384" table:formula="of:=[.T60]*[.T61]*[.T57]" table:style-name="ce3">
            <text:p>16384</text:p>
          </table:table-cell>
          <table:table-cell office:value-type="float" office:value="4608" table:formula="of:=[.U60]*[.U61]*[.U57]" table:style-name="ce3">
            <text:p>4608</text:p>
          </table:table-cell>
          <table:table-cell table:number-columns-repeated="2" table:style-name="ce3"/>
          <table:table-cell office:value-type="float" office:value="4608" table:formula="of:=[.X60]*[.X61]*[.X57]" table:style-name="ce3">
            <text:p>4608</text:p>
          </table:table-cell>
          <table:table-cell office:value-type="float" office:value="4608" table:formula="of:=[.Y60]*[.Y61]*[.Y57]" table:style-name="ce3">
            <text:p>4608</text:p>
          </table:table-cell>
          <table:table-cell table:style-name="ce3"/>
          <table:table-cell office:value-type="float" office:value="4608" table:formula="of:=[.AA60]*[.AA61]*[.AA57]" table:style-name="ce3">
            <text:p>4608</text:p>
          </table:table-cell>
          <table:table-cell office:value-type="float" office:value="4608" table:formula="of:=[.AB60]*[.AB61]*[.AB57]" table:style-name="ce3">
            <text:p>4608</text:p>
          </table:table-cell>
          <table:table-cell table:style-name="ce3"/>
          <table:table-cell office:value-type="float" office:value="4608" table:formula="of:=[.AD60]*[.AD61]*[.AD57]" table:style-name="ce3">
            <text:p>4608</text:p>
          </table:table-cell>
          <table:table-cell office:value-type="float" office:value="4608" table:formula="of:=[.AE60]*[.AE61]*[.AE57]" table:style-name="ce3">
            <text:p>4608</text:p>
          </table:table-cell>
          <table:table-cell table:style-name="ce3"/>
          <table:table-cell office:value-type="float" office:value="4608" table:formula="of:=[.AG60]*[.AG61]*[.AG57]" table:style-name="ce3">
            <text:p>4608</text:p>
          </table:table-cell>
          <table:table-cell office:value-type="float" office:value="4608" table:formula="of:=[.AH60]*[.AH61]*[.AH57]" table:style-name="ce3">
            <text:p>4608</text:p>
          </table:table-cell>
          <table:table-cell table:style-name="ce3"/>
          <table:table-cell office:value-type="float" office:value="4608" table:formula="of:=[.AJ60]*[.AJ61]*[.AJ57]" table:style-name="ce3">
            <text:p>4608</text:p>
          </table:table-cell>
          <table:table-cell office:value-type="float" office:value="4608" table:formula="of:=[.AK60]*[.AK61]*[.AK57]" table:style-name="ce3">
            <text:p>4608</text:p>
          </table:table-cell>
          <table:table-cell table:style-name="ce3"/>
          <table:table-cell office:value-type="float" office:value="1152" table:formula="of:=[.AM60]*[.AM61]*[.AM57]" table:style-name="ce3">
            <text:p>1152</text:p>
          </table:table-cell>
          <table:table-cell office:value-type="float" office:value="2304" table:formula="of:=[.AN60]*[.AN61]*[.AN57]" table:style-name="ce3">
            <text:p>2304</text:p>
          </table:table-cell>
          <table:table-cell table:style-name="ce3"/>
          <table:table-cell office:value-type="float" office:value="2304" table:formula="of:=[.AP60]*[.AP61]*[.AP57]" table:style-name="ce3">
            <text:p>2304</text:p>
          </table:table-cell>
          <table:table-cell office:value-type="float" office:value="2304" table:formula="of:=[.AQ60]*[.AQ61]*[.AQ57]" table:style-name="ce3">
            <text:p>2304</text:p>
          </table:table-cell>
          <table:table-cell table:style-name="ce3"/>
          <table:table-cell office:value-type="float" office:value="512" table:formula="of:=[.AS60]*[.AS58]" table:style-name="ce3">
            <text:p>512</text:p>
          </table:table-cell>
          <table:table-cell office:value-type="float" office:value="246144" table:formula="of:=SUM([.B73:.AS73])" table:style-name="ce3">
            <text:p>24614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45" table:style-name="ce3"/>
          <table:table-cell office:value-type="string" table:style-name="ce5">
            <text:p>NORMALIZATION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8432" table:formula="of:=[.C60]*[.C61]*[.C57]" table:style-name="ce3">
            <text:p>18432</text:p>
          </table:table-cell>
          <table:table-cell table:style-name="ce3"/>
          <table:table-cell office:value-type="float" office:value="18432" table:formula="of:=[.E60]*[.E61]*[.E57]" table:style-name="ce3">
            <text:p>18432</text:p>
          </table:table-cell>
          <table:table-cell office:value-type="float" office:value="36864" table:formula="of:=[.F60]*[.F61]*[.F57]" table:style-name="ce3">
            <text:p>36864</text:p>
          </table:table-cell>
          <table:table-cell table:style-name="ce3"/>
          <table:table-cell office:value-type="float" office:value="9216" table:formula="of:=[.H60]*[.H61]*[.H57]" table:style-name="ce3">
            <text:p>9216</text:p>
          </table:table-cell>
          <table:table-cell office:value-type="float" office:value="18432" table:formula="of:=[.I60]*[.I61]*[.I57]" table:style-name="ce3">
            <text:p>18432</text:p>
          </table:table-cell>
          <table:table-cell table:style-name="ce3"/>
          <table:table-cell office:value-type="float" office:value="18432" table:formula="of:=[.K60]*[.K61]*[.K57]" table:style-name="ce3">
            <text:p>18432</text:p>
          </table:table-cell>
          <table:table-cell office:value-type="float" office:value="18432" table:formula="of:=[.L60]*[.L61]*[.L57]" table:style-name="ce3">
            <text:p>18432</text:p>
          </table:table-cell>
          <table:table-cell table:style-name="ce3"/>
          <table:table-cell office:value-type="float" office:value="4608" table:formula="of:=[.N60]*[.N61]*[.N57]" table:style-name="ce3">
            <text:p>4608</text:p>
          </table:table-cell>
          <table:table-cell office:value-type="float" office:value="9216" table:formula="of:=[.O60]*[.O61]*[.O57]" table:style-name="ce3">
            <text:p>9216</text:p>
          </table:table-cell>
          <table:table-cell table:style-name="ce3"/>
          <table:table-cell office:value-type="float" office:value="9216" table:formula="of:=[.Q60]*[.Q61]*[.Q57]" table:style-name="ce3">
            <text:p>9216</text:p>
          </table:table-cell>
          <table:table-cell office:value-type="float" office:value="9216" table:formula="of:=[.R60]*[.R61]*[.R57]" table:style-name="ce3">
            <text:p>9216</text:p>
          </table:table-cell>
          <table:table-cell table:style-name="ce3"/>
          <table:table-cell office:value-type="float" office:value="16384" table:formula="of:=[.T60]*[.T61]*[.T57]" table:style-name="ce3">
            <text:p>16384</text:p>
          </table:table-cell>
          <table:table-cell office:value-type="float" office:value="4608" table:formula="of:=[.U60]*[.U61]*[.U57]" table:style-name="ce3">
            <text:p>4608</text:p>
          </table:table-cell>
          <table:table-cell table:number-columns-repeated="2" table:style-name="ce3"/>
          <table:table-cell office:value-type="float" office:value="4608" table:formula="of:=[.X60]*[.X61]*[.X57]" table:style-name="ce3">
            <text:p>4608</text:p>
          </table:table-cell>
          <table:table-cell office:value-type="float" office:value="4608" table:formula="of:=[.Y60]*[.Y61]*[.Y57]" table:style-name="ce3">
            <text:p>4608</text:p>
          </table:table-cell>
          <table:table-cell table:style-name="ce3"/>
          <table:table-cell office:value-type="float" office:value="4608" table:formula="of:=[.AA60]*[.AA61]*[.AA57]" table:style-name="ce3">
            <text:p>4608</text:p>
          </table:table-cell>
          <table:table-cell office:value-type="float" office:value="4608" table:formula="of:=[.AB60]*[.AB61]*[.AB57]" table:style-name="ce3">
            <text:p>4608</text:p>
          </table:table-cell>
          <table:table-cell table:style-name="ce3"/>
          <table:table-cell office:value-type="float" office:value="4608" table:formula="of:=[.AD60]*[.AD61]*[.AD57]" table:style-name="ce3">
            <text:p>4608</text:p>
          </table:table-cell>
          <table:table-cell office:value-type="float" office:value="4608" table:formula="of:=[.AE60]*[.AE61]*[.AE57]" table:style-name="ce3">
            <text:p>4608</text:p>
          </table:table-cell>
          <table:table-cell table:style-name="ce3"/>
          <table:table-cell office:value-type="float" office:value="4608" table:formula="of:=[.AG60]*[.AG61]*[.AG57]" table:style-name="ce3">
            <text:p>4608</text:p>
          </table:table-cell>
          <table:table-cell office:value-type="float" office:value="4608" table:formula="of:=[.AH60]*[.AH61]*[.AH57]" table:style-name="ce3">
            <text:p>4608</text:p>
          </table:table-cell>
          <table:table-cell table:style-name="ce3"/>
          <table:table-cell office:value-type="float" office:value="4608" table:formula="of:=[.AJ60]*[.AJ61]*[.AJ57]" table:style-name="ce3">
            <text:p>4608</text:p>
          </table:table-cell>
          <table:table-cell office:value-type="float" office:value="4608" table:formula="of:=[.AK60]*[.AK61]*[.AK57]" table:style-name="ce3">
            <text:p>4608</text:p>
          </table:table-cell>
          <table:table-cell table:style-name="ce3"/>
          <table:table-cell office:value-type="float" office:value="1152" table:formula="of:=[.AM60]*[.AM61]*[.AM57]" table:style-name="ce3">
            <text:p>1152</text:p>
          </table:table-cell>
          <table:table-cell office:value-type="float" office:value="2304" table:formula="of:=[.AN60]*[.AN61]*[.AN57]" table:style-name="ce3">
            <text:p>2304</text:p>
          </table:table-cell>
          <table:table-cell table:style-name="ce3"/>
          <table:table-cell office:value-type="float" office:value="2304" table:formula="of:=[.AP60]*[.AP61]*[.AP57]" table:style-name="ce3">
            <text:p>2304</text:p>
          </table:table-cell>
          <table:table-cell office:value-type="float" office:value="2304" table:formula="of:=[.AQ60]*[.AQ61]*[.AQ57]" table:style-name="ce3">
            <text:p>2304</text:p>
          </table:table-cell>
          <table:table-cell table:style-name="ce3"/>
          <table:table-cell office:value-type="float" office:value="512" table:formula="of:=[.AS58]*[.AS60]" table:style-name="ce3">
            <text:p>512</text:p>
          </table:table-cell>
          <table:table-cell office:value-type="float" office:value="246144" table:formula="of:=SUM([.B75:.AS75])" table:style-name="ce3">
            <text:p>246144</text:p>
          </table:table-cell>
          <table:table-cell office:value-type="string" table:style-name="ce3">
            <text:p>MACC</text:p>
          </table:table-cell>
          <table:table-cell table:number-columns-repeated="978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50" table:style-name="ce3"/>
          <table:table-cell office:value-type="string" table:style-name="ce5">
            <text:p>ERROR GRADIENT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47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formula="of:=SUM([.AV77:.AX77])" table:style-name="ce3">
            <text:p>2</text:p>
          </table:table-cell>
          <table:table-cell office:value-type="string" table:style-name="ce3">
            <text:p>MACC</text:p>
          </table:table-cell>
          <table:table-cell table:number-columns-repeated="973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55296" table:formula="of:=[.AS60]*[.B60]*[.B61]*[.B57]" table:style-name="ce3">
            <text:p>5529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office:value-type="string" table:style-name="ce3">
            <text:p>INF</text:p>
          </table:table-cell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string" table:style-name="ce3">
            <text:p>MACC</text:p>
          </table:table-cell>
          <table:table-cell office:value-type="float" office:value="22356136" table:formula="of:=[.AY67]+[.AT69]+[.AT71]+[.AY77]" table:style-name="ce3">
            <text:p>22356136</text:p>
          </table:table-cell>
          <table:table-cell table:number-columns-repeated="1023" table:style-name="ce3"/>
          <table:table-cell table:number-columns-repeated="15359"/>
        </table:table-row>
        <table:table-row table:style-name="ro2">
          <table:table-cell office:value-type="string" table:style-name="ce3">
            <text:p>ACTIVATIONS</text:p>
          </table:table-cell>
          <table:table-cell office:value-type="float" office:value="259467" table:formula="of:=[.B52]+[.C52]+[.E52]+[.H52]+[.F52]+[.I52]+[.K52]+[.L52]+[.N52]+[.O52]+[.Q52]+[.R52]+[.T52]+[.U52]+[.X52]+[.Y52]+[.AA52]+[.AB52]+[.AD52]+[.AE52]+[.AG52]+[.AH52]+[.AJ52]+[.AK52]+[.AM52]+[.AN52]+[.AP52]+[.AQ52]+[.AR52]+[.AS52]+[.AW52]" table:style-name="ce3">
            <text:p>259467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1454720" table:formula="of:=2*([.AT67]+[.AT71]+[.AT73]+[.AT75])" table:style-name="ce3">
            <text:p>314547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82945" table:formula="of:=[.F52]+[.E52]+[.B52]" table:style-name="ce3">
            <text:p>82945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22909134" table:formula="of:=[.AY67]*2+[.AT71]+[.AY77]+[.B79]" table:style-name="ce3">
            <text:p>2290913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59467" table:formula="of:=[.B52]+[.C52]+[.E52]+[.H52]+[.F52]+[.I52]+[.K52]+[.L52]+[.N52]+[.O52]+[.Q52]+[.R52]+[.T52]+[.U52]+[.X52]+[.Y52]+[.AA52]+[.AB52]+[.AD52]+[.AE52]+[.AG52]+[.AH52]+[.AJ52]+[.AK52]+[.AM52]+[.AN52]+[.AP52]+[.AQ52]+[.AR52]+[.AS52]+[.AW52]" table:style-name="ce3">
            <text:p>259467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22964430" table:style-name="ce3">
            <text:p>2296443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368" table:style-name="ce5">
            <text:p>36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Red-FTP</text:p>
          </table:table-cell>
          <table:table-cell table:style-name="ce3"/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22337742" table:formula="of:=[.AY67]*2+[.AT71]+[.AY77]+2*[.F61]*[.F60]*[.F57]*[.AS60]-[.C67]-[.E67]" table:style-name="ce3">
            <text:p>22337742</text:p>
          </table:table-cell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368" table:formula="of:=[.B55]+[.C55]+[.E55]+[.F55]+[.H55]+[.I55]+[.K55]+[.L55]+[.N55]+[.O55]+[.P55]+[.U55]" table:style-name="ce5">
            <text:p>368</text:p>
          </table:table-cell>
          <table:table-cell table:style-name="ce5"/>
          <table:table-cell table:number-columns-repeated="1022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10850" table:formula="of:=[.AY54]+[.AY55]" table:style-name="ce3">
            <text:p>21085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2">
            <text:p>CIFAR RESNE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layer:</text:p>
          </table:table-cell>
          <table:table-cell office:value-type="string" table:style-name="ce3">
            <text:p>input</text:p>
          </table:table-cell>
          <table:table-cell office:value-type="string" table:style-name="ce3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5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10">
            <text:p>Padding</text:p>
          </table:table-cell>
          <table:table-cell office:value-type="string" table:style-name="ce10">
            <text:p>Conv2d</text:p>
          </table:table-cell>
          <table:table-cell office:value-type="string" table:style-name="ce5">
            <text:p>Conv2d</text:p>
          </table:table-cell>
          <table:table-cell office:value-type="string" table:style-name="ce3">
            <text:p>Eltwise</text:p>
          </table:table-cell>
          <table:table-cell office:value-type="string" table:style-name="ce3">
            <text:p>Pool</text:p>
          </table:table-cell>
          <table:table-cell table:style-name="ce3"/>
          <table:table-cell office:value-type="string" table:style-name="ce3">
            <text:p>Dense</text:p>
          </table:table-cell>
          <table:table-cell table:number-columns-repeated="2" table:style-name="ce3"/>
          <table:table-cell office:value-type="string" table:style-name="ce3">
            <text:p>converter</text:p>
          </table:table-cell>
          <table:table-cell office:value-type="string" table:style-name="ce3">
            <text:p>NonLin</text:p>
          </table:table-cell>
          <table:table-cell office:value-type="string" table:style-name="ce3">
            <text:p>converter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size activations (byte)</text:p>
          </table:table-cell>
          <table:table-cell office:value-type="float" office:value="3073" table:style-name="ce3">
            <text:p>3073</text:p>
          </table:table-cell>
          <table:table-cell office:value-type="float" office:value="16384" table:style-name="ce3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16384" table:style-name="ce10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16384" table:style-name="ce10">
            <text:p>16384</text:p>
          </table:table-cell>
          <table:table-cell office:value-type="float" office:value="16384" table:style-name="ce3">
            <text:p>16384</text:p>
          </table:table-cell>
          <table:table-cell office:value-type="float" office:value="18496" table:style-name="ce10">
            <text:p>18496</text:p>
          </table:table-cell>
          <table:table-cell office:value-type="float" office:value="8192" table:style-name="ce10">
            <text:p>8192</text:p>
          </table:table-cell>
          <table:table-cell office:value-type="float" office:value="10368" table:style-name="ce10">
            <text:p>10368</text:p>
          </table:table-cell>
          <table:table-cell office:value-type="float" office:value="8192" table:style-name="ce10">
            <text:p>8192</text:p>
          </table:table-cell>
          <table:table-cell office:value-type="float" office:value="8192" table:style-name="ce5">
            <text:p>8192</text:p>
          </table:table-cell>
          <table:table-cell office:value-type="float" office:value="8192" table:style-name="ce3">
            <text:p>8192</text:p>
          </table:table-cell>
          <table:table-cell office:value-type="float" office:value="10368" table:style-name="ce10">
            <text:p>10368</text:p>
          </table:table-cell>
          <table:table-cell office:value-type="float" office:value="4096" table:style-name="ce10">
            <text:p>4096</text:p>
          </table:table-cell>
          <table:table-cell office:value-type="float" office:value="6400" table:style-name="ce10">
            <text:p>6400</text:p>
          </table:table-cell>
          <table:table-cell office:value-type="float" office:value="4096" table:style-name="ce10">
            <text:p>4096</text:p>
          </table:table-cell>
          <table:table-cell office:value-type="float" office:value="4096" table:style-name="ce5">
            <text:p>4096</text:p>
          </table:table-cell>
          <table:table-cell office:value-type="float" office:value="4096" table:style-name="ce3">
            <text:p>4096</text:p>
          </table:table-cell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number-columns-repeated="2" table:style-name="ce3"/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3">
            <text:p>10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shape</text:p>
          </table:table-cell>
          <table:table-cell office:value-type="string" table:style-name="ce3">
            <text:p>1,32,32,3</text:p>
          </table:table-cell>
          <table:table-cell office:value-type="string" table:style-name="ce3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32,32,16</text:p>
          </table:table-cell>
          <table:table-cell office:value-type="string" table:style-name="ce3">
            <text:p>1,32,32,16</text:p>
          </table:table-cell>
          <table:table-cell office:value-type="string" table:style-name="ce10">
            <text:p>1,34,34,16</text:p>
          </table:table-cell>
          <table:table-cell office:value-type="string" table:style-name="ce10">
            <text:p>1,16,16,32</text:p>
          </table:table-cell>
          <table:table-cell office:value-type="string" table:style-name="ce10">
            <text:p>1,18,18,32</text:p>
          </table:table-cell>
          <table:table-cell office:value-type="string" table:style-name="ce10">
            <text:p>1,16,16,32</text:p>
          </table:table-cell>
          <table:table-cell office:value-type="string" table:style-name="ce5">
            <text:p>1,16,16,32</text:p>
          </table:table-cell>
          <table:table-cell office:value-type="string" table:style-name="ce3">
            <text:p>1,16,16,32</text:p>
          </table:table-cell>
          <table:table-cell office:value-type="string" table:style-name="ce10">
            <text:p>1,18,18,32</text:p>
          </table:table-cell>
          <table:table-cell office:value-type="string" table:style-name="ce10">
            <text:p>1,8,8,64</text:p>
          </table:table-cell>
          <table:table-cell office:value-type="string" table:style-name="ce10">
            <text:p>1,10,10,64</text:p>
          </table:table-cell>
          <table:table-cell office:value-type="string" table:style-name="ce10">
            <text:p>1,8,8,64</text:p>
          </table:table-cell>
          <table:table-cell office:value-type="string" table:style-name="ce5">
            <text:p>1,8,8,64</text:p>
          </table:table-cell>
          <table:table-cell office:value-type="string" table:style-name="ce3">
            <text:p>1,8,8,64</text:p>
          </table:table-cell>
          <table:table-cell office:value-type="string" table:style-name="ce3">
            <text:p>1,1,1,64</text:p>
          </table:table-cell>
          <table:table-cell table:style-name="ce3"/>
          <table:table-cell office:value-type="string" table:style-name="ce3">
            <text:p>1,1,1,10</text:p>
          </table:table-cell>
          <table:table-cell table:number-columns-repeated="2" table:style-name="ce3"/>
          <table:table-cell office:value-type="string" table:style-name="ce3">
            <text:p>1,1,1,10</text:p>
          </table:table-cell>
          <table:table-cell office:value-type="string" table:style-name="ce3">
            <text:p>1,1,1,10</text:p>
          </table:table-cell>
          <table:table-cell office:value-type="string" table:style-name="ce3">
            <text:p>1,1,1,10</text:p>
          </table:table-cell>
          <table:table-cell table:number-columns-repeated="997" table:style-name="ce3"/>
          <table:table-cell table:number-columns-repeated="15359"/>
        </table:table-row>
        <table:table-row table:style-name="ro1">
          <table:table-cell office:value-type="string" table:style-name="ce3">
            <text:p>weights</text:p>
          </table:table-cell>
          <table:table-cell table:style-name="ce3"/>
          <table:table-cell office:value-type="float" office:value="432" table:style-name="ce4">
            <text:p>432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table:style-name="ce3"/>
          <table:table-cell office:value-type="float" office:value="2304" table:style-name="ce4">
            <text:p>2304</text:p>
          </table:table-cell>
          <table:table-cell table:number-columns-repeated="2" table:style-name="ce3"/>
          <table:table-cell office:value-type="float" office:value="4608" table:style-name="ce4">
            <text:p>4608</text:p>
          </table:table-cell>
          <table:table-cell table:style-name="ce3"/>
          <table:table-cell office:value-type="float" office:value="9216" table:style-name="ce4">
            <text:p>9216</text:p>
          </table:table-cell>
          <table:table-cell office:value-type="float" office:value="512" table:style-name="ce4">
            <text:p>512</text:p>
          </table:table-cell>
          <table:table-cell table:style-name="ce3"/>
          <table:table-cell table:style-name="ce1"/>
          <table:table-cell office:value-type="float" office:value="18432" table:style-name="ce4">
            <text:p>18432</text:p>
          </table:table-cell>
          <table:table-cell table:style-name="ce3"/>
          <table:table-cell office:value-type="float" office:value="36864" table:style-name="ce4">
            <text:p>36864</text:p>
          </table:table-cell>
          <table:table-cell office:value-type="float" office:value="2048" table:style-name="ce4">
            <text:p>2048</text:p>
          </table:table-cell>
          <table:table-cell table:number-columns-repeated="3" table:style-name="ce3"/>
          <table:table-cell office:value-type="float" office:value="640" table:style-name="ce4">
            <text:p>640</text:p>
          </table:table-cell>
          <table:table-cell table:number-columns-repeated="5" table:style-name="ce3"/>
          <table:table-cell office:value-type="float" office:value="77360" table:formula="of:=SUM([.B103:.AB103])" table:style-name="ce3">
            <text:p>77360</text:p>
          </table:table-cell>
          <table:table-cell office:value-type="string" table:style-name="ce3">
            <text:p>weight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style-name="ce3"/>
          <table:table-cell office:value-type="float" office:value="16" table:style-name="ce4">
            <text:p>16</text:p>
          </table:table-cell>
          <table:table-cell table:number-columns-repeated="2" table:style-name="ce3"/>
          <table:table-cell office:value-type="float" office:value="32" table:style-name="ce4">
            <text:p>32</text:p>
          </table:table-cell>
          <table:table-cell table:style-name="ce3"/>
          <table:table-cell office:value-type="float" office:value="32" table:style-name="ce4">
            <text:p>32</text:p>
          </table:table-cell>
          <table:table-cell office:value-type="float" office:value="32" table:style-name="ce4">
            <text:p>32</text:p>
          </table:table-cell>
          <table:table-cell table:style-name="ce3"/>
          <table:table-cell table:style-name="ce1"/>
          <table:table-cell office:value-type="float" office:value="64" table:style-name="ce4">
            <text:p>64</text:p>
          </table:table-cell>
          <table:table-cell table:style-name="ce3"/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number-columns-repeated="3" table:style-name="ce3"/>
          <table:table-cell office:value-type="float" office:value="10" table:style-name="ce4">
            <text:p>10</text:p>
          </table:table-cell>
          <table:table-cell table:number-columns-repeated="5" table:style-name="ce3"/>
          <table:table-cell office:value-type="float" office:value="346" table:formula="of:=SUM([.B104:.AB104])" table:style-name="ce3">
            <text:p>346</text:p>
          </table:table-cell>
          <table:table-cell office:value-type="string" table:style-name="ce3">
            <text:p>biase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4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table:number-columns-repeated="1005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float" office:value="64" table:style-name="ce3">
            <text:p>64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4" table:style-name="ce3">
            <text:p>34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8" table:style-name="ce3">
            <text:p>18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004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office:value-type="float" office:value="10" table:style-name="ce3">
            <text:p>10</text:p>
          </table:table-cell>
          <table:table-cell table:number-columns-repeated="1002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32" table:style-name="ce3">
            <text:p>32</text:p>
          </table:table-cell>
          <table:table-cell table:style-name="ce3"/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005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1006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TOTAL</text:p>
          </table:table-cell>
          <table:table-cell table:number-columns-repeated="1001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23" table:style-name="ce3"/>
          <table:table-cell office:value-type="string" table:style-name="ce5">
            <text:p>FORWARD PASS</text:p>
          </table:table-cell>
          <table:table-cell table:number-columns-repeated="4" table:style-name="ce3"/>
          <table:table-cell office:value-type="string" table:style-name="ce5">
            <text:p>FORWARD PASS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42368" table:formula="of:=[.C111]*[.C112]*[.C105]*[.C109]*[.C110]*[.C106]" table:style-name="ce3">
            <text:p>442368</text:p>
          </table:table-cell>
          <table:table-cell table:style-name="ce3"/>
          <table:table-cell office:value-type="float" office:value="2359296" table:formula="of:=[.E111]*[.E112]*[.E105]*[.E109]*[.E110]*[.E106]" table:style-name="ce3">
            <text:p>2359296</text:p>
          </table:table-cell>
          <table:table-cell table:style-name="ce3"/>
          <table:table-cell office:value-type="float" office:value="2359296" table:formula="of:=[.G111]*[.G112]*[.G105]*[.G109]*[.G110]*[.G106]" table:style-name="ce3">
            <text:p>2359296</text:p>
          </table:table-cell>
          <table:table-cell office:value-type="float" office:value="16384" table:formula="of:=[.H101]" table:style-name="ce3">
            <text:p>16384</text:p>
          </table:table-cell>
          <table:table-cell table:style-name="ce3"/>
          <table:table-cell office:value-type="float" office:value="1179648" table:formula="of:=[.J111]*[.J112]*[.J105]*[.J109]*[.J110]*[.J106]" table:style-name="ce3">
            <text:p>1179648</text:p>
          </table:table-cell>
          <table:table-cell table:style-name="ce3"/>
          <table:table-cell office:value-type="float" office:value="2359296" table:formula="of:=[.L111]*[.L112]*[.L105]*[.L109]*[.L110]*[.L106]" table:style-name="ce3">
            <text:p>2359296</text:p>
          </table:table-cell>
          <table:table-cell office:value-type="float" office:value="131072" table:formula="of:=[.M111]*[.M112]*[.M105]*[.M109]*[.M110]*[.M106]" table:style-name="ce3">
            <text:p>131072</text:p>
          </table:table-cell>
          <table:table-cell office:value-type="float" office:value="8192" table:formula="of:=[.N101]" table:style-name="ce11">
            <text:p>8192</text:p>
          </table:table-cell>
          <table:table-cell table:style-name="ce3"/>
          <table:table-cell office:value-type="float" office:value="1179648" table:formula="of:=[.P111]*[.P112]*[.P105]*[.P109]*[.P110]*[.P106]" table:style-name="ce3">
            <text:p>1179648</text:p>
          </table:table-cell>
          <table:table-cell table:style-name="ce3"/>
          <table:table-cell office:value-type="float" office:value="2359296" table:formula="of:=[.R111]*[.R112]*[.R105]*[.R109]*[.R110]*[.R106]" table:style-name="ce3">
            <text:p>2359296</text:p>
          </table:table-cell>
          <table:table-cell office:value-type="float" office:value="131072" table:formula="of:=[.S111]*[.S112]*[.S105]*[.S109]*[.S110]*[.S106]" table:style-name="ce3">
            <text:p>131072</text:p>
          </table:table-cell>
          <table:table-cell office:value-type="float" office:value="4096" table:formula="of:=[.T101]" table:style-name="ce11">
            <text:p>4096</text:p>
          </table:table-cell>
          <table:table-cell office:value-type="float" office:value="4096" table:formula="of:=[.U107]*[.U108]*[.U105]" table:style-name="ce3">
            <text:p>4096</text:p>
          </table:table-cell>
          <table:table-cell table:style-name="ce3"/>
          <table:table-cell office:value-type="float" office:value="640" table:formula="of:=[.W107]*[.W109]" table:style-name="ce3">
            <text:p>640</text:p>
          </table:table-cell>
          <table:table-cell office:value-type="float" office:value="12534400" table:formula="of:=SUM([.B116:.W116])" table:style-name="ce3">
            <text:p>12534400</text:p>
          </table:table-cell>
          <table:table-cell office:value-type="string" table:style-name="ce3">
            <text:p>MACC</text:p>
          </table:table-cell>
          <table:table-cell office:value-type="float" office:value="20" table:style-name="ce3">
            <text:p>20</text:p>
          </table:table-cell>
          <table:table-cell office:value-type="float" office:value="150" table:style-name="ce3">
            <text:p>150</text:p>
          </table:table-cell>
          <table:table-cell office:value-type="float" office:value="20" table:style-name="ce3">
            <text:p>20</text:p>
          </table:table-cell>
          <table:table-cell office:value-type="float" office:value="12534590" table:formula="of:=SUM([.C116:.W116])+SUM([.Z116:.AB116])" table:style-name="ce3">
            <text:p>12534590</text:p>
          </table:table-cell>
          <table:table-cell office:value-type="string" table:style-name="ce3">
            <text:p>MACC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22" table:style-name="ce3"/>
          <table:table-cell office:value-type="float" office:value="0" table:formula="of:=SUM([.B117:.W117])" table:style-name="ce3">
            <text:p>0</text:p>
          </table:table-cell>
          <table:table-cell office:value-type="string" table:style-name="ce5">
            <text:p>BACKWARD PA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3" table:style-name="ce3"/>
          <table:table-cell office:value-type="float" office:value="2359296" table:formula="of:=[.E111]*[.E112]*[.E105]*[.E109]*[.E110]*[.E106]" table:style-name="ce3">
            <text:p>2359296</text:p>
          </table:table-cell>
          <table:table-cell table:style-name="ce3"/>
          <table:table-cell office:value-type="float" office:value="2359296" table:formula="of:=[.G111]*[.G112]*[.G105]*[.G109]*[.G110]*[.G106]" table:style-name="ce3">
            <text:p>2359296</text:p>
          </table:table-cell>
          <table:table-cell table:number-columns-repeated="2" table:style-name="ce3"/>
          <table:table-cell office:value-type="float" office:value="1179648" table:formula="of:=[.J111]*[.J112]*[.J105]*[.J109]*[.J110]*[.J106]" table:style-name="ce3">
            <text:p>1179648</text:p>
          </table:table-cell>
          <table:table-cell table:style-name="ce3"/>
          <table:table-cell office:value-type="float" office:value="2359296" table:formula="of:=[.L111]*[.L112]*[.L105]*[.L109]*[.L110]*[.L106]" table:style-name="ce3">
            <text:p>2359296</text:p>
          </table:table-cell>
          <table:table-cell office:value-type="float" office:value="131072" table:formula="of:=[.M111]*[.M112]*[.M105]*[.M109]*[.M110]*[.M106]" table:style-name="ce3">
            <text:p>131072</text:p>
          </table:table-cell>
          <table:table-cell table:number-columns-repeated="2" table:style-name="ce3"/>
          <table:table-cell office:value-type="float" office:value="1179648" table:formula="of:=[.P111]*[.P112]*[.P105]*[.P109]*[.P110]*[.P106]" table:style-name="ce3">
            <text:p>1179648</text:p>
          </table:table-cell>
          <table:table-cell table:style-name="ce3"/>
          <table:table-cell office:value-type="float" office:value="2359296" table:formula="of:=[.R111]*[.R112]*[.R105]*[.R109]*[.R110]*[.R106]" table:style-name="ce3">
            <text:p>2359296</text:p>
          </table:table-cell>
          <table:table-cell office:value-type="float" office:value="131072" table:formula="of:=[.S111]*[.S112]*[.S105]*[.S109]*[.S110]*[.S106]" table:style-name="ce3">
            <text:p>131072</text:p>
          </table:table-cell>
          <table:table-cell table:style-name="ce3"/>
          <table:table-cell office:value-type="float" office:value="4096" table:formula="of:=[.U107]*[.U108]*[.U105]" table:style-name="ce3">
            <text:p>4096</text:p>
          </table:table-cell>
          <table:table-cell table:style-name="ce3"/>
          <table:table-cell office:value-type="float" office:value="640" table:formula="of:=[.W107]*[.W109]" table:style-name="ce3">
            <text:p>640</text:p>
          </table:table-cell>
          <table:table-cell office:value-type="float" office:value="12063360" table:formula="of:=SUM([.B118:.W118])" table:style-name="ce3">
            <text:p>12063360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22" table:style-name="ce3"/>
          <table:table-cell office:value-type="float" office:value="0" table:formula="of:=SUM([.B119:.W119])" table:style-name="ce3">
            <text:p>0</text:p>
          </table:table-cell>
          <table:table-cell office:value-type="string" table:style-name="ce5">
            <text:p>WEIGHT UPDATE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442368" table:formula="of:=[.C109]*[.C110]*[.C105]*[.C111]*[.C112]*[.C106]" table:style-name="ce3">
            <text:p>442368</text:p>
          </table:table-cell>
          <table:table-cell table:style-name="ce3"/>
          <table:table-cell office:value-type="float" office:value="2359296" table:formula="of:=[.E109]*[.E110]*[.E105]*[.E111]*[.E112]*[.E106]" table:style-name="ce3">
            <text:p>2359296</text:p>
          </table:table-cell>
          <table:table-cell table:style-name="ce3"/>
          <table:table-cell office:value-type="float" office:value="2359296" table:formula="of:=[.G109]*[.G110]*[.G105]*[.G111]*[.G112]*[.G106]" table:style-name="ce3">
            <text:p>2359296</text:p>
          </table:table-cell>
          <table:table-cell table:number-columns-repeated="2" table:style-name="ce3"/>
          <table:table-cell office:value-type="float" office:value="1179648" table:formula="of:=[.J109]*[.J110]*[.J105]*[.J111]*[.J112]*[.J106]" table:style-name="ce3">
            <text:p>1179648</text:p>
          </table:table-cell>
          <table:table-cell table:style-name="ce3"/>
          <table:table-cell office:value-type="float" office:value="2359296" table:formula="of:=[.L109]*[.L110]*[.L105]*[.L111]*[.L112]*[.L106]" table:style-name="ce3">
            <text:p>2359296</text:p>
          </table:table-cell>
          <table:table-cell office:value-type="float" office:value="131072" table:formula="of:=[.M109]*[.M110]*[.M105]*[.M111]*[.M112]*[.M106]" table:style-name="ce3">
            <text:p>131072</text:p>
          </table:table-cell>
          <table:table-cell table:number-columns-repeated="2" table:style-name="ce3"/>
          <table:table-cell office:value-type="float" office:value="1179648" table:formula="of:=[.P109]*[.P110]*[.P105]*[.P111]*[.P112]*[.P106]" table:style-name="ce3">
            <text:p>1179648</text:p>
          </table:table-cell>
          <table:table-cell table:style-name="ce3"/>
          <table:table-cell office:value-type="float" office:value="2359296" table:formula="of:=[.R109]*[.R110]*[.R105]*[.R111]*[.R112]*[.R106]" table:style-name="ce3">
            <text:p>2359296</text:p>
          </table:table-cell>
          <table:table-cell office:value-type="float" office:value="131072" table:formula="of:=[.S109]*[.S110]*[.S105]*[.S111]*[.S112]*[.S106]" table:style-name="ce3">
            <text:p>131072</text:p>
          </table:table-cell>
          <table:table-cell table:number-columns-repeated="3" table:style-name="ce3"/>
          <table:table-cell office:value-type="float" office:value="640" table:formula="of:=[.W107]*[.W109]" table:style-name="ce3">
            <text:p>640</text:p>
          </table:table-cell>
          <table:table-cell office:value-type="float" office:value="12501632" table:formula="of:=SUM([.B120:.W120])" table:style-name="ce3">
            <text:p>12501632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22" table:style-name="ce3"/>
          <table:table-cell office:value-type="float" office:value="0" table:formula="of:=SUM([.B121:.W121])" table:style-name="ce3">
            <text:p>0</text:p>
          </table:table-cell>
          <table:table-cell office:value-type="string" table:style-name="ce5">
            <text:p>GOODNESS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6384" table:formula="of:=[.C106]*[.C109]*[.C110]" table:style-name="ce3">
            <text:p>16384</text:p>
          </table:table-cell>
          <table:table-cell table:style-name="ce3"/>
          <table:table-cell office:value-type="float" office:value="16384" table:formula="of:=[.E106]*[.E109]*[.E110]" table:style-name="ce3">
            <text:p>16384</text:p>
          </table:table-cell>
          <table:table-cell table:style-name="ce3"/>
          <table:table-cell office:value-type="float" office:value="16384" table:formula="of:=[.G106]*[.G109]*[.G110]" table:style-name="ce3">
            <text:p>16384</text:p>
          </table:table-cell>
          <table:table-cell table:number-columns-repeated="2" table:style-name="ce3"/>
          <table:table-cell office:value-type="float" office:value="8192" table:formula="of:=[.J106]*[.J109]*[.J110]" table:style-name="ce3">
            <text:p>8192</text:p>
          </table:table-cell>
          <table:table-cell table:style-name="ce3"/>
          <table:table-cell office:value-type="float" office:value="8192" table:formula="of:=[.L106]*[.L109]*[.L110]" table:style-name="ce3">
            <text:p>8192</text:p>
          </table:table-cell>
          <table:table-cell office:value-type="float" office:value="8192" table:formula="of:=[.M106]*[.M109]*[.M110]" table:style-name="ce3">
            <text:p>8192</text:p>
          </table:table-cell>
          <table:table-cell table:number-columns-repeated="2" table:style-name="ce3"/>
          <table:table-cell office:value-type="float" office:value="4096" table:formula="of:=[.P106]*[.P109]*[.P110]" table:style-name="ce3">
            <text:p>4096</text:p>
          </table:table-cell>
          <table:table-cell table:style-name="ce3"/>
          <table:table-cell office:value-type="float" office:value="4096" table:formula="of:=[.R106]*[.R109]*[.R110]" table:style-name="ce3">
            <text:p>4096</text:p>
          </table:table-cell>
          <table:table-cell office:value-type="float" office:value="4096" table:formula="of:=[.S106]*[.S109]*[.S110]" table:style-name="ce3">
            <text:p>4096</text:p>
          </table:table-cell>
          <table:table-cell table:number-columns-repeated="3" table:style-name="ce3"/>
          <table:table-cell office:value-type="float" office:value="10" table:formula="of:=[.W109]" table:style-name="ce3">
            <text:p>10</text:p>
          </table:table-cell>
          <table:table-cell office:value-type="float" office:value="86026" table:formula="of:=SUM([.B122:.W122])" table:style-name="ce3">
            <text:p>8602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22" table:style-name="ce3"/>
          <table:table-cell office:value-type="float" office:value="0" table:formula="of:=SUM([.B123:.W123])" table:style-name="ce3">
            <text:p>0</text:p>
          </table:table-cell>
          <table:table-cell office:value-type="string" table:style-name="ce5">
            <text:p>NORMALIZATION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6384" table:formula="of:=[.C106]*[.C109]*[.C110]" table:style-name="ce3">
            <text:p>16384</text:p>
          </table:table-cell>
          <table:table-cell table:style-name="ce3"/>
          <table:table-cell office:value-type="float" office:value="16384" table:formula="of:=[.E106]*[.E109]*[.E110]" table:style-name="ce3">
            <text:p>16384</text:p>
          </table:table-cell>
          <table:table-cell table:style-name="ce3"/>
          <table:table-cell office:value-type="float" office:value="16384" table:formula="of:=[.G106]*[.G109]*[.G110]" table:style-name="ce3">
            <text:p>16384</text:p>
          </table:table-cell>
          <table:table-cell table:number-columns-repeated="2" table:style-name="ce3"/>
          <table:table-cell office:value-type="float" office:value="8192" table:formula="of:=[.J106]*[.J109]*[.J110]" table:style-name="ce3">
            <text:p>8192</text:p>
          </table:table-cell>
          <table:table-cell table:style-name="ce3"/>
          <table:table-cell office:value-type="float" office:value="8192" table:formula="of:=[.L106]*[.L109]*[.L110]" table:style-name="ce3">
            <text:p>8192</text:p>
          </table:table-cell>
          <table:table-cell office:value-type="float" office:value="8192" table:formula="of:=[.M106]*[.M109]*[.M110]" table:style-name="ce3">
            <text:p>8192</text:p>
          </table:table-cell>
          <table:table-cell table:number-columns-repeated="2" table:style-name="ce3"/>
          <table:table-cell office:value-type="float" office:value="4096" table:formula="of:=[.P106]*[.P109]*[.P110]" table:style-name="ce3">
            <text:p>4096</text:p>
          </table:table-cell>
          <table:table-cell table:style-name="ce3"/>
          <table:table-cell office:value-type="float" office:value="4096" table:formula="of:=[.R106]*[.R109]*[.R110]" table:style-name="ce3">
            <text:p>4096</text:p>
          </table:table-cell>
          <table:table-cell office:value-type="float" office:value="4096" table:formula="of:=[.S106]*[.S109]*[.S110]" table:style-name="ce3">
            <text:p>4096</text:p>
          </table:table-cell>
          <table:table-cell table:number-columns-repeated="3" table:style-name="ce3"/>
          <table:table-cell office:value-type="float" office:value="10" table:formula="of:=[.W109]" table:style-name="ce3">
            <text:p>10</text:p>
          </table:table-cell>
          <table:table-cell office:value-type="float" office:value="86026" table:formula="of:=SUM([.B124:.W124])" table:style-name="ce3">
            <text:p>86026</text:p>
          </table:table-cell>
          <table:table-cell office:value-type="string" table:style-name="ce3">
            <text:p>MACC</text:p>
          </table:table-cell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28" table:style-name="ce3"/>
          <table:table-cell office:value-type="string" table:style-name="ce5">
            <text:p>ERROR GRADIENT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25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0" table:formula="of:=SUM([.AA126])" table:style-name="ce3">
            <text:p>10</text:p>
          </table:table-cell>
          <table:table-cell office:value-type="string" table:style-name="ce3">
            <text:p>MACC</text:p>
          </table:table-cell>
          <table:table-cell table:number-columns-repeated="995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0720" table:formula="of:=[.W109]*[.B106]*[.B109]*[.B110]" table:style-name="ce3">
            <text:p>3072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office:value-type="string" table:style-name="ce3">
            <text:p>INF</text:p>
          </table:table-cell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099592" table:formula="of:=[.AC116]+[.X118]+[.X120]+[.AC126]" table:style-name="ce3">
            <text:p>3709959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13779" table:formula="of:=[.B101]+[.C101]+[.E101]+[.G101]+[.H101]+[.J101]+[.L101]+[.M101]+[.N101]+[.P101]+[.R101]+[.S101]+[.U101]+[.W101]+[.AA101]" table:style-name="ce3">
            <text:p>113779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12">
            <text:p>MACC</text:p>
          </table:table-cell>
          <table:table-cell office:value-type="float" office:value="50416168" table:formula="of:=2*([.X116]+[.X120]+[.X122]+[.X124])" table:style-name="ce3">
            <text:p>5041616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12">
            <text:p>ACTIVATIONS</text:p>
          </table:table-cell>
          <table:table-cell office:value-type="float" office:value="52225" table:formula="of:=[.G101]+[.C101]+[.B101]+[.H101]" table:style-name="ce3">
            <text:p>52225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601542" table:formula="of:=2*[.AC116]+[.X120]+[.AC126]+[.B128]" table:style-name="ce3">
            <text:p>3760154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13779" table:formula="of:=[.B101]+[.C101]+[.E101]+[.G101]+[.H101]+[.J101]+[.L101]+[.M101]+[.N101]+[.P101]+[.R101]+[.S101]+[.U101]+[.W101]+[.AA101]" table:style-name="ce3">
            <text:p>113779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632262" table:style-name="ce3">
            <text:p>3763226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30384" table:style-name="ce5">
            <text:p>30384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Red-FTP</text:p>
          </table:table-cell>
          <table:table-cell table:style-name="ce3"/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37456134" table:formula="of:=2*[.AC116]+[.X120]+[.AC126]+2*[.W109]*[.E110]*[.E109]*[.E106]-[.C116]" table:style-name="ce3">
            <text:p>37456134</text:p>
          </table:table-cell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/>
        </table:table-row>
        <table:table-row table:style-name="ro1">
          <table:table-cell office:value-type="string" table:style-name="ce1">
            <text:p>ACTIVATIONS</text:p>
          </table:table-cell>
          <table:table-cell office:value-type="float" office:value="30384" table:formula="of:=[.B103]+[.C103]+[.E103]+[.F103]+[.H103]+[.I103]+[.K103]+[.L103]+[.N103]+[.O103]+[.P103]+[.U103]" table:style-name="ce5">
            <text:p>30384</text:p>
          </table:table-cell>
          <table:table-cell table:style-name="ce5"/>
          <table:table-cell table:number-columns-repeated="1022" table:style-name="ce3"/>
          <table:table-cell table:number-columns-repeated="15359"/>
        </table:table-row>
        <table:table-row table:number-rows-repeated="2"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77706" table:formula="of:=[.AC103]+[.AC104]" table:style-name="ce3">
            <text:p>77706</text:p>
          </table:table-cell>
          <table:table-cell table:number-columns-repeated="1023" table:style-name="ce3"/>
          <table:table-cell table:number-columns-repeated="15359"/>
        </table:table-row>
        <table:table-row table:number-rows-repeated="3"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13">
            <text:p><text:span text:style-name="T1">AE Anomaly</text:span>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layer:</text:span></text:p>
          </table:table-cell>
          <table:table-cell office:value-type="string" table:style-name="ce14">
            <text:p><text:span text:style-name="T1">Input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office:value-type="string" table:style-name="ce14">
            <text:p><text:span text:style-name="T1">FC</text:span>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size activations (byte)</text:span></text:p>
          </table:table-cell>
          <table:table-cell office:value-type="float" office:value="640" table:style-name="ce14">
            <text:p>640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8" table:style-name="ce14">
            <text:p>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128" table:style-name="ce14">
            <text:p>128</text:p>
          </table:table-cell>
          <table:table-cell office:value-type="float" office:value="640" table:style-name="ce14">
            <text:p>640</text:p>
          </table:table-cell>
          <table:table-cell table:number-columns-repeated="2" table:style-name="ce14"/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14">
            <text:p><text:span text:style-name="T1">shape</text:span></text:p>
          </table:table-cell>
          <table:table-cell office:value-type="string" table:style-name="ce14">
            <text:p><text:span text:style-name="T1">1,1,1,640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128</text:span></text:p>
          </table:table-cell>
          <table:table-cell office:value-type="string" table:style-name="ce14">
            <text:p><text:span text:style-name="T1">1,1,1,640</text:span></text:p>
          </table:table-cell>
          <table:table-cell table:number-columns-repeated="2" table:style-name="ce14"/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weigths</text:p>
          </table:table-cell>
          <table:table-cell table:style-name="ce3"/>
          <table:table-cell office:value-type="float" office:value="81920" table:style-name="ce4">
            <text:p>81920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024" table:style-name="ce4">
            <text:p>1024</text:p>
          </table:table-cell>
          <table:table-cell office:value-type="float" office:value="1024" table:style-name="ce4">
            <text:p>102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16384" table:style-name="ce4">
            <text:p>16384</text:p>
          </table:table-cell>
          <table:table-cell office:value-type="float" office:value="81920" table:style-name="ce4">
            <text:p>81920</text:p>
          </table:table-cell>
          <table:table-cell office:value-type="float" office:value="264192" table:formula="of:=SUM([.B154:.L154])" table:style-name="ce3">
            <text:p>264192</text:p>
          </table:table-cell>
          <table:table-cell office:value-type="string" table:style-name="ce3">
            <text:p>weight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biases</text:p>
          </table:table-cell>
          <table:table-cell table:style-name="ce3"/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8" table:style-name="ce4">
            <text:p>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128" table:style-name="ce4">
            <text:p>128</text:p>
          </table:table-cell>
          <table:table-cell office:value-type="float" office:value="640" table:style-name="ce4">
            <text:p>640</text:p>
          </table:table-cell>
          <table:table-cell office:value-type="float" office:value="1672" table:formula="of:=SUM([.B155:.L155])" table:style-name="ce3">
            <text:p>1672</text:p>
          </table:table-cell>
          <table:table-cell office:value-type="string" table:style-name="ce3">
            <text:p>biase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C_i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C_ou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in</text:p>
          </table:table-cell>
          <table:table-cell table:style-name="ce3"/>
          <table:table-cell office:value-type="float" office:value="640" table:style-name="ce3">
            <text:p>640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8" table:style-name="ce3">
            <text:p>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3">
            <text:p>W_i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out</text:p>
          </table:table-cell>
          <table:table-cell office:value-type="float" office:value="640" table:style-name="ce3">
            <text:p>640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8" table:style-name="ce3">
            <text:p>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128" table:style-name="ce3">
            <text:p>128</text:p>
          </table:table-cell>
          <table:table-cell office:value-type="float" office:value="640" table:style-name="ce3">
            <text:p>640</text:p>
          </table:table-cell>
          <table:table-cell table:number-columns-repeated="1013" table:style-name="ce3"/>
          <table:table-cell table:number-columns-repeated="15359"/>
        </table:table-row>
        <table:table-row table:style-name="ro1">
          <table:table-cell office:value-type="string" table:style-name="ce3">
            <text:p>W_out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ker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W_ker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H_stride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W_stride</text:p>
          </table:table-cell>
          <table:table-cell table:number-columns-repeated="11" table:style-name="ce3"/>
          <table:table-cell office:value-type="string" table:style-name="ce3">
            <text:p>TOTAL</text:p>
          </table:table-cell>
          <table:table-cell table:number-columns-repeated="1012" table:style-name="ce3"/>
          <table:table-cell table:number-columns-repeated="15359"/>
        </table:table-row>
        <table:table-row table:style-name="ro1">
          <table:table-cell office:value-type="string" table:style-name="ce5">
            <text:p>FORWARD PASS</text:p>
          </table:table-cell>
          <table:table-cell table:number-columns-repeated="12" table:style-name="ce3"/>
          <table:table-cell office:value-type="string" table:style-name="ce5">
            <text:p>FORWARD PA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1920" table:formula="of:=[.C160]*[.C158]" table:style-name="ce3">
            <text:p>81920</text:p>
          </table:table-cell>
          <table:table-cell office:value-type="float" office:value="16384" table:formula="of:=[.D160]*[.D158]" table:style-name="ce3">
            <text:p>16384</text:p>
          </table:table-cell>
          <table:table-cell office:value-type="float" office:value="16384" table:formula="of:=[.E160]*[.E158]" table:style-name="ce3">
            <text:p>16384</text:p>
          </table:table-cell>
          <table:table-cell office:value-type="float" office:value="16384" table:formula="of:=[.F160]*[.F158]" table:style-name="ce3">
            <text:p>16384</text:p>
          </table:table-cell>
          <table:table-cell office:value-type="float" office:value="1024" table:formula="of:=[.G160]*[.G158]" table:style-name="ce3">
            <text:p>1024</text:p>
          </table:table-cell>
          <table:table-cell office:value-type="float" office:value="1024" table:formula="of:=[.H160]*[.H158]" table:style-name="ce3">
            <text:p>1024</text:p>
          </table:table-cell>
          <table:table-cell office:value-type="float" office:value="16384" table:formula="of:=[.I160]*[.I158]" table:style-name="ce3">
            <text:p>16384</text:p>
          </table:table-cell>
          <table:table-cell office:value-type="float" office:value="16384" table:formula="of:=[.J160]*[.J158]" table:style-name="ce3">
            <text:p>16384</text:p>
          </table:table-cell>
          <table:table-cell office:value-type="float" office:value="16384" table:formula="of:=[.K160]*[.K158]" table:style-name="ce3">
            <text:p>16384</text:p>
          </table:table-cell>
          <table:table-cell office:value-type="float" office:value="81920" table:formula="of:=[.L160]*[.L158]" table:style-name="ce3">
            <text:p>81920</text:p>
          </table:table-cell>
          <table:table-cell office:value-type="float" office:value="264192" table:formula="of:=SUM([.B167:.L167])" table:style-name="ce3">
            <text:p>26419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BACKWARD PASS</text:p>
          </table:table-cell>
          <table:table-cell table:number-columns-repeated="12" table:style-name="ce3"/>
          <table:table-cell office:value-type="string" table:style-name="ce5">
            <text:p>BACKWARD PA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2" table:style-name="ce3"/>
          <table:table-cell office:value-type="float" office:value="16384" table:formula="of:=[.D160]*[.D158]" table:style-name="ce3">
            <text:p>16384</text:p>
          </table:table-cell>
          <table:table-cell office:value-type="float" office:value="16384" table:formula="of:=[.E160]*[.E158]" table:style-name="ce3">
            <text:p>16384</text:p>
          </table:table-cell>
          <table:table-cell office:value-type="float" office:value="16384" table:formula="of:=[.F160]*[.F158]" table:style-name="ce3">
            <text:p>16384</text:p>
          </table:table-cell>
          <table:table-cell office:value-type="float" office:value="1024" table:formula="of:=[.G160]*[.G158]" table:style-name="ce3">
            <text:p>1024</text:p>
          </table:table-cell>
          <table:table-cell office:value-type="float" office:value="1024" table:formula="of:=[.H160]*[.H158]" table:style-name="ce3">
            <text:p>1024</text:p>
          </table:table-cell>
          <table:table-cell office:value-type="float" office:value="16384" table:formula="of:=[.I160]*[.I158]" table:style-name="ce3">
            <text:p>16384</text:p>
          </table:table-cell>
          <table:table-cell office:value-type="float" office:value="16384" table:formula="of:=[.J160]*[.J158]" table:style-name="ce3">
            <text:p>16384</text:p>
          </table:table-cell>
          <table:table-cell office:value-type="float" office:value="16384" table:formula="of:=[.K160]*[.K158]" table:style-name="ce3">
            <text:p>16384</text:p>
          </table:table-cell>
          <table:table-cell office:value-type="float" office:value="81920" table:formula="of:=[.L160]*[.L158]" table:style-name="ce3">
            <text:p>81920</text:p>
          </table:table-cell>
          <table:table-cell office:value-type="float" office:value="182272" table:formula="of:=SUM([.B169:.L169])" table:style-name="ce3">
            <text:p>1822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WEIGHT UPDATE</text:p>
          </table:table-cell>
          <table:table-cell table:number-columns-repeated="12" table:style-name="ce3"/>
          <table:table-cell office:value-type="string" table:style-name="ce5">
            <text:p>WEIGHT UPDATE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81920" table:formula="of:=[.C158]*[.C160]" table:style-name="ce11">
            <text:p>81920</text:p>
          </table:table-cell>
          <table:table-cell office:value-type="float" office:value="16384" table:formula="of:=[.D158]*[.D160]" table:style-name="ce11">
            <text:p>16384</text:p>
          </table:table-cell>
          <table:table-cell office:value-type="float" office:value="16384" table:formula="of:=[.E158]*[.E160]" table:style-name="ce11">
            <text:p>16384</text:p>
          </table:table-cell>
          <table:table-cell office:value-type="float" office:value="16384" table:formula="of:=[.F158]*[.F160]" table:style-name="ce11">
            <text:p>16384</text:p>
          </table:table-cell>
          <table:table-cell office:value-type="float" office:value="1024" table:formula="of:=[.G158]*[.G160]" table:style-name="ce11">
            <text:p>1024</text:p>
          </table:table-cell>
          <table:table-cell office:value-type="float" office:value="1024" table:formula="of:=[.H158]*[.H160]" table:style-name="ce11">
            <text:p>1024</text:p>
          </table:table-cell>
          <table:table-cell office:value-type="float" office:value="16384" table:formula="of:=[.I158]*[.I160]" table:style-name="ce11">
            <text:p>16384</text:p>
          </table:table-cell>
          <table:table-cell office:value-type="float" office:value="16384" table:formula="of:=[.J158]*[.J160]" table:style-name="ce11">
            <text:p>16384</text:p>
          </table:table-cell>
          <table:table-cell office:value-type="float" office:value="16384" table:formula="of:=[.K158]*[.K160]" table:style-name="ce11">
            <text:p>16384</text:p>
          </table:table-cell>
          <table:table-cell office:value-type="float" office:value="81920" table:formula="of:=[.L158]*[.L160]" table:style-name="ce11">
            <text:p>81920</text:p>
          </table:table-cell>
          <table:table-cell office:value-type="float" office:value="264192" table:formula="of:=SUM([.B171:.L171])" table:style-name="ce3">
            <text:p>26419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GOODNESS</text:p>
          </table:table-cell>
          <table:table-cell table:number-columns-repeated="12" table:style-name="ce3"/>
          <table:table-cell office:value-type="string" table:style-name="ce5">
            <text:p>GOODNESS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28" table:formula="of:=[.C160]" table:style-name="ce3">
            <text:p>128</text:p>
          </table:table-cell>
          <table:table-cell office:value-type="float" office:value="128" table:formula="of:=[.D160]" table:style-name="ce3">
            <text:p>128</text:p>
          </table:table-cell>
          <table:table-cell office:value-type="float" office:value="128" table:formula="of:=[.E160]" table:style-name="ce3">
            <text:p>128</text:p>
          </table:table-cell>
          <table:table-cell office:value-type="float" office:value="128" table:formula="of:=[.F160]" table:style-name="ce3">
            <text:p>128</text:p>
          </table:table-cell>
          <table:table-cell office:value-type="float" office:value="8" table:formula="of:=[.G160]" table:style-name="ce3">
            <text:p>8</text:p>
          </table:table-cell>
          <table:table-cell office:value-type="float" office:value="128" table:formula="of:=[.H160]" table:style-name="ce3">
            <text:p>128</text:p>
          </table:table-cell>
          <table:table-cell office:value-type="float" office:value="128" table:formula="of:=[.I160]" table:style-name="ce3">
            <text:p>128</text:p>
          </table:table-cell>
          <table:table-cell office:value-type="float" office:value="128" table:formula="of:=[.J160]" table:style-name="ce3">
            <text:p>128</text:p>
          </table:table-cell>
          <table:table-cell office:value-type="float" office:value="128" table:formula="of:=[.K160]" table:style-name="ce3">
            <text:p>128</text:p>
          </table:table-cell>
          <table:table-cell office:value-type="float" office:value="640" table:formula="of:=[.L160]" table:style-name="ce3">
            <text:p>640</text:p>
          </table:table-cell>
          <table:table-cell office:value-type="float" office:value="1672" table:formula="of:=SUM([.B173:.L173])" table:style-name="ce3">
            <text:p>16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NORMALIZATION</text:p>
          </table:table-cell>
          <table:table-cell table:number-columns-repeated="12" table:style-name="ce3"/>
          <table:table-cell office:value-type="string" table:style-name="ce5">
            <text:p>NORMALIZATION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style-name="ce3"/>
          <table:table-cell office:value-type="float" office:value="128" table:formula="of:=[.C160]" table:style-name="ce3">
            <text:p>128</text:p>
          </table:table-cell>
          <table:table-cell office:value-type="float" office:value="128" table:formula="of:=[.D160]" table:style-name="ce3">
            <text:p>128</text:p>
          </table:table-cell>
          <table:table-cell office:value-type="float" office:value="128" table:formula="of:=[.E160]" table:style-name="ce3">
            <text:p>128</text:p>
          </table:table-cell>
          <table:table-cell office:value-type="float" office:value="128" table:formula="of:=[.F160]" table:style-name="ce3">
            <text:p>128</text:p>
          </table:table-cell>
          <table:table-cell office:value-type="float" office:value="8" table:formula="of:=[.G160]" table:style-name="ce3">
            <text:p>8</text:p>
          </table:table-cell>
          <table:table-cell office:value-type="float" office:value="128" table:formula="of:=[.H160]" table:style-name="ce3">
            <text:p>128</text:p>
          </table:table-cell>
          <table:table-cell office:value-type="float" office:value="128" table:formula="of:=[.I160]" table:style-name="ce3">
            <text:p>128</text:p>
          </table:table-cell>
          <table:table-cell office:value-type="float" office:value="128" table:formula="of:=[.J160]" table:style-name="ce3">
            <text:p>128</text:p>
          </table:table-cell>
          <table:table-cell office:value-type="float" office:value="128" table:formula="of:=[.K160]" table:style-name="ce3">
            <text:p>128</text:p>
          </table:table-cell>
          <table:table-cell office:value-type="float" office:value="640" table:formula="of:=[.L160]" table:style-name="ce3">
            <text:p>640</text:p>
          </table:table-cell>
          <table:table-cell office:value-type="float" office:value="1672" table:formula="of:=SUM([.B175:.L175])" table:style-name="ce3">
            <text:p>1672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ERROR GRADIENT</text:p>
          </table:table-cell>
          <table:table-cell table:number-columns-repeated="12" table:style-name="ce3"/>
          <table:table-cell office:value-type="string" table:style-name="ce5">
            <text:p>ERROR GRADIENT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table:number-columns-repeated="10" table:style-name="ce3"/>
          <table:table-cell office:value-type="float" office:value="640" table:formula="of:=[.L160]" table:style-name="ce3">
            <text:p>640</text:p>
          </table:table-cell>
          <table:table-cell office:value-type="float" office:value="640" table:formula="of:=SUM([.K177:.L177])" table:style-name="ce3">
            <text:p>640</text:p>
          </table:table-cell>
          <table:table-cell office:value-type="string" table:style-name="ce3">
            <text:p>MACC</text:p>
          </table:table-cell>
          <table:table-cell table:number-columns-repeated="1011" table:style-name="ce3"/>
          <table:table-cell table:number-columns-repeated="15359"/>
        </table:table-row>
        <table:table-row table:style-name="ro1">
          <table:table-cell office:value-type="string" table:style-name="ce5">
            <text:p>PROJECTION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409600" table:formula="of:=[.L160]*[.B160]" table:style-name="ce3">
            <text:p>40960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style-name="ro1">
          <table:table-cell office:value-type="string" table:style-name="ce6">
            <text:p>BACKPROPAGATION</text:p>
          </table:table-cell>
          <table:table-cell office:value-type="string" table:style-name="ce3">
            <text:p>TRAIN</text:p>
          </table:table-cell>
          <table:table-cell office:value-type="string" table:style-name="ce3">
            <text:p>INF</text:p>
          </table:table-cell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711296" table:formula="of:=[.M167]+[.M169]+[.M171]+[.M177]" table:style-name="ce3">
            <text:p>71129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312" table:formula="of:=[.B152]+[.C152]+[.D152]+[.E152]+[.F152]+[.G152]+[.H152]+[.I152]+[.J152]+[.K152]+[.L152]" table:style-name="ce3">
            <text:p>231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ORWARD-FORWARD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063456" table:formula="of:=2*([.M167]+[.M171]+[.M173]+[.M175])" table:style-name="ce3">
            <text:p>106345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1408" table:formula="of:=[.B152]+[.K152]+[.L152]" table:style-name="ce3">
            <text:p>1408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PEPITA</text:p>
          </table:table-cell>
          <table:table-cell table:number-columns-repeated="1024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202816" table:formula="of:=2*[.M167]+[.M171]+[.M177]+[.B179]" table:style-name="ce3">
            <text:p>120281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2312" table:formula="of:=[.B152]+[.C152]+[.D152]+[.E152]+[.F152]+[.G152]+[.H152]+[.I152]+[.J152]+[.K152]+[.L152]" table:style-name="ce3">
            <text:p>2312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FTP</text:p>
          </table:table-cell>
          <table:table-cell table:number-columns-repeated="2" table:style-name="ce3"/>
          <table:table-cell table:number-columns-repeated="2" table:style-name="ce1"/>
          <table:table-cell table:number-columns-repeated="1020" table:style-name="ce3"/>
          <table:table-cell table:number-columns-repeated="15359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1612416" table:style-name="ce3">
            <text:p>1612416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3">
            <text:p>ACTIVATIONS</text:p>
          </table:table-cell>
          <table:table-cell office:value-type="float" office:value="0" table:style-name="ce5">
            <text:p>0</text:p>
          </table:table-cell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Red-FTP</text:p>
          </table:table-cell>
          <table:table-cell table:style-name="ce3"/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 table:style-name="ce1"/>
        </table:table-row>
        <table:table-row table:style-name="ro1">
          <table:table-cell office:value-type="string" table:style-name="ce3">
            <text:p>MACC</text:p>
          </table:table-cell>
          <table:table-cell office:value-type="float" office:value="875136" table:formula="of:=2*[.M167]+[.M171]+[.M177]+2*[.L160]*[.C160]-[.C167]" table:style-name="ce3">
            <text:p>875136</text:p>
          </table:table-cell>
          <table:table-cell table:style-name="ce5"/>
          <table:table-cell table:number-columns-repeated="22" table:style-name="ce1"/>
          <table:table-cell table:number-columns-repeated="1000" table:style-name="ce3"/>
          <table:table-cell table:number-columns-repeated="15359" table:style-name="ce1"/>
        </table:table-row>
        <table:table-row table:style-name="ro1">
          <table:table-cell office:value-type="string" table:style-name="ce1">
            <text:p>ACTIVATIONS</text:p>
          </table:table-cell>
          <table:table-cell table:number-columns-repeated="2" table:style-name="ce5"/>
          <table:table-cell table:number-columns-repeated="1022" table:style-name="ce3"/>
          <table:table-cell table:number-columns-repeated="15359" table:style-name="ce1"/>
        </table:table-row>
        <table:table-row table:style-name="ro1">
          <table:table-cell table:number-columns-repeated="1025" table:style-name="ce3"/>
          <table:table-cell table:number-columns-repeated="15359" table:style-name="ce1"/>
        </table:table-row>
        <table:table-row table:style-name="ro1">
          <table:table-cell office:value-type="string" table:style-name="ce7">
            <text:p>PARAMETERS</text:p>
          </table:table-cell>
          <table:table-cell office:value-type="float" office:value="265864" table:formula="of:=[.M154]+[.M155]" table:style-name="ce3">
            <text:p>265864</text:p>
          </table:table-cell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7"/>
          <table:table-cell table:style-name="ce15"/>
          <table:table-cell table:number-columns-repeated="2" table:style-name="ce18"/>
          <table:table-cell table:number-columns-repeated="4" table:style-name="ce15"/>
          <table:table-cell table:number-columns-repeated="1005" table:style-name="ce3"/>
          <table:table-cell table:number-columns-repeated="15359" table:style-name="ce1"/>
        </table:table-row>
        <table:table-row table:number-rows-repeated="2" table:style-name="ro1">
          <table:table-cell table:number-columns-repeated="3" table:style-name="ce15"/>
          <table:table-cell table:number-columns-repeated="6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 table:visibility="collapse">
          <table:table-cell table:number-columns-repeated="3" table:style-name="ce15"/>
          <table:table-cell table:number-columns-repeated="6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 table:visibility="collapse">
          <table:table-cell table:style-name="ce15"/>
          <table:table-cell office:value-type="string" table:style-name="ce18">
            <text:p><text:span text:style-name="T1">DS-CNN/SC</text:span></text:p>
          </table:table-cell>
          <table:table-cell office:value-type="string" table:style-name="ce17">
            <text:p><text:span text:style-name="T1">MobileNet/VWW</text:span></text:p>
          </table:table-cell>
          <table:table-cell office:value-type="string" table:style-name="ce17">
            <text:p><text:span text:style-name="T1">ResNet/Cifar10</text:span></text:p>
          </table:table-cell>
          <table:table-cell office:value-type="string" table:style-name="ce18">
            <text:p><text:span text:style-name="T1">AE/ToyADMOS</text:span></text:p>
          </table:table-cell>
          <table:table-cell table:style-name="ce16"/>
          <table:table-cell table:number-columns-repeated="3" table:style-name="ce15"/>
          <table:table-cell table:number-columns-repeated="6" table:style-name="ce16"/>
          <table:table-cell table:number-columns-repeated="5" table:style-name="ce15"/>
          <table:table-cell table:number-columns-repeated="1011" table:style-name="ce3"/>
          <table:table-cell table:number-columns-repeated="95" table:style-name="ce1"/>
          <table:table-cell table:number-columns-repeated="15258" table:style-name="ce3"/>
        </table:table-row>
        <table:table-row table:style-name="ro1" table:visibility="collapse">
          <table:table-cell office:value-type="string" table:style-name="ce15">
            <text:p>Weights</text:p>
          </table:table-cell>
          <table:table-cell office:value-type="float" office:value="22.603999999999999" table:formula="of:=[.B48]/1000" table:style-name="ce15">
            <text:p>22.604</text:p>
          </table:table-cell>
          <table:table-cell office:value-type="float" office:value="210.85" table:formula="of:=[.B97]/1000" table:style-name="ce15">
            <text:p>210.85</text:p>
          </table:table-cell>
          <table:table-cell office:value-type="float" office:value="77.706000000000003" table:formula="of:=[.B146]/1000" table:style-name="ce16">
            <text:p>77.706</text:p>
          </table:table-cell>
          <table:table-cell office:value-type="float" office:value="265.86399999999998" table:formula="of:=[.B197]/1000" table:style-name="ce16">
            <text:p>265.864</text:p>
          </table:table-cell>
          <table:table-cell office:value-type="string" table:style-name="ce16">
            <text:p>KB</text:p>
          </table:table-cell>
          <table:table-cell table:number-columns-repeated="3" table:style-name="ce15"/>
          <table:table-cell table:number-columns-repeated="6" table:style-name="ce16"/>
          <table:table-cell table:number-columns-repeated="5" table:style-name="ce15"/>
          <table:table-cell table:number-columns-repeated="1011" table:style-name="ce3"/>
          <table:table-cell table:number-columns-repeated="95" table:style-name="ce1"/>
          <table:table-cell table:number-columns-repeated="15258" table:style-name="ce3"/>
        </table:table-row>
        <table:table-row table:style-name="ro1">
          <table:table-cell table:style-name="ce15"/>
          <table:table-cell table:number-columns-repeated="4" table:style-name="ce1"/>
          <table:table-cell table:number-columns-repeated="4" table:style-name="ce16"/>
          <table:table-cell table:number-columns-repeated="11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>
          <table:table-cell table:number-columns-repeated="20" table:style-name="ce15"/>
          <table:table-cell table:number-columns-repeated="1005" table:style-name="ce3"/>
          <table:table-cell table:number-columns-repeated="15359" table:style-name="ce1"/>
        </table:table-row>
        <table:table-row table:style-name="ro1">
          <table:table-cell table:number-columns-repeated="20" table:style-name="ce15"/>
          <table:table-cell table:number-columns-repeated="11" table:style-name="ce19"/>
          <table:table-cell table:number-columns-repeated="994" table:style-name="ce3"/>
          <table:table-cell table:number-columns-repeated="15359" table:style-name="ce1"/>
        </table:table-row>
        <table:table-row table:style-name="ro1">
          <table:table-cell table:number-columns-repeated="20" table:style-name="ce16"/>
          <table:table-cell table:number-columns-repeated="19" table:style-name="ce1"/>
          <table:table-cell table:number-columns-repeated="986" table:style-name="ce3"/>
          <table:table-cell table:number-columns-repeated="15359" table:style-name="ce1"/>
        </table:table-row>
        <table:table-row table:style-name="ro1">
          <table:table-cell office:value-type="string" table:number-columns-spanned="2" table:number-rows-spanned="1" table:style-name="ce55">
            <text:p><text:span text:style-name="T1">Model/Dataset</text:span></text:p>
          </table:table-cell>
          <table:covered-table-cell/>
          <table:table-cell office:value-type="string" table:number-columns-spanned="5" table:number-rows-spanned="1" table:style-name="ce56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57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57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58">
            <text:p>AE/ToyADMOS</text:p>
          </table:table-cell>
          <table:covered-table-cell table:number-columns-repeated="4"/>
          <table:table-cell table:number-columns-repeated="17" table:style-name="ce1"/>
          <table:table-cell table:number-columns-repeated="986" table:style-name="ce3"/>
          <table:table-cell table:number-columns-repeated="15359" table:style-name="ce1"/>
        </table:table-row>
        <table:table-row table:style-name="ro1">
          <table:table-cell office:value-type="string" table:number-columns-spanned="2" table:number-rows-spanned="1" table:style-name="ce55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table:style-name="ce16"/>
          <table:table-cell table:number-columns-repeated="21" table:style-name="ce1"/>
          <table:table-cell table:number-columns-repeated="986" table:style-name="ce3"/>
          <table:table-cell table:number-columns-repeated="96" table:style-name="ce1"/>
          <table:table-cell table:number-columns-repeated="15258" table:style-name="ce3"/>
        </table:table-row>
        <table:table-row table:style-name="ro3">
          <table:table-cell office:value-type="string" table:number-columns-spanned="1" table:number-rows-spanned="4" table:style-name="ce59">
            <text:p><text:span text:style-name="T1">Training</text:span></text:p>
          </table:table-cell>
          <table:table-cell office:value-type="string" table:style-name="ce16">
            <text:p>MACC</text:p>
          </table:table-cell>
          <table:table-cell office:value-type="float" office:value="7.666544" table:formula="of:=[.B33]/(10^6)" table:style-name="ce22">
            <text:p>7.7</text:p>
          </table:table-cell>
          <table:table-cell office:value-type="float" office:value="10.93112" table:formula="of:=[.B36]/(10^6)" table:style-name="ce22">
            <text:p>10.9</text:p>
          </table:table-cell>
          <table:table-cell office:value-type="float" office:value="7.9926519999999996" table:formula="of:=[.B39]/(10^6)" table:style-name="ce22">
            <text:p>8.0</text:p>
          </table:table-cell>
          <table:table-cell office:value-type="float" office:value="7.998532" table:formula="of:=[.B42]/(10^6)" table:style-name="ce22">
            <text:p>8.0</text:p>
          </table:table-cell>
          <table:table-cell office:value-type="float" office:value="7.786772" table:formula="of:=[.B45]/(10^6)" table:style-name="ce22">
            <text:p>7.8</text:p>
          </table:table-cell>
          <table:table-cell office:value-type="float" office:value="22.356135999999999" table:formula="of:=[.B82]/(10^6)" table:style-name="ce22">
            <text:p>22.4</text:p>
          </table:table-cell>
          <table:table-cell office:value-type="float" office:value="31.454719999999998" table:formula="of:=[.B85]/(10^6)" table:style-name="ce22">
            <text:p>31.5</text:p>
          </table:table-cell>
          <table:table-cell office:value-type="float" office:value="22.909134000000002" table:formula="of:=[.B88]/(10^6)" table:style-name="ce22">
            <text:p>22.9</text:p>
          </table:table-cell>
          <table:table-cell office:value-type="float" office:value="22.96443" table:formula="of:=[.B91]/(10^6)" table:style-name="ce22">
            <text:p>23.0</text:p>
          </table:table-cell>
          <table:table-cell office:value-type="float" office:value="22.337741999999999" table:formula="of:=[.B94]/(10^6)" table:style-name="ce23">
            <text:p>22.3</text:p>
          </table:table-cell>
          <table:table-cell office:value-type="float" office:value="37.099592000000001" table:formula="of:=[.B130]/(10^6)" table:style-name="ce22">
            <text:p>37.1</text:p>
          </table:table-cell>
          <table:table-cell office:value-type="float" office:value="50.416167999999999" table:formula="of:=[.B133]/(10^6)" table:style-name="ce22">
            <text:p>50.4</text:p>
          </table:table-cell>
          <table:table-cell office:value-type="float" office:value="37.601542000000002" table:formula="of:=[.B136]/(10^6)" table:style-name="ce22">
            <text:p>37.6</text:p>
          </table:table-cell>
          <table:table-cell office:value-type="float" office:value="37.632261999999997" table:formula="of:=[.B139]/(10^6)" table:style-name="ce22">
            <text:p>37.6</text:p>
          </table:table-cell>
          <table:table-cell office:value-type="float" office:value="37.456133999999999" table:formula="of:=[.B142]/(10^6)" table:style-name="ce22">
            <text:p>37.5</text:p>
          </table:table-cell>
          <table:table-cell office:value-type="float" office:value="0.71129600000000004" table:formula="of:=[.B182]/(10^6)" table:style-name="ce22">
            <text:p>0.7</text:p>
          </table:table-cell>
          <table:table-cell office:value-type="float" office:value="1.063456" table:formula="of:=[.B185]/(10^6)" table:style-name="ce22">
            <text:p>1.1</text:p>
          </table:table-cell>
          <table:table-cell office:value-type="float" office:value="1.2028160000000001" table:formula="of:=[.B188]/(10^6)" table:style-name="ce22">
            <text:p>1.2</text:p>
          </table:table-cell>
          <table:table-cell office:value-type="float" office:value="1.6124160000000001" table:formula="of:=[.B191]/(10^6)" table:style-name="ce22">
            <text:p>1.6</text:p>
          </table:table-cell>
          <table:table-cell office:value-type="float" office:value="0.87513600000000002" table:formula="of:=[.B194]/(10^6)" table:style-name="ce22">
            <text:p>0.9</text:p>
          </table:table-cell>
          <table:table-cell office:value-type="string" table:style-name="ce16">
            <text:p>millions</text:p>
          </table:table-cell>
          <table:table-cell table:number-columns-repeated="25" table:style-name="ce1"/>
          <table:table-cell table:number-columns-repeated="988" table:style-name="ce3"/>
          <table:table-cell table:number-columns-repeated="90" table:style-name="ce1"/>
          <table:table-cell table:number-columns-repeated="15258" table:style-name="ce3"/>
        </table:table-row>
        <table:table-row table:style-name="ro3">
          <table:covered-table-cell/>
          <table:table-cell office:value-type="string" table:style-name="ce16">
            <text:p>MACC (%)</text:p>
          </table:table-cell>
          <table:table-cell office:value-type="percentage" office:value="0" table:formula="of:=[.C209]/[.$C$209]-1" table:style-name="ce24">
            <text:p>0.00%</text:p>
          </table:table-cell>
          <table:table-cell office:value-type="percentage" office:value="0.4258210740067494" table:formula="of:=[.D209]/[.$C$209]-1" table:style-name="ce24">
            <text:p>42.58%</text:p>
          </table:table-cell>
          <table:table-cell office:value-type="percentage" office:value="4.2536506671063234E-2" table:formula="of:=[.E209]/[.$C$209]-1" table:style-name="ce24">
            <text:p>4.25%</text:p>
          </table:table-cell>
          <table:table-cell office:value-type="percentage" office:value="4.3303475464303132E-2" table:formula="of:=[.F209]/[.$C$209]-1" table:style-name="ce24">
            <text:p>4.33%</text:p>
          </table:table-cell>
          <table:table-cell office:value-type="percentage" office:value="1.5682163958101514E-2" table:formula="of:=[.G209]/[.$C$209]-1" table:style-name="ce24">
            <text:p>1.57%</text:p>
          </table:table-cell>
          <table:table-cell office:value-type="percentage" office:value="0" table:formula="of:=[.H209]/[.$H$209]-1" table:style-name="ce24">
            <text:p>0.00%</text:p>
          </table:table-cell>
          <table:table-cell office:value-type="percentage" office:value="0.40698374710191421" table:formula="of:=[.I209]/[.$H$209]-1" table:style-name="ce24">
            <text:p>40.70%</text:p>
          </table:table-cell>
          <table:table-cell office:value-type="percentage" office:value="2.4735848806788585E-2" table:formula="of:=[.J209]/[.$H$209]-1" table:style-name="ce24">
            <text:p>2.47%</text:p>
          </table:table-cell>
          <table:table-cell office:value-type="percentage" office:value="2.7209263711761356E-2" table:formula="of:=[.K209]/[.$H$209]-1" table:style-name="ce24">
            <text:p>2.72%</text:p>
          </table:table-cell>
          <table:table-cell office:value-type="percentage" office:value="-8.2277187793100559E-4" table:formula="of:=[.L209]/[.$H$209]-1" table:style-name="ce24">
            <text:p>-0.08%</text:p>
          </table:table-cell>
          <table:table-cell office:value-type="percentage" office:value="0" table:formula="of:=[.M209]/[.$M$209]-1" table:style-name="ce24">
            <text:p>0.00%</text:p>
          </table:table-cell>
          <table:table-cell office:value-type="percentage" office:value="0.35894130587743378" table:formula="of:=[.N209]/[.$M$209]-1" table:style-name="ce24">
            <text:p>35.89%</text:p>
          </table:table-cell>
          <table:table-cell office:value-type="percentage" office:value="1.352979838700108E-2" table:formula="of:=[.O209]/[.$M$209]-1" table:style-name="ce24">
            <text:p>1.35%</text:p>
          </table:table-cell>
          <table:table-cell office:value-type="percentage" office:value="1.4357839838238462E-2" table:formula="of:=[.P209]/[.$M$209]-1" table:style-name="ce24">
            <text:p>1.44%</text:p>
          </table:table-cell>
          <table:table-cell office:value-type="percentage" office:value="9.6104021844767296E-3" table:formula="of:=[.Q209]/[.$M$209]-1" table:style-name="ce24">
            <text:p>0.96%</text:p>
          </table:table-cell>
          <table:table-cell office:value-type="percentage" office:value="0" table:formula="of:=[.R209]/[.$R$209]-1" table:style-name="ce24">
            <text:p>0.00%</text:p>
          </table:table-cell>
          <table:table-cell office:value-type="percentage" office:value="0.49509627496850794" table:formula="of:=[.S209]/[.$R$209]-1" table:style-name="ce24">
            <text:p>49.51%</text:p>
          </table:table-cell>
          <table:table-cell office:value-type="percentage" office:value="0.69102033471297464" table:formula="of:=[.T209]/[.$R$209]-1" table:style-name="ce24">
            <text:p>69.10%</text:p>
          </table:table-cell>
          <table:table-cell office:value-type="percentage" office:value="1.2668706136404535" table:formula="of:=[.U209]/[.$R$209]-1" table:style-name="ce24">
            <text:p>126.69%</text:p>
          </table:table-cell>
          <table:table-cell office:value-type="percentage" office:value="0.23034011157099155" table:formula="of:=[.V209]/[.$R$209]-1" table:style-name="ce24">
            <text:p>23.03%</text:p>
          </table:table-cell>
          <table:table-cell table:style-name="ce16"/>
          <table:table-cell table:number-columns-repeated="25" table:style-name="ce1"/>
          <table:table-cell table:number-columns-repeated="988" table:style-name="ce3"/>
          <table:table-cell table:number-columns-repeated="90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ACTIVATIONS</text:p>
          </table:table-cell>
          <table:table-cell office:value-type="float" office:value="72.602000000000004" table:formula="of:=[.B34]/1000" table:style-name="ce22">
            <text:p>72.6</text:p>
          </table:table-cell>
          <table:table-cell office:value-type="float" office:value="20.585999999999999" table:formula="of:=[.B37]/1000" table:style-name="ce22">
            <text:p>20.6</text:p>
          </table:table-cell>
          <table:table-cell office:value-type="float" office:value="72.602000000000004" table:formula="of:=[.B40]/1000" table:style-name="ce22">
            <text:p>72.6</text:p>
          </table:table-cell>
          <table:table-cell office:value-type="float" office:value="72.602000000000004" table:formula="of:=[.B43]/1000" table:style-name="ce22">
            <text:p>72.6</text:p>
          </table:table-cell>
          <table:table-cell table:style-name="ce3"/>
          <table:table-cell office:value-type="float" office:value="259.46699999999998" table:formula="of:=[.B83]/1000" table:style-name="ce22">
            <text:p>259.5</text:p>
          </table:table-cell>
          <table:table-cell office:value-type="float" office:value="82.944999999999993" table:formula="of:=[.B86]/1000" table:style-name="ce22">
            <text:p>82.9</text:p>
          </table:table-cell>
          <table:table-cell office:value-type="float" office:value="259.46699999999998" table:formula="of:=[.B89]/1000" table:style-name="ce22">
            <text:p>259.5</text:p>
          </table:table-cell>
          <table:table-cell office:value-type="float" office:value="0.36799999999999999" table:formula="of:=[.B92]/1000" table:style-name="ce22">
            <text:p>0.4</text:p>
          </table:table-cell>
          <table:table-cell table:style-name="ce3"/>
          <table:table-cell office:value-type="float" office:value="113.779" table:formula="of:=[.B131]/1000" table:style-name="ce22">
            <text:p>113.8</text:p>
          </table:table-cell>
          <table:table-cell office:value-type="float" office:value="52.225000000000001" table:formula="of:=[.B134]/1000" table:style-name="ce22">
            <text:p>52.2</text:p>
          </table:table-cell>
          <table:table-cell office:value-type="float" office:value="113.779" table:formula="of:=[.B137]/1000" table:style-name="ce22">
            <text:p>113.8</text:p>
          </table:table-cell>
          <table:table-cell office:value-type="float" office:value="30.384" table:formula="of:=[.B140]/1000" table:style-name="ce22">
            <text:p>30.4</text:p>
          </table:table-cell>
          <table:table-cell table:style-name="ce3"/>
          <table:table-cell office:value-type="float" office:value="2.3119999999999998" table:formula="of:=[.B183]/1000" table:style-name="ce22">
            <text:p>2.3</text:p>
          </table:table-cell>
          <table:table-cell office:value-type="float" office:value="1.4079999999999999" table:formula="of:=[.B186]/1000" table:style-name="ce22">
            <text:p>1.4</text:p>
          </table:table-cell>
          <table:table-cell office:value-type="float" office:value="2.3119999999999998" table:formula="of:=[.B189]/1000" table:style-name="ce22">
            <text:p>2.3</text:p>
          </table:table-cell>
          <table:table-cell office:value-type="float" office:value="0" table:formula="of:=[.B192]/1000" table:style-name="ce22">
            <text:p>0.0</text:p>
          </table:table-cell>
          <table:table-cell table:style-name="ce22"/>
          <table:table-cell office:value-type="string" table:style-name="ce16">
            <text:p>KB</text:p>
          </table:table-cell>
          <table:table-cell table:number-columns-repeated="20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float" office:value="95.206000000000003" table:formula="of:=[.$B$202]+[.C211]" table:style-name="ce22">
            <text:p>95.2</text:p>
          </table:table-cell>
          <table:table-cell office:value-type="float" office:value="43.19" table:formula="of:=[.$B$202]+[.D211]" table:style-name="ce22">
            <text:p>43.2</text:p>
          </table:table-cell>
          <table:table-cell office:value-type="float" office:value="95.206000000000003" table:formula="of:=[.$B$202]+[.E211]" table:style-name="ce22">
            <text:p>95.2</text:p>
          </table:table-cell>
          <table:table-cell office:value-type="float" office:value="95.206000000000003" table:formula="of:=[.$B$202]+[.F211]" table:style-name="ce22">
            <text:p>95.2</text:p>
          </table:table-cell>
          <table:table-cell table:style-name="ce3"/>
          <table:table-cell office:value-type="float" office:value="470.31700000000001" table:formula="of:=[.$C$202]+[.H211]" table:style-name="ce22">
            <text:p>470.3</text:p>
          </table:table-cell>
          <table:table-cell office:value-type="float" office:value="293.79499999999996" table:formula="of:=[.$C$202]+[.I211]" table:style-name="ce22">
            <text:p>293.8</text:p>
          </table:table-cell>
          <table:table-cell office:value-type="float" office:value="470.31700000000001" table:formula="of:=[.$C$202]+[.J211]" table:style-name="ce22">
            <text:p>470.3</text:p>
          </table:table-cell>
          <table:table-cell office:value-type="float" office:value="211.21799999999999" table:formula="of:=[.$C$202]+[.K211]" table:style-name="ce22">
            <text:p>211.2</text:p>
          </table:table-cell>
          <table:table-cell table:style-name="ce3"/>
          <table:table-cell office:value-type="float" office:value="191.48500000000001" table:formula="of:=[.$D$202]+[.M211]" table:style-name="ce22">
            <text:p>191.5</text:p>
          </table:table-cell>
          <table:table-cell office:value-type="float" office:value="129.93100000000001" table:formula="of:=[.$D$202]+[.N211]" table:style-name="ce22">
            <text:p>129.9</text:p>
          </table:table-cell>
          <table:table-cell office:value-type="float" office:value="191.48500000000001" table:formula="of:=[.$D$202]+[.O211]" table:style-name="ce22">
            <text:p>191.5</text:p>
          </table:table-cell>
          <table:table-cell office:value-type="float" office:value="108.09" table:formula="of:=[.$D$202]+[.P211]" table:style-name="ce22">
            <text:p>108.1</text:p>
          </table:table-cell>
          <table:table-cell table:style-name="ce3"/>
          <table:table-cell office:value-type="float" office:value="268.17599999999999" table:formula="of:=[.$E$202]+[.R211]" table:style-name="ce22">
            <text:p>268.2</text:p>
          </table:table-cell>
          <table:table-cell office:value-type="float" office:value="267.27199999999999" table:formula="of:=[.$E$202]+[.S211]" table:style-name="ce22">
            <text:p>267.3</text:p>
          </table:table-cell>
          <table:table-cell office:value-type="float" office:value="268.17599999999999" table:formula="of:=[.$E$202]+[.T211]" table:style-name="ce22">
            <text:p>268.2</text:p>
          </table:table-cell>
          <table:table-cell office:value-type="float" office:value="265.86399999999998" table:formula="of:=[.$E$202]+[.U211]" table:style-name="ce22">
            <text:p>265.9</text:p>
          </table:table-cell>
          <table:table-cell table:style-name="ce22"/>
          <table:table-cell office:value-type="string" table:style-name="ce16">
            <text:p>KB</text:p>
          </table:table-cell>
          <table:table-cell table:number-columns-repeated="20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number-rows-repeated="3" table:style-name="ro4" table:visibility="collapse">
          <table:table-cell table:number-columns-repeated="20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4" table:visibility="collapse">
          <table:table-cell office:value-type="string" table:number-columns-spanned="2" table:number-rows-spanned="1" table:style-name="ce55">
            <text:p>Architecture</text:p>
          </table:table-cell>
          <table:covered-table-cell/>
          <table:table-cell office:value-type="string" table:number-columns-spanned="3" table:number-rows-spanned="1" table:style-name="ce56">
            <text:p>CNN</text:p>
          </table:table-cell>
          <table:covered-table-cell table:number-columns-repeated="2"/>
          <table:table-cell office:value-type="string" table:number-columns-spanned="3" table:number-rows-spanned="1" table:style-name="ce60">
            <text:p>AE</text:p>
          </table:table-cell>
          <table:covered-table-cell table:number-columns-repeated="2"/>
          <table:table-cell table:number-columns-repeated="2" table:style-name="ce16"/>
          <table:table-cell table:number-columns-spanned="4" table:number-rows-spanned="1" table:style-name="ce61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repeated="2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4" table:visibility="collapse">
          <table:table-cell office:value-type="string" table:number-columns-spanned="2" table:number-rows-spanned="1" table:style-name="ce55">
            <text:p><text:span text:style-name="T1">Learning method</text:span></text:p>
          </table:table-cell>
          <table:covered-table-cell/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12" table:style-name="ce16"/>
          <table:table-cell table:number-columns-repeated="23" table:style-name="ce1"/>
          <table:table-cell table:number-columns-repeated="994" table:style-name="ce3"/>
          <table:table-cell table:number-columns-repeated="89" table:style-name="ce1"/>
          <table:table-cell table:number-columns-repeated="15258" table:style-name="ce3"/>
        </table:table-row>
        <table:table-row table:style-name="ro3" table:visibility="collapse">
          <table:table-cell office:value-type="string" table:number-columns-spanned="1" table:number-rows-spanned="3" table:style-name="ce59">
            <text:p>Training</text:p>
          </table:table-cell>
          <table:table-cell office:value-type="string" table:style-name="ce16">
            <text:p>MACC</text:p>
          </table:table-cell>
          <table:table-cell office:value-type="percentage" office:value="0.3972487089953658" table:formula="of:=([.D209]/[.$C$209]-1+[.I209]/[.$H$209]-1+[.N209]/[.$M$209]-1)/3" table:style-name="ce25">
            <text:p>39.7%</text:p>
          </table:table-cell>
          <table:table-cell office:value-type="percentage" office:value="2.69340512882843E-2" table:formula="of:=([.E209]/[.$C$209]-1+[.J209]/[.$H$209]-1+[.O209]/[.$M$209]-1)/3" table:style-name="ce25">
            <text:p>2.7%</text:p>
          </table:table-cell>
          <table:table-cell office:value-type="percentage" office:value="2.829019300476765E-2" table:formula="of:=([.F209]/[.$C$209]-1+[.K209]/[.$H$209]-1+[.P209]/[.$M$209]-1)/3" table:style-name="ce25">
            <text:p>2.8%</text:p>
          </table:table-cell>
          <table:table-cell office:value-type="percentage" office:value="0.49509627496850794" table:formula="of:=([.S209]/[.$R$209]-1)" table:style-name="ce25">
            <text:p>49.5%</text:p>
          </table:table-cell>
          <table:table-cell office:value-type="percentage" office:value="0.69102033471297464" table:formula="of:=([.T209]/[.$R$209]-1)" table:style-name="ce25">
            <text:p>69.1%</text:p>
          </table:table-cell>
          <table:table-cell office:value-type="percentage" office:value="1.2668706136404535" table:formula="of:=([.U209]/[.$R$209]-1)" table:style-name="ce25">
            <text:p>126.7%</text:p>
          </table:table-cell>
          <table:table-cell table:number-columns-repeated="12" table:style-name="ce16"/>
          <table:table-cell table:number-columns-repeated="13" table:style-name="ce1"/>
          <table:table-cell table:number-columns-repeated="4" table:style-name="ce3"/>
          <table:table-cell table:number-columns-repeated="6" table:style-name="ce1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ACTIVATIONS</text:p>
          </table:table-cell>
          <table:table-cell office:value-type="percentage" office:value="-0.64592522339737257" table:formula="of:=([.D211]/[.$C$211]-1+[.I211]/[.$H$211]-1+[.N211]/[.$M$211]-1)/3" table:style-name="ce25">
            <text:p>-64.6%</text:p>
          </table:table-cell>
          <table:table-cell office:value-type="percentage" office:value="0" table:formula="of:=([.E211]/[.$C$211]-1+[.J211]/[.$H$211]-1+[.O211]/[.$M$211]-1)/3" table:style-name="ce25">
            <text:p>0.0%</text:p>
          </table:table-cell>
          <table:table-cell office:value-type="percentage" office:value="-0.57717923384085612" table:formula="of:=([.F211]/[.$C$211]-1+[.K211]/[.$H$211]-1+[.P211]/[.$M$211]-1)/3" table:style-name="ce25">
            <text:p>-57.7%</text:p>
          </table:table-cell>
          <table:table-cell office:value-type="percentage" office:value="-0.39100346020761245" table:formula="of:=([.S211]/[.$R$211]-1)" table:style-name="ce25">
            <text:p>-39.1%</text:p>
          </table:table-cell>
          <table:table-cell office:value-type="percentage" office:value="0" table:formula="of:=([.T211]/[.$R$211]-1)" table:style-name="ce25">
            <text:p>0.0%</text:p>
          </table:table-cell>
          <table:table-cell office:value-type="percentage" office:value="-1" table:formula="of:=([.U211]/[.$R$211]-1)" table:style-name="ce25">
            <text:p>-100.0%</text:p>
          </table:table-cell>
          <table:table-cell table:number-columns-repeated="12" table:style-name="ce16"/>
          <table:table-cell table:number-columns-repeated="13" table:style-name="ce1"/>
          <table:table-cell table:number-columns-repeated="4" table:style-name="ce3"/>
          <table:table-cell table:number-columns-repeated="6" table:style-name="ce19"/>
          <table:table-cell table:number-columns-repeated="988" table:style-name="ce3"/>
          <table:table-cell table:number-columns-repeated="95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percentage" office:value="-0.41437789588819607" table:formula="of:=([.D212]/[.$C$212]-1+[.I212]/[.$H$212]-1+[.N212]/[.$M$212]-1)/3" table:style-name="ce25">
            <text:p>-41.4%</text:p>
          </table:table-cell>
          <table:table-cell office:value-type="percentage" office:value="0" table:formula="of:=([.E212]/[.$C$212]-1+[.J212]/[.$H$212]-1+[.O212]/[.$M$212]-1)/3" table:style-name="ce25">
            <text:p>0.0%</text:p>
          </table:table-cell>
          <table:table-cell office:value-type="percentage" office:value="-0.32880668133161767" table:formula="of:=([.F212]/[.$C$212]-1+[.K212]/[.$H$212]-1+[.P212]/[.$M$212]-1)/3" table:style-name="ce25">
            <text:p>-32.9%</text:p>
          </table:table-cell>
          <table:table-cell office:value-type="percentage" office:value="-3.370920589463644E-3" table:formula="of:=([.S212]/[.$R$212]-1)" table:style-name="ce25">
            <text:p>-0.3%</text:p>
          </table:table-cell>
          <table:table-cell office:value-type="percentage" office:value="0" table:formula="of:=([.T212]/[.$R$212]-1)" table:style-name="ce25">
            <text:p>0.0%</text:p>
          </table:table-cell>
          <table:table-cell office:value-type="percentage" office:value="-8.6212039854424161E-3" table:formula="of:=([.U212]/[.$R$212]-1)" table:style-name="ce25">
            <text:p>-0.9%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number-rows-repeated="4"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5">
            <text:p><text:span text:style-name="T1">Model/Dataset</text:span></text:p>
          </table:table-cell>
          <table:covered-table-cell/>
          <table:table-cell office:value-type="string" table:number-columns-spanned="4" table:number-rows-spanned="1" table:style-name="ce56">
            <text:p><text:span text:style-name="T1">DS-CNN/SC</text:span></text:p>
          </table:table-cell>
          <table:covered-table-cell table:number-columns-repeated="3"/>
          <table:table-cell office:value-type="string" table:style-name="ce26">
            <text:p>MobileNet/VWW</text:p>
          </table:table-cell>
          <table:table-cell table:number-columns-repeated="3" table:style-name="ce26"/>
          <table:table-cell office:value-type="string" table:style-name="ce26">
            <text:p>ResNet/Cifar10</text:p>
          </table:table-cell>
          <table:table-cell table:number-columns-repeated="3" table:style-name="ce26"/>
          <table:table-cell office:value-type="string" table:style-name="ce27">
            <text:p>AE/ToyADMOS</text:p>
          </table:table-cell>
          <table:table-cell table:number-columns-repeated="3" table:style-name="ce27"/>
          <table:table-cell table:number-columns-repeated="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5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2" table:style-name="ce16"/>
          <table:table-cell table:number-columns-repeated="13" table:style-name="ce1"/>
          <table:table-cell table:number-columns-repeated="996" table:style-name="ce3"/>
          <table:table-cell table:number-columns-repeated="97" table:style-name="ce1"/>
          <table:table-cell table:number-columns-repeated="15258" table:style-name="ce3"/>
        </table:table-row>
        <table:table-row table:style-name="ro3" table:visibility="collapse">
          <table:table-cell office:value-type="string" table:number-columns-spanned="1" table:number-rows-spanned="2" table:style-name="ce59">
            <text:p>Inference</text:p>
          </table:table-cell>
          <table:table-cell office:value-type="string" table:style-name="ce16">
            <text:p>MACC</text:p>
          </table:table-cell>
          <table:table-cell office:value-type="float" office:value="0" table:formula="of:=[.C33]/(10^6)" table:style-name="ce22">
            <text:p>0.0</text:p>
          </table:table-cell>
          <table:table-cell office:value-type="float" office:value="0" table:formula="of:=[.C36]/(10^6)" table:style-name="ce22">
            <text:p>0.0</text:p>
          </table:table-cell>
          <table:table-cell office:value-type="float" office:value="0" table:formula="of:=[.C39]/(10^6)" table:style-name="ce22">
            <text:p>0.0</text:p>
          </table:table-cell>
          <table:table-cell office:value-type="float" office:value="0" table:formula="of:=[.C42]/(10^6)" table:style-name="ce22">
            <text:p>0.0</text:p>
          </table:table-cell>
          <table:table-cell office:value-type="float" office:value="0" table:formula="of:=[.C82]/(10^6)" table:style-name="ce22">
            <text:p>0.0</text:p>
          </table:table-cell>
          <table:table-cell office:value-type="float" office:value="0" table:formula="of:=[.C85]/(10^6)" table:style-name="ce22">
            <text:p>0.0</text:p>
          </table:table-cell>
          <table:table-cell office:value-type="float" office:value="0" table:formula="of:=[.C88]/(10^6)" table:style-name="ce22">
            <text:p>0.0</text:p>
          </table:table-cell>
          <table:table-cell office:value-type="float" office:value="0" table:formula="of:=[.C91]/(10^6)" table:style-name="ce22">
            <text:p>0.0</text:p>
          </table:table-cell>
          <table:table-cell office:value-type="float" office:value="0" table:formula="of:=[.C130]/(10^6)" table:style-name="ce22">
            <text:p>0.0</text:p>
          </table:table-cell>
          <table:table-cell office:value-type="float" office:value="0" table:formula="of:=[.C133]/(10^6)" table:style-name="ce22">
            <text:p>0.0</text:p>
          </table:table-cell>
          <table:table-cell office:value-type="float" office:value="0" table:formula="of:=[.C136]/(10^6)" table:style-name="ce22">
            <text:p>0.0</text:p>
          </table:table-cell>
          <table:table-cell office:value-type="float" office:value="0" table:formula="of:=[.C139]/(10^6)" table:style-name="ce22">
            <text:p>0.0</text:p>
          </table:table-cell>
          <table:table-cell office:value-type="float" office:value="0" table:formula="of:=[.C182]/(10^6)" table:style-name="ce22">
            <text:p>0.0</text:p>
          </table:table-cell>
          <table:table-cell office:value-type="float" office:value="0" table:formula="of:=[.C185]/(10^6)" table:style-name="ce22">
            <text:p>0.0</text:p>
          </table:table-cell>
          <table:table-cell office:value-type="float" office:value="0" table:formula="of:=[.C188]/(10^6)" table:style-name="ce22">
            <text:p>0.0</text:p>
          </table:table-cell>
          <table:table-cell office:value-type="float" office:value="0" table:formula="of:=[.C191]/(10^6)" table:style-name="ce22">
            <text:p>0.0</text:p>
          </table:table-cell>
          <table:table-cell office:value-type="string" table:style-name="ce16">
            <text:p>millions</text:p>
          </table:table-cell>
          <table:table-cell table:style-name="ce16"/>
          <table:table-cell table:number-columns-repeated="13" table:style-name="ce1"/>
          <table:table-cell table:number-columns-repeated="996" table:style-name="ce3"/>
          <table:table-cell table:number-columns-repeated="97" table:style-name="ce1"/>
          <table:table-cell table:number-columns-repeated="15258" table:style-name="ce3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float" office:value="0" table:formula="of:=[.C34]/1000" table:style-name="ce22">
            <text:p>0.0</text:p>
          </table:table-cell>
          <table:table-cell office:value-type="float" office:value="0" table:formula="of:=[.C37]/1000" table:style-name="ce22">
            <text:p>0.0</text:p>
          </table:table-cell>
          <table:table-cell office:value-type="float" office:value="0" table:formula="of:=[.C40]/1000" table:style-name="ce22">
            <text:p>0.0</text:p>
          </table:table-cell>
          <table:table-cell office:value-type="float" office:value="0" table:formula="of:=[.C43]/1000" table:style-name="ce22">
            <text:p>0.0</text:p>
          </table:table-cell>
          <table:table-cell office:value-type="float" office:value="0" table:formula="of:=[.C83]/1000" table:style-name="ce22">
            <text:p>0.0</text:p>
          </table:table-cell>
          <table:table-cell office:value-type="float" office:value="0" table:formula="of:=[.C86]/1000" table:style-name="ce22">
            <text:p>0.0</text:p>
          </table:table-cell>
          <table:table-cell office:value-type="float" office:value="0" table:formula="of:=[.C89]/1000" table:style-name="ce22">
            <text:p>0.0</text:p>
          </table:table-cell>
          <table:table-cell office:value-type="float" office:value="0" table:formula="of:=[.C92]/1000" table:style-name="ce22">
            <text:p>0.0</text:p>
          </table:table-cell>
          <table:table-cell office:value-type="float" office:value="0" table:formula="of:=[.C131]/1000" table:style-name="ce22">
            <text:p>0.0</text:p>
          </table:table-cell>
          <table:table-cell office:value-type="float" office:value="0" table:formula="of:=[.C134]/1000" table:style-name="ce22">
            <text:p>0.0</text:p>
          </table:table-cell>
          <table:table-cell office:value-type="float" office:value="0" table:formula="of:=[.C137]/1000" table:style-name="ce22">
            <text:p>0.0</text:p>
          </table:table-cell>
          <table:table-cell office:value-type="float" office:value="0" table:formula="of:=[.C140]/1000" table:style-name="ce22">
            <text:p>0.0</text:p>
          </table:table-cell>
          <table:table-cell office:value-type="float" office:value="0" table:formula="of:=[.C183]/1000" table:style-name="ce22">
            <text:p>0.0</text:p>
          </table:table-cell>
          <table:table-cell office:value-type="float" office:value="0" table:formula="of:=[.C186]/1000" table:style-name="ce22">
            <text:p>0.0</text:p>
          </table:table-cell>
          <table:table-cell office:value-type="float" office:value="0" table:formula="of:=[.C189]/1000" table:style-name="ce22">
            <text:p>0.0</text:p>
          </table:table-cell>
          <table:table-cell office:value-type="float" office:value="0" table:formula="of:=[.C192]/1000" table:style-name="ce22">
            <text:p>0.0</text:p>
          </table:table-cell>
          <table:table-cell office:value-type="string" table:style-name="ce16">
            <text:p>KB</text:p>
          </table:table-cell>
          <table:table-cell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number-rows-repeated="4"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5">
            <text:p>Architecture</text:p>
          </table:table-cell>
          <table:covered-table-cell/>
          <table:table-cell office:value-type="string" table:number-columns-spanned="3" table:number-rows-spanned="1" table:style-name="ce56">
            <text:p>CNN</text:p>
          </table:table-cell>
          <table:covered-table-cell table:number-columns-repeated="2"/>
          <table:table-cell office:value-type="string" table:number-columns-spanned="3" table:number-rows-spanned="1" table:style-name="ce60">
            <text:p>AE</text:p>
          </table:table-cell>
          <table:covered-table-cell table:number-columns-repeated="2"/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office:value-type="string" table:number-columns-spanned="2" table:number-rows-spanned="1" table:style-name="ce55">
            <text:p><text:span text:style-name="T1">Learning method</text:span></text:p>
          </table:table-cell>
          <table:covered-table-cell/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MPE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3" table:visibility="collapse">
          <table:table-cell office:value-type="string" table:number-columns-spanned="1" table:number-rows-spanned="2" table:style-name="ce59">
            <text:p>Inference</text:p>
          </table:table-cell>
          <table:table-cell office:value-type="string" table:style-name="ce16">
            <text:p>MACC</text:p>
          </table:table-cell>
          <table:table-cell office:value-type="error" office:string-value="#DIV/0!" table:formula="of:=([.D227]/[.$C$227]-1+[.H227]/[.$G$227]-1+[.L227]/[.$K$227]-1)/3" table:style-name="ce25">
            <text:p>#DIV/0!</text:p>
          </table:table-cell>
          <table:table-cell office:value-type="error" office:string-value="#DIV/0!" table:formula="of:=([.E227]/[.$C$227]-1+[.I227]/[.$G$227]-1+[.M227]/[.$K$227]-1)/3" table:style-name="ce25">
            <text:p>#DIV/0!</text:p>
          </table:table-cell>
          <table:table-cell office:value-type="error" office:string-value="#DIV/0!" table:formula="of:=([.F227]/[.$C$227]-1+[.J227]/[.$G$227]-1+[.N227]/[.$K$227]-1)/3" table:style-name="ce25">
            <text:p>#DIV/0!</text:p>
          </table:table-cell>
          <table:table-cell office:value-type="error" office:string-value="#DIV/0!" table:formula="of:=([.P227]/[.$O$227]-1)" table:style-name="ce25">
            <text:p>#DIV/0!</text:p>
          </table:table-cell>
          <table:table-cell office:value-type="error" office:string-value="#DIV/0!" table:formula="of:=([.Q227]/[.$O$227]-1)" table:style-name="ce25">
            <text:p>#DIV/0!</text:p>
          </table:table-cell>
          <table:table-cell office:value-type="error" office:string-value="#DIV/0!" table:formula="of:=([.R227]/[.$O$227]-1)" table:style-name="ce25">
            <text:p>#DIV/0!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3" table:visibility="collapse">
          <table:covered-table-cell/>
          <table:table-cell office:value-type="string" table:style-name="ce16">
            <text:p>RAM</text:p>
          </table:table-cell>
          <table:table-cell office:value-type="error" office:string-value="#DIV/0!" table:formula="of:=([.D228]/[.$C$228]-1+[.H228]/[.$G$228]-1+[.L228]/[.$K$228]-1)/3" table:style-name="ce25">
            <text:p>#DIV/0!</text:p>
          </table:table-cell>
          <table:table-cell office:value-type="error" office:string-value="#DIV/0!" table:formula="of:=([.E228]/[.$C$228]-1+[.I228]/[.$G$228]-1+[.M228]/[.$K$228]-1)/3" table:style-name="ce25">
            <text:p>#DIV/0!</text:p>
          </table:table-cell>
          <table:table-cell office:value-type="error" office:string-value="#DIV/0!" table:formula="of:=([.F228]/[.$C$228]-1+[.J228]/[.$G$228]-1+[.N228]/[.$K$228]-1)/3" table:style-name="ce25">
            <text:p>#DIV/0!</text:p>
          </table:table-cell>
          <table:table-cell office:value-type="error" office:string-value="#DIV/0!" table:formula="of:=([.P228]/[.$O$228]-1)" table:style-name="ce25">
            <text:p>#DIV/0!</text:p>
          </table:table-cell>
          <table:table-cell office:value-type="error" office:string-value="#DIV/0!" table:formula="of:=([.Q228]/[.$O$228]-1)" table:style-name="ce25">
            <text:p>#DIV/0!</text:p>
          </table:table-cell>
          <table:table-cell office:value-type="error" office:string-value="#DIV/0!" table:formula="of:=([.R228]/[.$O$228]-1)" table:style-name="ce25">
            <text:p>#DIV/0!</text:p>
          </table:table-cell>
          <table:table-cell table:number-columns-repeated="12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 table:visibility="collapse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>
          <table:table-cell office:value-type="string" table:number-columns-spanned="4" table:number-rows-spanned="1" table:style-name="ce62">
            <text:p>Training and Inference latencies on MCUs</text:p>
          </table:table-cell>
          <table:covered-table-cell table:number-columns-repeated="3"/>
          <table:table-cell table:number-columns-repeated="16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>
          <table:table-cell table:style-name="ce28"/>
          <table:table-cell table:number-columns-repeated="3" table:style-name="ce4"/>
          <table:table-cell table:number-columns-repeated="16" table:style-name="ce16"/>
          <table:table-cell table:number-columns-repeated="13" table:style-name="ce1"/>
          <table:table-cell table:number-columns-repeated="992" table:style-name="ce3"/>
          <table:table-cell table:number-columns-repeated="15359" table:style-name="ce1"/>
        </table:table-row>
        <table:table-row table:style-name="ro4">
          <table:table-cell office:value-type="string" table:style-name="ce15">
            <text:p>MCUs</text:p>
          </table:table-cell>
          <table:table-cell office:value-type="string" table:style-name="ce15">
            <text:p>cycles/sec</text:p>
          </table:table-cell>
          <table:table-cell office:value-type="string" table:style-name="ce15">
            <text:p>cycles/mac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5">
            <text:p>STM32H735G-DK</text:p>
          </table:table-cell>
          <table:table-cell office:value-type="float" office:value="550000000" table:formula="of:=550*10^6" table:style-name="ce15">
            <text:p>550000000</text:p>
          </table:table-cell>
          <table:table-cell office:value-type="float" office:value="3" table:style-name="ce15">
            <text:p>3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5">
            <text:p>NUCLEO-G474RE</text:p>
          </table:table-cell>
          <table:table-cell office:value-type="float" office:value="170000000" table:formula="of:=170*10^6" table:style-name="ce15">
            <text:p>170000000</text:p>
          </table:table-cell>
          <table:table-cell office:value-type="float" office:value="4.5" table:style-name="ce15">
            <text:p>4.5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table:number-columns-repeated="20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6">
            <text:p>Model/Dataset</text:p>
          </table:table-cell>
          <table:table-cell office:value-type="string" table:style-name="ce16">
            <text:p>epochs</text:p>
          </table:table-cell>
          <table:table-cell office:value-type="string" table:style-name="ce1">
            <text:p>samples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4">
          <table:table-cell office:value-type="string" table:style-name="ce16">
            <text:p><text:span text:style-name="T2">DS-CNN/SC</text:span></text:p>
          </table:table-cell>
          <table:table-cell office:value-type="float" office:value="36" table:style-name="ce16">
            <text:p>36</text:p>
          </table:table-cell>
          <table:table-cell office:value-type="float" office:value="85511" table:style-name="ce16">
            <text:p>85511</text:p>
          </table:table-cell>
          <table:table-cell table:number-columns-repeated="17" table:style-name="ce16"/>
          <table:table-cell table:number-columns-repeated="13" table:style-name="ce1"/>
          <table:table-cell table:number-columns-repeated="992" table:style-name="ce3"/>
          <table:table-cell table:number-columns-repeated="15359"/>
        </table:table-row>
        <table:table-row table:style-name="ro5">
          <table:table-cell office:value-type="string" table:style-name="ce20">
            <text:p>MobileNet/VWW</text:p>
          </table:table-cell>
          <table:table-cell office:value-type="float" office:value="50" table:style-name="ce16">
            <text:p>50</text:p>
          </table:table-cell>
          <table:table-cell office:value-type="float" office:value="109619" table:style-name="ce16">
            <text:p>109619</text:p>
          </table:table-cell>
          <table:table-cell table:number-columns-repeated="17" table:style-name="ce16"/>
          <table:table-cell table:number-columns-repeated="16364" table:style-name="ce1"/>
        </table:table-row>
        <table:table-row table:style-name="ro5">
          <table:table-cell office:value-type="string" table:style-name="ce20">
            <text:p>ResNet/Cifar10</text:p>
          </table:table-cell>
          <table:table-cell office:value-type="float" office:value="500" table:style-name="ce16">
            <text:p>500</text:p>
          </table:table-cell>
          <table:table-cell office:value-type="float" office:value="50000" table:style-name="ce16">
            <text:p>50000</text:p>
          </table:table-cell>
          <table:table-cell table:number-columns-repeated="17" table:style-name="ce16"/>
          <table:table-cell table:number-columns-repeated="16364" table:style-name="ce1"/>
        </table:table-row>
        <table:table-row table:style-name="ro5">
          <table:table-cell office:value-type="string" table:style-name="ce21">
            <text:p>AE/ToyADMOS</text:p>
          </table:table-cell>
          <table:table-cell office:value-type="float" office:value="100" table:style-name="ce16">
            <text:p>100</text:p>
          </table:table-cell>
          <table:table-cell office:value-type="float" office:value="4000" table:style-name="ce16">
            <text:p>4000</text:p>
          </table:table-cell>
          <table:table-cell table:number-columns-repeated="2" table:style-name="ce17"/>
          <table:table-cell table:style-name="ce16"/>
          <table:table-cell table:number-columns-spanned="4" table:number-rows-spanned="1" table:style-name="ce61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repeated="2" table:style-name="ce16"/>
          <table:table-cell table:number-columns-repeated="16364" table:style-name="ce1"/>
        </table:table-row>
        <table:table-row table:style-name="ro5">
          <table:table-cell table:style-name="ce21"/>
          <table:table-cell table:number-columns-repeated="2" table:style-name="ce16"/>
          <table:table-cell table:number-columns-repeated="2" table:style-name="ce17"/>
          <table:table-cell table:style-name="ce16"/>
          <table:table-cell table:style-name="ce20"/>
          <table:table-cell table:number-columns-repeated="3" table:style-name="ce16"/>
          <table:table-cell table:style-name="ce20"/>
          <table:table-cell table:number-columns-repeated="3" table:style-name="ce16"/>
          <table:table-cell table:style-name="ce21"/>
          <table:table-cell table:number-columns-repeated="5" table:style-name="ce16"/>
          <table:table-cell table:number-columns-repeated="16364" table:style-name="ce1"/>
        </table:table-row>
        <table:table-row table:style-name="ro6">
          <table:table-cell office:value-type="string" table:style-name="ce29">
            <text:p>Per input sample</text:p>
          </table:table-cell>
          <table:table-cell table:number-columns-repeated="19" table:style-name="ce16"/>
          <table:table-cell table:number-columns-repeated="16364" table:style-name="ce1"/>
        </table:table-row>
        <table:table-row table:style-name="ro5">
          <table:table-cell office:value-type="string" table:number-columns-spanned="2" table:number-rows-spanned="1" table:style-name="ce55">
            <text:p><text:span text:style-name="T1">Model/Dataset</text:span></text:p>
          </table:table-cell>
          <table:covered-table-cell/>
          <table:table-cell office:value-type="string" table:number-columns-spanned="5" table:number-rows-spanned="1" table:style-name="ce56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57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57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58">
            <text:p>AE/ToyADMOS</text:p>
          </table:table-cell>
          <table:covered-table-cell table:number-columns-repeated="4"/>
          <table:table-cell table:number-columns-repeated="16362" table:style-name="ce1"/>
        </table:table-row>
        <table:table-row table:style-name="ro5">
          <table:table-cell office:value-type="string" table:number-columns-spanned="2" table:number-rows-spanned="1" table:style-name="ce55">
            <text:p><text:span text:style-name="T1">Learning method</text:span></text:p>
          </table:table-cell>
          <table:covered-table-cell/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office:value-type="string" table:style-name="ce16">
            <text:p>BP</text:p>
          </table:table-cell>
          <table:table-cell office:value-type="string" table:style-name="ce16">
            <text:p>FF</text:p>
          </table:table-cell>
          <table:table-cell office:value-type="string" table:style-name="ce16">
            <text:p>PEP</text:p>
          </table:table-cell>
          <table:table-cell office:value-type="string" table:style-name="ce16">
            <text:p>FTP</text:p>
          </table:table-cell>
          <table:table-cell office:value-type="string" table:style-name="ce16">
            <text:p>Red-FTP</text:p>
          </table:table-cell>
          <table:table-cell table:style-name="ce16"/>
          <table:table-cell table:number-columns-repeated="16361" table:style-name="ce1"/>
        </table:table-row>
        <table:table-row table:style-name="ro3">
          <table:table-cell office:value-type="string" table:number-columns-spanned="1" table:number-rows-spanned="2" table:style-name="ce63">
            <text:p>Training</text:p>
          </table:table-cell>
          <table:table-cell office:value-type="string" table:style-name="ce30">
            <text:p>STM32</text:p>
          </table:table-cell>
          <table:table-cell office:value-type="float" office:value="41.817512727272728" table:formula="of:=(10^6)*[.C209]*[.$C$242]/[.$B$242]*10^3" table:style-name="ce31">
            <text:p>41.82</text:p>
          </table:table-cell>
          <table:table-cell office:value-type="float" office:value="59.624290909090909" table:formula="of:=(10^6)*[.D209]*[.$C$242]/[.$B$242]*10^3" table:style-name="ce31">
            <text:p>59.62</text:p>
          </table:table-cell>
          <table:table-cell office:value-type="float" office:value="43.596283636363637" table:formula="of:=(10^6)*[.E209]*[.$C$242]/[.$B$242]*10^3" table:style-name="ce31">
            <text:p>43.60</text:p>
          </table:table-cell>
          <table:table-cell office:value-type="float" office:value="43.628356363636364" table:formula="of:=(10^6)*[.F209]*[.$C$242]/[.$B$242]*10^3" table:style-name="ce31">
            <text:p>43.63</text:p>
          </table:table-cell>
          <table:table-cell office:value-type="float" office:value="42.473301818181817" table:formula="of:=(10^6)*[.G209]*[.$C$242]/[.$B$242]*10^3" table:style-name="ce31">
            <text:p>42.47</text:p>
          </table:table-cell>
          <table:table-cell office:value-type="float" office:value="121.94256" table:formula="of:=(10^6)*[.H209]*[.$C$242]/[.$B$242]*10^3" table:style-name="ce31">
            <text:p>121.94</text:p>
          </table:table-cell>
          <table:table-cell office:value-type="float" office:value="171.5712" table:formula="of:=(10^6)*[.I209]*[.$C$242]/[.$B$242]*10^3" table:style-name="ce31">
            <text:p>171.57</text:p>
          </table:table-cell>
          <table:table-cell office:value-type="float" office:value="124.95891272727273" table:formula="of:=(10^6)*[.J209]*[.$C$242]/[.$B$242]*10^3" table:style-name="ce31">
            <text:p>124.96</text:p>
          </table:table-cell>
          <table:table-cell office:value-type="float" office:value="125.26052727272727" table:formula="of:=(10^6)*[.K209]*[.$C$242]/[.$B$242]*10^3" table:style-name="ce31">
            <text:p>125.26</text:p>
          </table:table-cell>
          <table:table-cell office:value-type="float" office:value="121.8422290909091" table:formula="of:=(10^6)*[.L209]*[.$C$242]/[.$B$242]*10^3" table:style-name="ce31">
            <text:p>121.84</text:p>
          </table:table-cell>
          <table:table-cell office:value-type="float" office:value="202.36141090909089" table:formula="of:=(10^6)*[.M209]*[.$C$242]/[.$B$242]*10^3" table:style-name="ce31">
            <text:p>202.36</text:p>
          </table:table-cell>
          <table:table-cell office:value-type="float" office:value="274.99727999999999" table:formula="of:=(10^6)*[.N209]*[.$C$242]/[.$B$242]*10^3" table:style-name="ce31">
            <text:p>275.00</text:p>
          </table:table-cell>
          <table:table-cell office:value-type="float" office:value="205.09932000000001" table:formula="of:=(10^6)*[.O209]*[.$C$242]/[.$B$242]*10^3" table:style-name="ce31">
            <text:p>205.10</text:p>
          </table:table-cell>
          <table:table-cell office:value-type="float" office:value="205.26688363636364" table:formula="of:=(10^6)*[.P209]*[.$C$242]/[.$B$242]*10^3" table:style-name="ce31">
            <text:p>205.27</text:p>
          </table:table-cell>
          <table:table-cell office:value-type="float" office:value="204.30618545454547" table:formula="of:=(10^6)*[.Q209]*[.$C$242]/[.$B$242]*10^3" table:style-name="ce31">
            <text:p>204.31</text:p>
          </table:table-cell>
          <table:table-cell office:value-type="float" office:value="3.8797963636363635" table:formula="of:=(10^6)*[.R209]*[.$C$242]/[.$B$242]*10^3" table:style-name="ce31">
            <text:p>3.88</text:p>
          </table:table-cell>
          <table:table-cell office:value-type="float" office:value="5.800669090909091" table:formula="of:=(10^6)*[.S209]*[.$C$242]/[.$B$242]*10^3" table:style-name="ce31">
            <text:p>5.80</text:p>
          </table:table-cell>
          <table:table-cell office:value-type="float" office:value="6.5608145454545452" table:formula="of:=(10^6)*[.T209]*[.$C$242]/[.$B$242]*10^3" table:style-name="ce31">
            <text:p>6.56</text:p>
          </table:table-cell>
          <table:table-cell office:value-type="float" office:value="8.7949963636363631" table:formula="of:=(10^6)*[.U209]*[.$C$242]/[.$B$242]*10^3" table:style-name="ce31">
            <text:p>8.79</text:p>
          </table:table-cell>
          <table:table-cell office:value-type="float" office:value="4.7734690909090904" table:formula="of:=(10^6)*[.V209]*[.$C$242]/[.$B$242]*10^3" table:style-name="ce31">
            <text:p>4.77</text:p>
          </table:table-cell>
          <table:table-cell office:value-type="string" table:style-name="ce16">
            <text:p>milliseconds</text:p>
          </table:table-cell>
          <table:table-cell table:number-columns-repeated="16361" table:style-name="ce1"/>
        </table:table-row>
        <table:table-row table:style-name="ro3">
          <table:covered-table-cell/>
          <table:table-cell office:value-type="string" table:style-name="ce30">
            <text:p>NUCLEO</text:p>
          </table:table-cell>
          <table:table-cell office:value-type="float" office:value="202.93792941176469" table:formula="of:=(10^6)*[.C209]*[.$C$243]/[.$B$243]*10^3" table:style-name="ce31">
            <text:p>202.94</text:p>
          </table:table-cell>
          <table:table-cell office:value-type="float" office:value="289.35317647058821" table:formula="of:=(10^6)*[.D209]*[.$C$243]/[.$B$243]*10^3" table:style-name="ce31">
            <text:p>289.35</text:p>
          </table:table-cell>
          <table:table-cell office:value-type="float" office:value="211.5702" table:formula="of:=(10^6)*[.E209]*[.$C$243]/[.$B$243]*10^3" table:style-name="ce31">
            <text:p>211.57</text:p>
          </table:table-cell>
          <table:table-cell office:value-type="float" office:value="211.72584705882352" table:formula="of:=(10^6)*[.F209]*[.$C$243]/[.$B$243]*10^3" table:style-name="ce31">
            <text:p>211.73</text:p>
          </table:table-cell>
          <table:table-cell office:value-type="float" office:value="206.12043529411764" table:formula="of:=(10^6)*[.G209]*[.$C$243]/[.$B$243]*10^3" table:style-name="ce31">
            <text:p>206.12</text:p>
          </table:table-cell>
          <table:table-cell office:value-type="float" office:value="591.78007058823539" table:formula="of:=(10^6)*[.H209]*[.$C$243]/[.$B$243]*10^3" table:style-name="ce31">
            <text:p>591.78</text:p>
          </table:table-cell>
          <table:table-cell office:value-type="float" office:value="832.62494117647054" table:formula="of:=(10^6)*[.I209]*[.$C$243]/[.$B$243]*10^3" table:style-name="ce31">
            <text:p>832.62</text:p>
          </table:table-cell>
          <table:table-cell office:value-type="float" office:value="606.41825294117643" table:formula="of:=(10^6)*[.J209]*[.$C$243]/[.$B$243]*10^3" table:style-name="ce31">
            <text:p>606.42</text:p>
          </table:table-cell>
          <table:table-cell office:value-type="float" office:value="607.88197058823539" table:formula="of:=(10^6)*[.K209]*[.$C$243]/[.$B$243]*10^3" table:style-name="ce31">
            <text:p>607.88</text:p>
          </table:table-cell>
          <table:table-cell office:value-type="float" office:value="591.29317058823528" table:formula="of:=(10^6)*[.L209]*[.$C$243]/[.$B$243]*10^3" table:style-name="ce31">
            <text:p>591.29</text:p>
          </table:table-cell>
          <table:table-cell office:value-type="float" office:value="982.04802352941181" table:formula="of:=(10^6)*[.M209]*[.$C$243]/[.$B$243]*10^3" table:style-name="ce31">
            <text:p>982.05</text:p>
          </table:table-cell>
          <table:table-cell office:value-type="float" office:value="1334.5456235294118" table:formula="of:=(10^6)*[.N209]*[.$C$243]/[.$B$243]*10^3" table:style-name="ce31">
            <text:p>1334.55</text:p>
          </table:table-cell>
          <table:table-cell office:value-type="float" office:value="995.3349352941176" table:formula="of:=(10^6)*[.O209]*[.$C$243]/[.$B$243]*10^3" table:style-name="ce31">
            <text:p>995.33</text:p>
          </table:table-cell>
          <table:table-cell office:value-type="float" office:value="996.14811176470585" table:formula="of:=(10^6)*[.P209]*[.$C$243]/[.$B$243]*10^3" table:style-name="ce31">
            <text:p>996.15</text:p>
          </table:table-cell>
          <table:table-cell office:value-type="float" office:value="991.48590000000002" table:formula="of:=(10^6)*[.Q209]*[.$C$243]/[.$B$243]*10^3" table:style-name="ce31">
            <text:p>991.49</text:p>
          </table:table-cell>
          <table:table-cell office:value-type="float" office:value="18.828423529411765" table:formula="of:=(10^6)*[.R209]*[.$C$243]/[.$B$243]*10^3" table:style-name="ce31">
            <text:p>18.83</text:p>
          </table:table-cell>
          <table:table-cell office:value-type="float" office:value="28.150305882352942" table:formula="of:=(10^6)*[.S209]*[.$C$243]/[.$B$243]*10^3" table:style-name="ce31">
            <text:p>28.15</text:p>
          </table:table-cell>
          <table:table-cell office:value-type="float" office:value="31.839247058823531" table:formula="of:=(10^6)*[.T209]*[.$C$243]/[.$B$243]*10^3" table:style-name="ce31">
            <text:p>31.84</text:p>
          </table:table-cell>
          <table:table-cell office:value-type="float" office:value="42.681600000000003" table:formula="of:=(10^6)*[.U209]*[.$C$243]/[.$B$243]*10^3" table:style-name="ce31">
            <text:p>42.68</text:p>
          </table:table-cell>
          <table:table-cell office:value-type="float" office:value="23.165364705882354" table:formula="of:=(10^6)*[.V209]*[.$C$243]/[.$B$243]*10^3" table:style-name="ce31">
            <text:p>23.17</text:p>
          </table:table-cell>
          <table:table-cell office:value-type="string" table:style-name="ce16">
            <text:p>milliseconds</text:p>
          </table:table-cell>
          <table:table-cell table:number-columns-repeated="16361" table:style-name="ce1"/>
        </table:table-row>
        <table:table-row table:style-name="ro3" table:visibility="collapse">
          <table:table-cell office:value-type="string" table:number-columns-spanned="1" table:number-rows-spanned="2" table:style-name="ce63">
            <text:p>Inference</text:p>
          </table:table-cell>
          <table:table-cell office:value-type="string" table:style-name="ce30">
            <text:p>STM32</text:p>
          </table:table-cell>
          <table:table-cell office:value-type="float" office:value="0" table:formula="of:=[.C227]*(10^6)*[.$C$242]/[.$B$242]*10^3" table:style-name="ce31">
            <text:p>0.00</text:p>
          </table:table-cell>
          <table:table-cell office:value-type="float" office:value="0" table:formula="of:=[.D227]*(10^6)*[.$C$242]/[.$B$242]*10^3" table:style-name="ce31">
            <text:p>0.00</text:p>
          </table:table-cell>
          <table:table-cell office:value-type="float" office:value="0" table:formula="of:=[.E227]*(10^6)*[.$C$242]/[.$B$242]*10^3" table:style-name="ce31">
            <text:p>0.00</text:p>
          </table:table-cell>
          <table:table-cell office:value-type="float" office:value="0" table:formula="of:=[.F227]*(10^6)*[.$C$242]/[.$B$242]*10^3" table:style-name="ce31">
            <text:p>0.00</text:p>
          </table:table-cell>
          <table:table-cell table:style-name="ce32"/>
          <table:table-cell office:value-type="float" office:value="0" table:formula="of:=[.G227]*(10^6)*[.$C$242]/[.$B$242]*10^3" table:style-name="ce31">
            <text:p>0.00</text:p>
          </table:table-cell>
          <table:table-cell office:value-type="float" office:value="0" table:formula="of:=[.H227]*(10^6)*[.$C$242]/[.$B$242]*10^3" table:style-name="ce31">
            <text:p>0.00</text:p>
          </table:table-cell>
          <table:table-cell office:value-type="float" office:value="0" table:formula="of:=[.I227]*(10^6)*[.$C$242]/[.$B$242]*10^3" table:style-name="ce31">
            <text:p>0.00</text:p>
          </table:table-cell>
          <table:table-cell office:value-type="float" office:value="0" table:formula="of:=[.J227]*(10^6)*[.$C$242]/[.$B$242]*10^3" table:style-name="ce31">
            <text:p>0.00</text:p>
          </table:table-cell>
          <table:table-cell table:style-name="ce32"/>
          <table:table-cell office:value-type="float" office:value="0" table:formula="of:=[.K227]*(10^6)*[.$C$242]/[.$B$242]*10^3" table:style-name="ce31">
            <text:p>0.00</text:p>
          </table:table-cell>
          <table:table-cell office:value-type="float" office:value="0" table:formula="of:=[.L227]*(10^6)*[.$C$242]/[.$B$242]*10^3" table:style-name="ce31">
            <text:p>0.00</text:p>
          </table:table-cell>
          <table:table-cell office:value-type="float" office:value="0" table:formula="of:=[.M227]*(10^6)*[.$C$242]/[.$B$242]*10^3" table:style-name="ce31">
            <text:p>0.00</text:p>
          </table:table-cell>
          <table:table-cell office:value-type="float" office:value="0" table:formula="of:=[.N227]*(10^6)*[.$C$242]/[.$B$242]*10^3" table:style-name="ce31">
            <text:p>0.00</text:p>
          </table:table-cell>
          <table:table-cell table:style-name="ce32"/>
          <table:table-cell office:value-type="float" office:value="0" table:formula="of:=[.O227]*(10^6)*[.$C$242]/[.$B$242]*10^3" table:style-name="ce31">
            <text:p>0.00</text:p>
          </table:table-cell>
          <table:table-cell office:value-type="float" office:value="0" table:formula="of:=[.P227]*(10^6)*[.$C$242]/[.$B$242]*10^3" table:style-name="ce31">
            <text:p>0.00</text:p>
          </table:table-cell>
          <table:table-cell office:value-type="float" office:value="0" table:formula="of:=[.Q227]*(10^6)*[.$C$242]/[.$B$242]*10^3" table:style-name="ce31">
            <text:p>0.00</text:p>
          </table:table-cell>
          <table:table-cell office:value-type="float" office:value="0" table:formula="of:=[.R227]*(10^6)*[.$C$242]/[.$B$242]*10^3" table:style-name="ce31">
            <text:p>0.00</text:p>
          </table:table-cell>
          <table:table-cell table:style-name="ce32"/>
          <table:table-cell office:value-type="string" table:style-name="ce16">
            <text:p>milliseconds</text:p>
          </table:table-cell>
          <table:table-cell table:number-columns-repeated="16361" table:style-name="ce1"/>
        </table:table-row>
        <table:table-row table:style-name="ro3" table:visibility="collapse">
          <table:covered-table-cell/>
          <table:table-cell office:value-type="string" table:style-name="ce30">
            <text:p>NUCLEO</text:p>
          </table:table-cell>
          <table:table-cell office:value-type="float" office:value="0" table:formula="of:=[.C227]*(10^6)*[.$C$243]/[.$B$243]*10^3" table:style-name="ce31">
            <text:p>0.00</text:p>
          </table:table-cell>
          <table:table-cell office:value-type="float" office:value="0" table:formula="of:=[.D227]*(10^6)*[.$C$243]/[.$B$243]*10^3" table:style-name="ce31">
            <text:p>0.00</text:p>
          </table:table-cell>
          <table:table-cell office:value-type="float" office:value="0" table:formula="of:=[.E227]*(10^6)*[.$C$243]/[.$B$243]*10^3" table:style-name="ce31">
            <text:p>0.00</text:p>
          </table:table-cell>
          <table:table-cell office:value-type="float" office:value="0" table:formula="of:=[.F227]*(10^6)*[.$C$243]/[.$B$243]*10^3" table:style-name="ce31">
            <text:p>0.00</text:p>
          </table:table-cell>
          <table:table-cell table:style-name="ce32"/>
          <table:table-cell office:value-type="float" office:value="0" table:formula="of:=[.G227]*(10^6)*[.$C$243]/[.$B$243]*10^3" table:style-name="ce31">
            <text:p>0.00</text:p>
          </table:table-cell>
          <table:table-cell office:value-type="float" office:value="0" table:formula="of:=[.H227]*(10^6)*[.$C$243]/[.$B$243]*10^3" table:style-name="ce31">
            <text:p>0.00</text:p>
          </table:table-cell>
          <table:table-cell office:value-type="float" office:value="0" table:formula="of:=[.I227]*(10^6)*[.$C$243]/[.$B$243]*10^3" table:style-name="ce31">
            <text:p>0.00</text:p>
          </table:table-cell>
          <table:table-cell office:value-type="float" office:value="0" table:formula="of:=[.J227]*(10^6)*[.$C$243]/[.$B$243]*10^3" table:style-name="ce31">
            <text:p>0.00</text:p>
          </table:table-cell>
          <table:table-cell table:style-name="ce32"/>
          <table:table-cell office:value-type="float" office:value="0" table:formula="of:=[.K227]*(10^6)*[.$C$243]/[.$B$243]*10^3" table:style-name="ce31">
            <text:p>0.00</text:p>
          </table:table-cell>
          <table:table-cell office:value-type="float" office:value="0" table:formula="of:=[.L227]*(10^6)*[.$C$243]/[.$B$243]*10^3" table:style-name="ce31">
            <text:p>0.00</text:p>
          </table:table-cell>
          <table:table-cell office:value-type="float" office:value="0" table:formula="of:=[.M227]*(10^6)*[.$C$243]/[.$B$243]*10^3" table:style-name="ce31">
            <text:p>0.00</text:p>
          </table:table-cell>
          <table:table-cell office:value-type="float" office:value="0" table:formula="of:=[.N227]*(10^6)*[.$C$243]/[.$B$243]*10^3" table:style-name="ce31">
            <text:p>0.00</text:p>
          </table:table-cell>
          <table:table-cell table:style-name="ce32"/>
          <table:table-cell office:value-type="float" office:value="0" table:formula="of:=[.O227]*(10^6)*[.$C$243]/[.$B$243]*10^3" table:style-name="ce31">
            <text:p>0.00</text:p>
          </table:table-cell>
          <table:table-cell office:value-type="float" office:value="0" table:formula="of:=[.P227]*(10^6)*[.$C$243]/[.$B$243]*10^3" table:style-name="ce31">
            <text:p>0.00</text:p>
          </table:table-cell>
          <table:table-cell office:value-type="float" office:value="0" table:formula="of:=[.Q227]*(10^6)*[.$C$243]/[.$B$243]*10^3" table:style-name="ce31">
            <text:p>0.00</text:p>
          </table:table-cell>
          <table:table-cell office:value-type="float" office:value="0" table:formula="of:=[.R227]*(10^6)*[.$C$243]/[.$B$243]*10^3" table:style-name="ce31">
            <text:p>0.00</text:p>
          </table:table-cell>
          <table:table-cell table:style-name="ce32"/>
          <table:table-cell office:value-type="string" table:style-name="ce16">
            <text:p>milliseconds</text:p>
          </table:table-cell>
          <table:table-cell table:number-columns-repeated="16361"/>
        </table:table-row>
        <table:table-row table:style-name="ro6">
          <table:table-cell table:number-columns-repeated="2" table:style-name="ce33"/>
          <table:table-cell table:number-columns-repeated="17" table:style-name="ce32"/>
          <table:table-cell table:number-columns-repeated="2" table:style-name="ce33"/>
          <table:table-cell table:style-name="ce32"/>
          <table:table-cell table:number-columns-repeated="16362" table:style-name="ce1"/>
        </table:table-row>
        <table:table-row table:style-name="ro6">
          <table:table-cell table:number-columns-repeated="2" table:style-name="ce33"/>
          <table:table-cell table:number-columns-repeated="16" table:style-name="ce32"/>
          <table:table-cell table:number-columns-repeated="2" table:style-name="ce33"/>
          <table:table-cell table:number-columns-repeated="2" table:style-name="ce32"/>
          <table:table-cell table:number-columns-repeated="16362" table:style-name="ce1"/>
        </table:table-row>
        <table:table-row table:style-name="ro6">
          <table:table-cell office:value-type="string" table:number-columns-spanned="4" table:number-rows-spanned="1" table:style-name="ce64">
            <text:p>Considering number of epochs and dataset size</text:p>
          </table:table-cell>
          <table:covered-table-cell table:number-columns-repeated="3"/>
          <table:table-cell table:number-columns-repeated="14" table:style-name="ce32"/>
          <table:table-cell table:style-name="ce33"/>
          <table:table-cell table:number-columns-repeated="3" table:style-name="ce32"/>
          <table:table-cell table:number-columns-repeated="16362" table:style-name="ce1"/>
        </table:table-row>
        <table:table-row table:style-name="ro7">
          <table:table-cell office:value-type="string" table:style-name="ce34">
            <text:p>Model/Dataset</text:p>
          </table:table-cell>
          <table:table-cell office:value-type="string" table:style-name="ce34">
            <text:p>Model/Dataset</text:p>
          </table:table-cell>
          <table:table-cell office:value-type="string" table:number-columns-spanned="5" table:number-rows-spanned="1" table:style-name="ce65">
            <text:p><text:span text:style-name="T1">DS-CNN/SC</text:span></text:p>
          </table:table-cell>
          <table:covered-table-cell table:number-columns-repeated="4"/>
          <table:table-cell office:value-type="string" table:number-columns-spanned="5" table:number-rows-spanned="1" table:style-name="ce66">
            <text:p>MobileNet/VWW</text:p>
          </table:table-cell>
          <table:covered-table-cell table:number-columns-repeated="4"/>
          <table:table-cell office:value-type="string" table:number-columns-spanned="5" table:number-rows-spanned="1" table:style-name="ce66">
            <text:p>ResNet/Cifar10</text:p>
          </table:table-cell>
          <table:covered-table-cell table:number-columns-repeated="4"/>
          <table:table-cell office:value-type="string" table:number-columns-spanned="5" table:number-rows-spanned="1" table:style-name="ce67">
            <text:p>AE/ToyADMOS</text:p>
          </table:table-cell>
          <table:covered-table-cell table:number-columns-repeated="4"/>
          <table:table-cell table:number-columns-repeated="16362" table:style-name="ce1"/>
        </table:table-row>
        <table:table-row table:style-name="ro7">
          <table:table-cell office:value-type="string" table:style-name="ce34">
            <text:p><text:span text:style-name="T1">Learning method</text:span></text:p>
          </table:table-cell>
          <table:table-cell office:value-type="string" table:style-name="ce34">
            <text:p><text:span text:style-name="T1">Learning method</text:span>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office:value-type="string" table:style-name="ce33">
            <text:p>FTP</text:p>
          </table:table-cell>
          <table:table-cell office:value-type="string" table:style-name="ce33">
            <text:p>Red-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office:value-type="string" table:style-name="ce33">
            <text:p>FTP</text:p>
          </table:table-cell>
          <table:table-cell office:value-type="string" table:style-name="ce33">
            <text:p>Red-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office:value-type="string" table:style-name="ce33">
            <text:p>FTP</text:p>
          </table:table-cell>
          <table:table-cell office:value-type="string" table:style-name="ce33">
            <text:p>Red-FTP</text:p>
          </table:table-cell>
          <table:table-cell office:value-type="string" table:style-name="ce33">
            <text:p>BP</text:p>
          </table:table-cell>
          <table:table-cell office:value-type="string" table:style-name="ce33">
            <text:p>FF</text:p>
          </table:table-cell>
          <table:table-cell office:value-type="string" table:style-name="ce33">
            <text:p>PEP</text:p>
          </table:table-cell>
          <table:table-cell office:value-type="string" table:style-name="ce33">
            <text:p>FTP</text:p>
          </table:table-cell>
          <table:table-cell office:value-type="string" table:style-name="ce33">
            <text:p>Red-FTP</text:p>
          </table:table-cell>
          <table:table-cell table:number-columns-repeated="16362" table:style-name="ce1"/>
        </table:table-row>
        <table:table-row table:style-name="ro7">
          <table:table-cell office:value-type="string" table:number-columns-spanned="1" table:number-rows-spanned="2" table:style-name="ce63">
            <text:p>Training</text:p>
          </table:table-cell>
          <table:table-cell office:value-type="string" table:style-name="ce30">
            <text:p>STM</text:p>
          </table:table-cell>
          <table:table-cell office:value-type="float" office:value="35.758573308218182" table:formula="of:=[.C254]/10^3*[.$B$246]*[.$C$246]/3600" table:style-name="ce31">
            <text:p>35.76</text:p>
          </table:table-cell>
          <table:table-cell office:value-type="float" office:value="50.985327399272727" table:formula="of:=[.D254]/10^3*[.$B$246]*[.$C$246]/3600" table:style-name="ce31">
            <text:p>50.99</text:p>
          </table:table-cell>
          <table:table-cell office:value-type="float" office:value="37.279618100290911" table:formula="of:=[.E254]/10^3*[.$B$246]*[.$C$246]/3600" table:style-name="ce31">
            <text:p>37.28</text:p>
          </table:table-cell>
          <table:table-cell office:value-type="float" office:value="37.307043810109093" table:formula="of:=[.F254]/10^3*[.$B$246]*[.$C$246]/3600" table:style-name="ce31">
            <text:p>37.31</text:p>
          </table:table-cell>
          <table:table-cell office:value-type="float" office:value="36.319345117745456" table:formula="of:=[.G254]/10^3*[.$B$246]*[.$C$246]/3600" table:style-name="ce31">
            <text:p>36.32</text:p>
          </table:table-cell>
          <table:table-cell office:value-type="float" office:value="185.65585395333335" table:formula="of:=[.H254]/10^3*[.$B$247]*[.$C$247]/3600" table:style-name="ce31">
            <text:p>185.66</text:p>
          </table:table-cell>
          <table:table-cell office:value-type="float" office:value="261.21476906666663" table:formula="of:=[.I254]/10^3*[.$B$247]*[.$C$247]/3600" table:style-name="ce31">
            <text:p>261.21</text:p>
          </table:table-cell>
          <table:table-cell office:value-type="float" office:value="190.24820908681821" table:formula="of:=[.J254]/10^3*[.$B$247]*[.$C$247]/3600" table:style-name="ce31">
            <text:p>190.25</text:p>
          </table:table-cell>
          <table:table-cell office:value-type="float" office:value="190.70741304318182" table:formula="of:=[.K254]/10^3*[.$B$247]*[.$C$247]/3600" table:style-name="ce31">
            <text:p>190.71</text:p>
          </table:table-cell>
          <table:table-cell office:value-type="float" office:value="185.50310153772728" table:formula="of:=[.L254]/10^3*[.$B$247]*[.$C$247]/3600" table:style-name="ce31">
            <text:p>185.50</text:p>
          </table:table-cell>
          <table:table-cell office:value-type="float" office:value="1405.2875757575757" table:formula="of:=[.M254]/10^3*[.$B$248]*[.$C$248]/3600" table:style-name="ce31">
            <text:p>1405.29</text:p>
          </table:table-cell>
          <table:table-cell office:value-type="float" office:value="1909.7033333333334" table:formula="of:=[.N254]/10^3*[.$B$248]*[.$C$248]/3600" table:style-name="ce31">
            <text:p>1909.70</text:p>
          </table:table-cell>
          <table:table-cell office:value-type="float" office:value="1424.3008333333332" table:formula="of:=[.O254]/10^3*[.$B$248]*[.$C$248]/3600" table:style-name="ce31">
            <text:p>1424.30</text:p>
          </table:table-cell>
          <table:table-cell office:value-type="float" office:value="1425.4644696969697" table:formula="of:=[.P254]/10^3*[.$B$248]*[.$C$248]/3600" table:style-name="ce31">
            <text:p>1425.46</text:p>
          </table:table-cell>
          <table:table-cell office:value-type="float" office:value="1418.7929545454547" table:formula="of:=[.Q254]/10^3*[.$B$248]*[.$C$248]/3600" table:style-name="ce31">
            <text:p>1418.79</text:p>
          </table:table-cell>
          <table:table-cell office:value-type="float" office:value="0.43108848484848483" table:formula="of:=[.R254]/10^3*[.$B$249]*[.$C$249]/3600" table:style-name="ce31">
            <text:p>0.43</text:p>
          </table:table-cell>
          <table:table-cell office:value-type="float" office:value="0.64451878787878791" table:formula="of:=[.S254]/10^3*[.$B$249]*[.$C$249]/3600" table:style-name="ce31">
            <text:p>0.64</text:p>
          </table:table-cell>
          <table:table-cell office:value-type="float" office:value="0.72897939393939393" table:formula="of:=[.T254]/10^3*[.$B$249]*[.$C$249]/3600" table:style-name="ce31">
            <text:p>0.73</text:p>
          </table:table-cell>
          <table:table-cell office:value-type="float" office:value="0.97722181818181819" table:formula="of:=[.U254]/10^3*[.$B$249]*[.$C$249]/3600" table:style-name="ce31">
            <text:p>0.98</text:p>
          </table:table-cell>
          <table:table-cell office:value-type="float" office:value="0.53038545454545449" table:formula="of:=[.V254]/10^3*[.$B$249]*[.$C$249]/3600" table:style-name="ce31">
            <text:p>0.53</text:p>
          </table:table-cell>
          <table:table-cell office:value-type="string" table:style-name="ce17">
            <text:p>hours</text:p>
          </table:table-cell>
          <table:table-cell table:number-columns-repeated="16361"/>
        </table:table-row>
        <table:table-row table:style-name="ro7">
          <table:covered-table-cell/>
          <table:table-cell office:value-type="string" table:style-name="ce30">
            <text:p>NUC</text:p>
          </table:table-cell>
          <table:table-cell office:value-type="float" office:value="173.53425281929412" table:formula="of:=[.C255]/10^3*[.$B$246]*[.$C$246]/3600" table:style-name="ce31">
            <text:p>173.53</text:p>
          </table:table-cell>
          <table:table-cell office:value-type="float" office:value="247.42879473176467" table:formula="of:=[.D255]/10^3*[.$B$246]*[.$C$246]/3600" table:style-name="ce31">
            <text:p>247.43</text:p>
          </table:table-cell>
          <table:table-cell office:value-type="float" office:value="180.91579372199999" table:formula="of:=[.E255]/10^3*[.$B$246]*[.$C$246]/3600" table:style-name="ce31">
            <text:p>180.92</text:p>
          </table:table-cell>
          <table:table-cell office:value-type="float" office:value="181.04888907847058" table:formula="of:=[.F255]/10^3*[.$B$246]*[.$C$246]/3600" table:style-name="ce31">
            <text:p>181.05</text:p>
          </table:table-cell>
          <table:table-cell office:value-type="float" office:value="176.25564542435293" table:formula="of:=[.G255]/10^3*[.$B$246]*[.$C$246]/3600" table:style-name="ce31">
            <text:p>176.26</text:p>
          </table:table-cell>
          <table:table-cell office:value-type="float" office:value="900.97693830294122" table:formula="of:=[.H255]/10^3*[.$B$247]*[.$C$247]/3600" table:style-name="ce31">
            <text:p>900.98</text:p>
          </table:table-cell>
          <table:table-cell office:value-type="float" office:value="1267.6599087058823" table:formula="of:=[.I255]/10^3*[.$B$247]*[.$C$247]/3600" table:style-name="ce31">
            <text:p>1267.66</text:p>
          </table:table-cell>
          <table:table-cell office:value-type="float" office:value="923.26336762720587" table:formula="of:=[.J255]/10^3*[.$B$247]*[.$C$247]/3600" table:style-name="ce31">
            <text:p>923.26</text:p>
          </table:table-cell>
          <table:table-cell office:value-type="float" office:value="925.49185741544136" table:formula="of:=[.K255]/10^3*[.$B$247]*[.$C$247]/3600" table:style-name="ce31">
            <text:p>925.49</text:p>
          </table:table-cell>
          <table:table-cell office:value-type="float" office:value="900.23563981544112" table:formula="of:=[.L255]/10^3*[.$B$247]*[.$C$247]/3600" table:style-name="ce31">
            <text:p>900.24</text:p>
          </table:table-cell>
          <table:table-cell office:value-type="float" office:value="6819.7779411764714" table:formula="of:=[.M255]/10^3*[.$B$248]*[.$C$248]/3600" table:style-name="ce31">
            <text:p>6819.78</text:p>
          </table:table-cell>
          <table:table-cell office:value-type="float" office:value="9267.677941176471" table:formula="of:=[.N255]/10^3*[.$B$248]*[.$C$248]/3600" table:style-name="ce31">
            <text:p>9267.68</text:p>
          </table:table-cell>
          <table:table-cell office:value-type="float" office:value="6912.0481617647056" table:formula="of:=[.O255]/10^3*[.$B$248]*[.$C$248]/3600" table:style-name="ce31">
            <text:p>6912.05</text:p>
          </table:table-cell>
          <table:table-cell office:value-type="float" office:value="6917.6952205882344" table:formula="of:=[.P255]/10^3*[.$B$248]*[.$C$248]/3600" table:style-name="ce31">
            <text:p>6917.70</text:p>
          </table:table-cell>
          <table:table-cell office:value-type="float" office:value="6885.3187500000004" table:formula="of:=[.Q255]/10^3*[.$B$248]*[.$C$248]/3600" table:style-name="ce31">
            <text:p>6885.32</text:p>
          </table:table-cell>
          <table:table-cell office:value-type="float" office:value="2.0920470588235291" table:formula="of:=[.R255]/10^3*[.$B$249]*[.$C$249]/3600" table:style-name="ce31">
            <text:p>2.09</text:p>
          </table:table-cell>
          <table:table-cell office:value-type="float" office:value="3.1278117647058825" table:formula="of:=[.S255]/10^3*[.$B$249]*[.$C$249]/3600" table:style-name="ce31">
            <text:p>3.13</text:p>
          </table:table-cell>
          <table:table-cell office:value-type="float" office:value="3.5376941176470589" table:formula="of:=[.T255]/10^3*[.$B$249]*[.$C$249]/3600" table:style-name="ce31">
            <text:p>3.54</text:p>
          </table:table-cell>
          <table:table-cell office:value-type="float" office:value="4.7423999999999999" table:formula="of:=[.U255]/10^3*[.$B$249]*[.$C$249]/3600" table:style-name="ce31">
            <text:p>4.74</text:p>
          </table:table-cell>
          <table:table-cell office:value-type="float" office:value="2.573929411764706" table:formula="of:=[.V255]/10^3*[.$B$249]*[.$C$249]/3600" table:style-name="ce31">
            <text:p>2.57</text:p>
          </table:table-cell>
          <table:table-cell office:value-type="string" table:style-name="ce17">
            <text:p>hours</text:p>
          </table:table-cell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63">
            <text:p>Training</text:p>
          </table:table-cell>
          <table:table-cell office:value-type="string" table:style-name="ce30">
            <text:p>STM</text:p>
          </table:table-cell>
          <table:table-cell office:value-type="float" office:value="0" table:formula="of:=([.C263]-[.$C$263])" table:style-name="ce35">
            <text:p>0.00</text:p>
          </table:table-cell>
          <table:table-cell office:value-type="float" office:value="15.226754091054545" table:formula="of:=([.D263]-[.$C$263])" table:style-name="ce35">
            <text:p>15.23</text:p>
          </table:table-cell>
          <table:table-cell office:value-type="float" office:value="1.521044792072729" table:formula="of:=([.E263]-[.$C$263])" table:style-name="ce35">
            <text:p>1.52</text:p>
          </table:table-cell>
          <table:table-cell office:value-type="float" office:value="1.5484705018909111" table:formula="of:=([.F263]-[.$C$263])" table:style-name="ce35">
            <text:p>1.55</text:p>
          </table:table-cell>
          <table:table-cell office:value-type="float" office:value="0.56077180952727446" table:formula="of:=([.G263]-[.$C$263])" table:style-name="ce35">
            <text:p>0.56</text:p>
          </table:table-cell>
          <table:table-cell office:value-type="float" office:value="0" table:formula="of:=([.H263]-[.$H$263])" table:style-name="ce33">
            <text:p>0.00</text:p>
          </table:table-cell>
          <table:table-cell office:value-type="float" office:value="75.558915113333285" table:formula="of:=([.I263]-[.$H$263])" table:style-name="ce33">
            <text:p>75.56</text:p>
          </table:table-cell>
          <table:table-cell office:value-type="float" office:value="4.5923551334848582" table:formula="of:=([.J263]-[.$H$263])" table:style-name="ce33">
            <text:p>4.59</text:p>
          </table:table-cell>
          <table:table-cell office:value-type="float" office:value="5.0515590898484675" table:formula="of:=([.K263]-[.$H$263])" table:style-name="ce33">
            <text:p>5.05</text:p>
          </table:table-cell>
          <table:table-cell office:value-type="float" office:value="-0.15275241560607355" table:formula="of:=([.L263]-[.$H$263])" table:style-name="ce33">
            <text:p>-0.15</text:p>
          </table:table-cell>
          <table:table-cell office:value-type="float" office:value="0" table:formula="of:=([.M263]-[.$M$263])" table:style-name="ce33">
            <text:p>0.00</text:p>
          </table:table-cell>
          <table:table-cell office:value-type="float" office:value="504.41575757575765" table:formula="of:=([.N263]-[.$M$263])" table:style-name="ce33">
            <text:p>504.42</text:p>
          </table:table-cell>
          <table:table-cell office:value-type="float" office:value="19.013257575757507" table:formula="of:=([.O263]-[.$M$263])" table:style-name="ce33">
            <text:p>19.01</text:p>
          </table:table-cell>
          <table:table-cell office:value-type="float" office:value="20.176893939393949" table:formula="of:=([.P263]-[.$M$263])" table:style-name="ce33">
            <text:p>20.18</text:p>
          </table:table-cell>
          <table:table-cell office:value-type="float" office:value="13.505378787878954" table:formula="of:=([.Q263]-[.$M$263])" table:style-name="ce33">
            <text:p>13.51</text:p>
          </table:table-cell>
          <table:table-cell office:value-type="float" office:value="0" table:formula="of:=([.R263]-[.$R$263])" table:style-name="ce33">
            <text:p>0.00</text:p>
          </table:table-cell>
          <table:table-cell office:value-type="float" office:value="0.21343030303030308" table:formula="of:=([.S263]-[.$R$263])" table:style-name="ce33">
            <text:p>0.21</text:p>
          </table:table-cell>
          <table:table-cell office:value-type="float" office:value="0.2978909090909091" table:formula="of:=([.T263]-[.$R$263])" table:style-name="ce33">
            <text:p>0.30</text:p>
          </table:table-cell>
          <table:table-cell office:value-type="float" office:value="0.54613333333333336" table:formula="of:=([.U263]-[.$R$263])" table:style-name="ce33">
            <text:p>0.55</text:p>
          </table:table-cell>
          <table:table-cell office:value-type="float" office:value="9.9296969696969661E-2" table:formula="of:=([.V263]-[.$R$263])" table:style-name="ce33">
            <text:p>0.10</text:p>
          </table:table-cell>
          <table:table-cell table:number-columns-repeated="16362" table:style-name="ce1"/>
        </table:table-row>
        <table:table-row table:style-name="ro9">
          <table:covered-table-cell/>
          <table:table-cell office:value-type="string" table:style-name="ce30">
            <text:p>NUC</text:p>
          </table:table-cell>
          <table:table-cell office:value-type="float" office:value="0" table:formula="of:=([.C264]-[.$C$264])" table:style-name="ce35">
            <text:p>0.00</text:p>
          </table:table-cell>
          <table:table-cell office:value-type="float" office:value="73.894541912470544" table:formula="of:=([.D264]-[.$C$264])" table:style-name="ce35">
            <text:p>73.89</text:p>
          </table:table-cell>
          <table:table-cell office:value-type="float" office:value="7.3815409027058649" table:formula="of:=([.E264]-[.$C$264])" table:style-name="ce35">
            <text:p>7.38</text:p>
          </table:table-cell>
          <table:table-cell office:value-type="float" office:value="7.5146362591764557" table:formula="of:=([.F264]-[.$C$264])" table:style-name="ce35">
            <text:p>7.51</text:p>
          </table:table-cell>
          <table:table-cell office:value-type="float" office:value="2.72139260505881" table:formula="of:=([.G264]-[.$C$264])" table:style-name="ce35">
            <text:p>2.72</text:p>
          </table:table-cell>
          <table:table-cell office:value-type="float" office:value="0" table:formula="of:=([.H264]-[.$H$264])" table:style-name="ce35">
            <text:p>0.00</text:p>
          </table:table-cell>
          <table:table-cell office:value-type="float" office:value="366.68297040294112" table:formula="of:=([.I264]-[.$H$264])" table:style-name="ce35">
            <text:p>366.68</text:p>
          </table:table-cell>
          <table:table-cell office:value-type="float" office:value="22.286429324264645" table:formula="of:=([.J264]-[.$H$264])" table:style-name="ce35">
            <text:p>22.29</text:p>
          </table:table-cell>
          <table:table-cell office:value-type="float" office:value="24.514919112500138" table:formula="of:=([.K264]-[.$H$264])" table:style-name="ce35">
            <text:p>24.51</text:p>
          </table:table-cell>
          <table:table-cell office:value-type="float" office:value="-0.74129848750010296" table:formula="of:=([.L264]-[.$H$264])" table:style-name="ce35">
            <text:p>-0.74</text:p>
          </table:table-cell>
          <table:table-cell office:value-type="float" office:value="0" table:formula="of:=([.M264]-[.$M$264])" table:style-name="ce35">
            <text:p>0.00</text:p>
          </table:table-cell>
          <table:table-cell office:value-type="float" office:value="2447.8999999999996" table:formula="of:=([.N264]-[.$M$264])" table:style-name="ce35">
            <text:p>2447.90</text:p>
          </table:table-cell>
          <table:table-cell office:value-type="float" office:value="92.270220588234224" table:formula="of:=([.O264]-[.$M$264])" table:style-name="ce35">
            <text:p>92.27</text:p>
          </table:table-cell>
          <table:table-cell office:value-type="float" office:value="97.917279411763047" table:formula="of:=([.P264]-[.$M$264])" table:style-name="ce35">
            <text:p>97.92</text:p>
          </table:table-cell>
          <table:table-cell office:value-type="float" office:value="65.540808823529005" table:formula="of:=([.Q264]-[.$M$264])" table:style-name="ce35">
            <text:p>65.54</text:p>
          </table:table-cell>
          <table:table-cell office:value-type="float" office:value="0" table:formula="of:=([.R264]-[.$R$264])" table:style-name="ce35">
            <text:p>0.00</text:p>
          </table:table-cell>
          <table:table-cell office:value-type="float" office:value="1.0357647058823534" table:formula="of:=([.S264]-[.$R$264])" table:style-name="ce35">
            <text:p>1.04</text:p>
          </table:table-cell>
          <table:table-cell office:value-type="float" office:value="1.4456470588235297" table:formula="of:=([.T264]-[.$R$264])" table:style-name="ce35">
            <text:p>1.45</text:p>
          </table:table-cell>
          <table:table-cell office:value-type="float" office:value="2.6503529411764708" table:formula="of:=([.U264]-[.$R$264])" table:style-name="ce35">
            <text:p>2.65</text:p>
          </table:table-cell>
          <table:table-cell office:value-type="float" office:value="0.48188235294117687" table:formula="of:=([.V264]-[.$R$264])" table:style-name="ce35">
            <text:p>0.48</text:p>
          </table:table-cell>
          <table:table-cell table:number-columns-repeated="16362" table:style-name="ce1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repeated="16" table:style-name="ce16"/>
          <table:table-cell table:number-columns-repeated="16366" table:style-name="ce1"/>
        </table:table-row>
        <table:table-row table:style-name="ro3">
          <table:table-cell table:number-columns-spanned="1" table:number-rows-spanned="2" table:style-name="ce68"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3">
          <table:covered-table-cell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3">
          <table:table-cell table:number-columns-spanned="1" table:number-rows-spanned="2" table:style-name="ce68"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3">
          <table:covered-table-cell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spanned="4" table:number-rows-spanned="1" table:style-name="ce68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spanned="4" table:number-rows-spanned="1" table:style-name="ce61"/>
          <table:covered-table-cell table:number-columns-repeated="3"/>
          <table:table-cell table:number-columns-repeated="16366" table:style-name="ce1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repeated="16" table:style-name="ce16"/>
          <table:table-cell table:number-columns-repeated="16366" table:style-name="ce1"/>
        </table:table-row>
        <table:table-row table:style-name="ro10">
          <table:table-cell table:number-columns-spanned="1" table:number-rows-spanned="2" table:style-name="ce68"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10">
          <table:covered-table-cell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10">
          <table:table-cell table:number-columns-spanned="1" table:number-rows-spanned="2" table:style-name="ce68"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10">
          <table:covered-table-cell/>
          <table:table-cell table:style-name="ce36"/>
          <table:table-cell table:number-columns-repeated="16" table:style-name="ce37"/>
          <table:table-cell table:number-columns-repeated="16366" table:style-name="ce1"/>
        </table:table-row>
        <table:table-row table:style-name="ro6">
          <table:table-cell table:number-columns-repeated="16384"/>
        </table:table-row>
        <table:table-row table:number-rows-repeated="6" table:style-name="ro6">
          <table:table-cell table:number-columns-repeated="5" table:style-name="ce38"/>
          <table:table-cell table:number-columns-repeated="16379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8" table:style-name="ce3"/>
          <table:table-cell table:number-columns-repeated="13" table:style-name="ce19"/>
          <table:table-cell table:number-columns-repeated="2" table:style-name="ce3"/>
          <table:table-cell table:number-columns-repeated="3" table:style-name="ce1"/>
          <table:table-cell table:number-columns-repeated="6" table:style-name="ce3"/>
          <table:table-cell table:number-columns-repeated="16342"/>
        </table:table-row>
        <table:table-row table:style-name="ro5">
          <table:table-cell table:number-columns-spanned="2" table:number-rows-spanned="1" table:style-name="ce68"/>
          <table:covered-table-cell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repeated="2" table:style-name="ce3"/>
          <table:table-cell table:style-name="ce39"/>
          <table:table-cell table:number-columns-repeated="2" table:style-name="ce14"/>
          <table:table-cell table:style-name="ce39"/>
          <table:table-cell table:number-columns-repeated="4" table:style-name="ce19"/>
          <table:table-cell table:number-columns-spanned="2" table:number-rows-spanned="1" table:style-name="ce68"/>
          <table:covered-table-cell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style-name="ce1"/>
          <table:table-cell table:number-columns-repeated="2" table:style-name="ce40"/>
          <table:table-cell table:number-columns-spanned="3" table:number-rows-spanned="1" table:style-name="ce68"/>
          <table:covered-table-cell table:number-columns-repeated="2"/>
          <table:table-cell table:style-name="ce3"/>
          <table:table-cell table:number-columns-repeated="16342"/>
        </table:table-row>
        <table:table-row table:style-name="ro5">
          <table:table-cell table:number-columns-spanned="2" table:number-rows-spanned="1" table:style-name="ce68"/>
          <table:covered-table-cell/>
          <table:table-cell table:number-columns-repeated="12" table:style-name="ce40"/>
          <table:table-cell table:number-columns-repeated="10" table:style-name="ce3"/>
          <table:table-cell table:number-columns-spanned="2" table:number-rows-spanned="1" table:style-name="ce68"/>
          <table:covered-table-cell/>
          <table:table-cell table:number-columns-repeated="7" table:style-name="ce40"/>
          <table:table-cell table:number-columns-repeated="3" table:style-name="ce1"/>
          <table:table-cell table:number-columns-repeated="5" table:style-name="ce40"/>
          <table:table-cell table:style-name="ce3"/>
          <table:table-cell table:number-columns-repeated="16342"/>
        </table:table-row>
        <table:table-row table:style-name="ro5">
          <table:table-cell table:number-columns-spanned="1" table:number-rows-spanned="4" table:style-name="ce68"/>
          <table:table-cell table:style-name="ce41"/>
          <table:table-cell table:number-columns-repeated="12" table:style-name="ce42"/>
          <table:table-cell table:number-columns-repeated="10" table:style-name="ce3"/>
          <table:table-cell table:number-columns-spanned="1" table:number-rows-spanned="4" table:style-name="ce68"/>
          <table:table-cell table:style-name="ce41"/>
          <table:table-cell table:number-columns-repeated="7" table:style-name="ce43"/>
          <table:table-cell table:number-columns-repeated="3" table:style-name="ce1"/>
          <table:table-cell table:number-columns-repeated="5" table:style-name="ce43"/>
          <table:table-cell table:number-columns-repeated="16343" table:style-name="ce1"/>
        </table:table-row>
        <table:table-row table:number-rows-repeated="2" table:style-name="ro5">
          <table:covered-table-cell/>
          <table:table-cell table:number-columns-repeated="13" table:style-name="ce42"/>
          <table:table-cell table:number-columns-repeated="6" table:style-name="ce3"/>
          <table:table-cell table:number-columns-repeated="4" table:style-name="ce1"/>
          <table:covered-table-cell/>
          <table:table-cell table:style-name="ce42"/>
          <table:table-cell table:number-columns-repeated="7" table:style-name="ce43"/>
          <table:table-cell table:number-columns-repeated="3" table:style-name="ce1"/>
          <table:table-cell table:number-columns-repeated="5" table:style-name="ce43"/>
          <table:table-cell table:number-columns-repeated="16343" table:style-name="ce1"/>
        </table:table-row>
        <table:table-row table:style-name="ro5">
          <table:covered-table-cell/>
          <table:table-cell table:style-name="ce44"/>
          <table:table-cell table:number-columns-repeated="12" table:style-name="ce14"/>
          <table:table-cell table:number-columns-repeated="6" table:style-name="ce3"/>
          <table:table-cell table:number-columns-repeated="4" table:style-name="ce1"/>
          <table:covered-table-cell/>
          <table:table-cell table:style-name="ce44"/>
          <table:table-cell table:number-columns-repeated="7" table:style-name="ce45"/>
          <table:table-cell table:number-columns-repeated="3" table:style-name="ce1"/>
          <table:table-cell table:number-columns-repeated="5" table:style-name="ce45"/>
          <table:table-cell table:number-columns-repeated="16343" table:style-name="ce1"/>
        </table:table-row>
        <table:table-row table:style-name="ro5">
          <table:table-cell table:number-columns-spanned="1" table:number-rows-spanned="4" table:style-name="ce68"/>
          <table:table-cell table:style-name="ce42"/>
          <table:table-cell table:number-columns-repeated="12" table:style-name="ce14"/>
          <table:table-cell table:number-columns-repeated="6" table:style-name="ce3"/>
          <table:table-cell table:number-columns-repeated="4" table:style-name="ce1"/>
          <table:table-cell table:number-columns-spanned="1" table:number-rows-spanned="4" table:style-name="ce68"/>
          <table:table-cell table:style-name="ce42"/>
          <table:table-cell table:number-columns-repeated="7" table:style-name="ce43"/>
          <table:table-cell table:number-columns-repeated="3" table:style-name="ce1"/>
          <table:table-cell table:number-columns-repeated="5" table:style-name="ce43"/>
          <table:table-cell table:number-columns-repeated="16343" table:style-name="ce1"/>
        </table:table-row>
        <table:table-row table:style-name="ro5">
          <table:covered-table-cell/>
          <table:table-cell table:style-name="ce42"/>
          <table:table-cell table:number-columns-repeated="12" table:style-name="ce14"/>
          <table:table-cell table:style-name="ce3"/>
          <table:table-cell table:style-name="ce40"/>
          <table:table-cell table:number-columns-repeated="8" table:style-name="ce3"/>
          <table:covered-table-cell/>
          <table:table-cell table:style-name="ce42"/>
          <table:table-cell table:number-columns-repeated="7" table:style-name="ce43"/>
          <table:table-cell table:number-columns-repeated="3" table:style-name="ce1"/>
          <table:table-cell table:number-columns-repeated="5" table:style-name="ce43"/>
          <table:table-cell table:number-columns-repeated="16343" table:style-name="ce1"/>
        </table:table-row>
        <table:table-row table:style-name="ro5">
          <table:covered-table-cell/>
          <table:table-cell table:style-name="ce42"/>
          <table:table-cell table:number-columns-repeated="12" table:style-name="ce14"/>
          <table:table-cell table:number-columns-repeated="4" table:style-name="ce3"/>
          <table:table-cell table:number-columns-repeated="2" table:style-name="ce19"/>
          <table:table-cell table:number-columns-repeated="4" table:style-name="ce1"/>
          <table:covered-table-cell/>
          <table:table-cell table:style-name="ce42"/>
          <table:table-cell table:number-columns-repeated="7" table:style-name="ce43"/>
          <table:table-cell table:number-columns-repeated="3" table:style-name="ce1"/>
          <table:table-cell table:number-columns-repeated="5" table:style-name="ce43"/>
          <table:table-cell table:number-columns-repeated="16343" table:style-name="ce1"/>
        </table:table-row>
        <table:table-row table:style-name="ro5">
          <table:covered-table-cell/>
          <table:table-cell table:style-name="ce44"/>
          <table:table-cell table:number-columns-repeated="12" table:style-name="ce14"/>
          <table:table-cell table:number-columns-repeated="10" table:style-name="ce3"/>
          <table:covered-table-cell/>
          <table:table-cell table:style-name="ce44"/>
          <table:table-cell table:number-columns-repeated="7" table:style-name="ce45"/>
          <table:table-cell table:number-columns-repeated="3" table:style-name="ce1"/>
          <table:table-cell table:number-columns-repeated="5" table:style-name="ce45"/>
          <table:table-cell table:number-columns-repeated="16343" table:style-name="ce1"/>
        </table:table-row>
        <table:table-row table:style-name="ro5">
          <table:table-cell table:style-name="ce44"/>
          <table:table-cell table:style-name="ce3"/>
          <table:table-cell table:number-columns-repeated="12" table:style-name="ce14"/>
          <table:table-cell table:number-columns-repeated="10" table:style-name="ce3"/>
          <table:table-cell table:style-name="ce44"/>
          <table:table-cell table:style-name="ce3"/>
          <table:table-cell table:number-columns-repeated="7" table:style-name="ce45"/>
          <table:table-cell table:number-columns-repeated="3" table:style-name="ce1"/>
          <table:table-cell table:number-columns-repeated="5" table:style-name="ce45"/>
          <table:table-cell table:number-columns-repeated="16343" table:style-name="ce1"/>
        </table:table-row>
        <table:table-row table:style-name="ro6">
          <table:table-cell table:number-columns-repeated="24" table:style-name="ce3"/>
          <table:table-cell table:style-name="ce1"/>
          <table:table-cell table:number-columns-repeated="6" table:style-name="ce19"/>
          <table:table-cell table:number-columns-repeated="2" table:style-name="ce3"/>
          <table:table-cell table:number-columns-repeated="16351" table:style-name="ce1"/>
        </table:table-row>
        <table:table-row table:number-rows-repeated="3" table:style-name="ro6">
          <table:table-cell table:number-columns-repeated="18" table:style-name="ce3"/>
          <table:table-cell table:number-columns-repeated="2" table:style-name="ce1"/>
          <table:table-cell table:number-columns-repeated="2" table:style-name="ce3"/>
          <table:table-cell table:number-columns-repeated="3" table:style-name="ce1"/>
          <table:table-cell table:style-name="ce19"/>
          <table:table-cell table:number-columns-repeated="11" table:style-name="ce3"/>
          <table:table-cell table:number-columns-repeated="16347" table:style-name="ce1"/>
        </table:table-row>
        <table:table-row table:style-name="ro6">
          <table:table-cell table:style-name="ce3"/>
          <table:table-cell table:number-columns-repeated="4" table:style-name="ce46"/>
          <table:table-cell table:number-columns-repeated="13" table:style-name="ce3"/>
          <table:table-cell table:number-columns-repeated="2" table:style-name="ce1"/>
          <table:table-cell table:number-columns-repeated="22" table:style-name="ce3"/>
          <table:table-cell table:number-columns-repeated="16342"/>
        </table:table-row>
        <table:table-row table:number-rows-repeated="2" table:style-name="ro6">
          <table:table-cell table:number-columns-repeated="18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spanned="2" table:number-rows-spanned="1" table:style-name="ce68"/>
          <table:covered-table-cell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5">
          <table:table-cell table:number-columns-spanned="2" table:number-rows-spanned="1" table:style-name="ce68"/>
          <table:covered-table-cell/>
          <table:table-cell table:number-columns-repeated="2" table:style-name="ce40"/>
          <table:table-cell table:number-columns-repeated="2" table:style-name="ce47"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spanned="1" table:number-rows-spanned="2" table:style-name="ce68"/>
          <table:table-cell table:style-name="ce41"/>
          <table:table-cell table:number-columns-repeated="2" table:style-name="ce48"/>
          <table:table-cell table:number-columns-repeated="2" table:style-name="ce49"/>
          <table:table-cell table:number-columns-repeated="12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covered-table-cell/>
          <table:table-cell table:style-name="ce44"/>
          <table:table-cell table:number-columns-repeated="2" table:style-name="ce48"/>
          <table:table-cell table:number-columns-repeated="2" table:style-name="ce49"/>
          <table:table-cell table:number-columns-repeated="6" table:style-name="ce3"/>
          <table:table-cell table:number-columns-repeated="3" table:style-name="ce1"/>
          <table:table-cell table:number-columns-repeated="3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9" table:style-name="ce3"/>
          <table:table-cell table:number-columns-repeated="2" table:style-name="ce1"/>
          <table:table-cell table:number-columns-repeated="7" table:style-name="ce3"/>
          <table:table-cell table:number-columns-repeated="2" table:style-name="ce1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9" table:style-name="ce3"/>
          <table:table-cell table:number-columns-repeated="2" table:style-name="ce1"/>
          <table:table-cell table:number-columns-repeated="35" table:style-name="ce3"/>
          <table:table-cell table:number-columns-repeated="16338"/>
        </table:table-row>
        <table:table-row table:style-name="ro5">
          <table:table-cell table:number-columns-repeated="6" table:style-name="ce50"/>
          <table:table-cell table:style-name="ce45"/>
          <table:table-cell table:number-columns-repeated="3" table:style-name="ce51"/>
          <table:table-cell table:number-columns-repeated="5" table:style-name="ce50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7" table:style-name="ce50"/>
          <table:table-cell table:number-columns-repeated="8" table:style-name="ce52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style-name="ce50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5">
          <table:table-cell table:number-columns-spanned="2" table:number-rows-spanned="1" table:style-name="ce68"/>
          <table:covered-table-cell/>
          <table:table-cell table:number-columns-repeated="12" table:style-name="ce52"/>
          <table:table-cell table:style-name="ce50"/>
          <table:table-cell table:number-columns-repeated="5" table:style-name="ce3"/>
          <table:table-cell table:number-columns-repeated="2" table:style-name="ce19"/>
          <table:table-cell table:number-columns-repeated="19" table:style-name="ce3"/>
          <table:table-cell table:number-columns-repeated="16343" table:style-name="ce1"/>
        </table:table-row>
        <table:table-row table:style-name="ro5">
          <table:table-cell table:number-columns-spanned="1" table:number-rows-spanned="2" table:style-name="ce68"/>
          <table:table-cell table:style-name="ce53"/>
          <table:table-cell table:number-columns-repeated="12" table:style-name="ce43"/>
          <table:table-cell table:style-name="ce50"/>
          <table:table-cell table:number-columns-repeated="5" table:style-name="ce3"/>
          <table:table-cell table:number-columns-repeated="2" table:style-name="ce14"/>
          <table:table-cell table:number-columns-repeated="19" table:style-name="ce3"/>
          <table:table-cell table:number-columns-repeated="16343" table:style-name="ce1"/>
        </table:table-row>
        <table:table-row table:style-name="ro5">
          <table:covered-table-cell/>
          <table:table-cell table:style-name="ce53"/>
          <table:table-cell table:number-columns-repeated="12" table:style-name="ce43"/>
          <table:table-cell table:style-name="ce50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spanned="1" table:number-rows-spanned="2" table:style-name="ce68"/>
          <table:table-cell table:style-name="ce53"/>
          <table:table-cell table:number-columns-repeated="12" table:style-name="ce45"/>
          <table:table-cell table:style-name="ce50"/>
          <table:table-cell table:number-columns-repeated="31" table:style-name="ce3"/>
          <table:table-cell table:number-columns-repeated="16338"/>
        </table:table-row>
        <table:table-row table:style-name="ro5">
          <table:covered-table-cell/>
          <table:table-cell table:style-name="ce53"/>
          <table:table-cell table:number-columns-repeated="12" table:style-name="ce45"/>
          <table:table-cell table:style-name="ce50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2" table:style-name="ce50"/>
          <table:table-cell table:number-columns-repeated="4" table:style-name="ce54"/>
          <table:table-cell table:style-name="ce50"/>
          <table:table-cell table:style-name="ce45"/>
          <table:table-cell table:number-columns-repeated="5" table:style-name="ce50"/>
          <table:table-cell table:number-columns-repeated="2" table:style-name="ce45"/>
          <table:table-cell table:number-columns-repeated="31" table:style-name="ce3"/>
          <table:table-cell table:number-columns-repeated="16338"/>
        </table:table-row>
        <table:table-row table:number-rows-repeated="2" table:style-name="ro5">
          <table:table-cell table:number-columns-repeated="2" table:style-name="ce50"/>
          <table:table-cell table:number-columns-repeated="4" table:style-name="ce54"/>
          <table:table-cell table:style-name="ce50"/>
          <table:table-cell table:style-name="ce45"/>
          <table:table-cell table:number-columns-repeated="5" table:style-name="ce50"/>
          <table:table-cell table:number-columns-repeated="2" table:style-name="ce45"/>
          <table:table-cell table:number-columns-repeated="3" table:style-name="ce1"/>
          <table:table-cell table:number-columns-repeated="2" table:style-name="ce19"/>
          <table:table-cell table:number-columns-repeated="22" table:style-name="ce3"/>
          <table:table-cell table:number-columns-repeated="16342" table:style-name="ce1"/>
        </table:table-row>
        <table:table-row table:style-name="ro6">
          <table:table-cell table:number-columns-repeated="15" table:style-name="ce50"/>
          <table:table-cell table:number-columns-repeated="3" table:style-name="ce1"/>
          <table:table-cell table:number-columns-repeated="2" table:style-name="ce19"/>
          <table:table-cell table:number-columns-repeated="22" table:style-name="ce3"/>
          <table:table-cell table:number-columns-repeated="16342" table:style-name="ce1"/>
        </table:table-row>
        <table:table-row table:number-rows-repeated="4" table:style-name="ro6">
          <table:table-cell table:number-columns-repeated="15" table:style-name="ce50"/>
          <table:table-cell table:number-columns-repeated="31" table:style-name="ce3"/>
          <table:table-cell table:number-columns-repeated="16338"/>
        </table:table-row>
        <table:table-row table:style-name="ro5">
          <table:table-cell table:number-columns-repeated="7" table:style-name="ce50"/>
          <table:table-cell table:number-columns-repeated="7" table:style-name="ce52"/>
          <table:table-cell table:style-name="ce50"/>
          <table:table-cell table:number-columns-repeated="31" table:style-name="ce3"/>
          <table:table-cell table:number-columns-repeated="16338"/>
        </table:table-row>
        <table:table-row table:style-name="ro6">
          <table:table-cell table:number-columns-spanned="2" table:number-rows-spanned="1" table:style-name="ce68"/>
          <table:covered-table-cell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number-columns-spanned="3" table:number-rows-spanned="1" table:style-name="ce68"/>
          <table:covered-table-cell table:number-columns-repeated="2"/>
          <table:table-cell table:style-name="ce54"/>
          <table:table-cell table:number-columns-repeated="14" table:style-name="ce3"/>
          <table:table-cell table:number-columns-repeated="16355" table:style-name="ce1"/>
        </table:table-row>
        <table:table-row table:style-name="ro5">
          <table:table-cell table:number-columns-spanned="2" table:number-rows-spanned="1" table:style-name="ce68"/>
          <table:covered-table-cell/>
          <table:table-cell table:number-columns-repeated="12" table:style-name="ce52"/>
          <table:table-cell table:style-name="ce54"/>
          <table:table-cell table:style-name="ce14"/>
          <table:table-cell table:number-columns-repeated="13" table:style-name="ce3"/>
          <table:table-cell table:number-columns-repeated="16355" table:style-name="ce1"/>
        </table:table-row>
        <table:table-row table:style-name="ro5">
          <table:table-cell table:number-columns-spanned="1" table:number-rows-spanned="2" table:style-name="ce68"/>
          <table:table-cell table:style-name="ce53"/>
          <table:table-cell table:number-columns-repeated="12" table:style-name="ce43"/>
          <table:table-cell table:style-name="ce54"/>
          <table:table-cell table:style-name="ce14"/>
          <table:table-cell table:number-columns-repeated="13" table:style-name="ce3"/>
          <table:table-cell table:number-columns-repeated="16355" table:style-name="ce1"/>
        </table:table-row>
        <table:table-row table:style-name="ro5">
          <table:covered-table-cell/>
          <table:table-cell table:style-name="ce53"/>
          <table:table-cell table:number-columns-repeated="12" table:style-name="ce43"/>
          <table:table-cell table:style-name="ce54"/>
          <table:table-cell table:style-name="ce14"/>
          <table:table-cell table:number-columns-repeated="8" table:style-name="ce3"/>
          <table:table-cell table:number-columns-repeated="16360" table:style-name="ce1"/>
        </table:table-row>
        <table:table-row table:style-name="ro5">
          <table:table-cell table:number-columns-spanned="1" table:number-rows-spanned="2" table:style-name="ce68"/>
          <table:table-cell table:style-name="ce53"/>
          <table:table-cell table:number-columns-repeated="12" table:style-name="ce45"/>
          <table:table-cell table:style-name="ce54"/>
          <table:table-cell table:number-columns-repeated="9" table:style-name="ce3"/>
          <table:table-cell table:number-columns-repeated="16360" table:style-name="ce1"/>
        </table:table-row>
        <table:table-row table:style-name="ro5">
          <table:covered-table-cell/>
          <table:table-cell table:style-name="ce53"/>
          <table:table-cell table:number-columns-repeated="12" table:style-name="ce45"/>
          <table:table-cell table:style-name="ce54"/>
          <table:table-cell table:number-columns-repeated="9" table:style-name="ce3"/>
          <table:table-cell table:number-columns-repeated="16360" table:style-name="ce1"/>
        </table:table-row>
        <table:table-row table:style-name="ro6">
          <table:table-cell table:number-columns-repeated="15" table:style-name="ce54"/>
          <table:table-cell table:number-columns-repeated="9" table:style-name="ce3"/>
          <table:table-cell table:number-columns-repeated="16360" table:style-name="ce1"/>
        </table:table-row>
        <table:table-row table:number-rows-repeated="3" table:style-name="ro6">
          <table:table-cell table:number-columns-repeated="15" table:style-name="ce54"/>
          <table:table-cell table:number-columns-repeated="9" table:style-name="ce3"/>
          <table:table-cell table:number-columns-repeated="16360"/>
        </table:table-row>
        <table:table-row table:number-rows-repeated="2" table:style-name="ro6">
          <table:table-cell table:number-columns-repeated="15" table:style-name="ce54"/>
          <table:table-cell table:number-columns-repeated="2" table:style-name="ce1"/>
          <table:table-cell table:number-columns-repeated="6" table:style-name="ce3"/>
          <table:table-cell table:number-columns-repeated="16361" table:style-name="ce1"/>
        </table:table-row>
        <table:table-row table:number-rows-repeated="1048235" table:style-name="ro6">
          <table:table-cell table:number-columns-repeated="16384"/>
        </table:table-row>
        <table:named-expressions>
          <table:named-range table:name="_xlnm._FilterDatabase" table:cell-range-address="Sheet1.$S$24" table:base-cell-address="Sheet1.$A$1"/>
        </table:named-expressions>
      </table:table>
      <table:named-expressions>
        <table:named-range table:name="_xlnm._FilterDatabase" table:cell-range-address="Sheet1.$S$24" table:base-cell-address="Sheet1.$A$1"/>
      </table:named-expressions>
      <table:database-ranges>
        <table:database-range table:target-range-address="Sheet1.N16:Sheet1.Y28" table:name="__Anonymous_Sheet_DB__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2" svg:font-family="&quot;Liberation Sans2&quot;"/>
    <style:font-face style:name="Calibri" svg:font-family="Calibri"/>
    <style:font-face style:name="F" svg:font-family="F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number:percentage-style style:name="N37">
      <number:number number:decimal-places="1" number:min-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erc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2in" fo:margin-bottom="0.752in" fo:margin-left="0.7008in" fo:margin-right="0.7008in" style:print-orientation="portrait" style:print-page-order="ltr" style:first-page-number="1" style:scale-to="100%" style:table-centering="none" style:print="objects charts drawings"/>
      <style:header-style>
        <style:header-footer-properties fo:min-height="1.052in" fo:margin-left="0in" fo:margin-right="0in" fo:margin-bottom="0in"/>
      </style:header-style>
      <style:footer-style>
        <style:header-footer-properties fo:min-height="1.05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119</meta:generator>
    <meta:initial-creator/>
    <dc:creator>As-Saquib, Nazmus Saadat</dc:creator>
    <dc:date>2025-02-05T17:43:16Z</dc:date>
    <meta:editing-cycles>22</meta:editing-cycles>
    <meta:editing-duration>PT353038S</meta:editing-duration>
  </office:meta>
</office:document-meta>
</file>